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800000103222D6C191FDA1A4E.png" manifest:media-type="image/png"/>
  <manifest:file-entry manifest:full-path="Pictures/10000001000001260000012AC020E5C73E92A336.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0AB0000022B0E7956A2EC51AF49.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0F60000001B6979A8355CB788CE.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0B90000015F3A9CFD4410CF0480.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11B00000093C1D708402D1FD5EF.png" manifest:media-type="image/png"/>
  <manifest:file-entry manifest:full-path="Pictures/100000010000011E000001200F7DA3B4614A6B51.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1A000000A77AF4411163A8E859.png" manifest:media-type="image/png"/>
  <manifest:file-entry manifest:full-path="Pictures/10000001000001AA000000B9AB9DF9D13031A4C5.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1C00000112C7E7CF1113E6D28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09F0000003DF5C6D5FADF5338CA.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15700000089C0245DE84CDB6CE4.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61100d"/>
    </style:style>
    <style:style style:name="P9" style:family="paragraph" style:parent-style-name="Text_20_body">
      <style:text-properties officeooo:rsid="025d86ae" officeooo:paragraph-rsid="03630586"/>
    </style:style>
    <style:style style:name="P10" style:family="paragraph" style:parent-style-name="Text_20_body">
      <style:text-properties officeooo:rsid="025d86ae" officeooo:paragraph-rsid="036443ca"/>
    </style:style>
    <style:style style:name="P11" style:family="paragraph" style:parent-style-name="Standard">
      <style:text-properties officeooo:paragraph-rsid="032ed9c0"/>
    </style:style>
    <style:style style:name="P12" style:family="paragraph" style:parent-style-name="Text_20_body">
      <style:text-properties officeooo:paragraph-rsid="032ed9c0"/>
    </style:style>
    <style:style style:name="P13" style:family="paragraph" style:parent-style-name="Heading_20_4">
      <style:text-properties officeooo:paragraph-rsid="032ed9c0"/>
    </style:style>
    <style:style style:name="P14" style:family="paragraph" style:parent-style-name="Standard">
      <style:text-properties officeooo:paragraph-rsid="032fba19"/>
    </style:style>
    <style:style style:name="P15" style:family="paragraph" style:parent-style-name="Text_20_body">
      <style:text-properties officeooo:paragraph-rsid="032fba19"/>
    </style:style>
    <style:style style:name="P16" style:family="paragraph" style:parent-style-name="Standard">
      <style:text-properties officeooo:paragraph-rsid="03302c6f"/>
    </style:style>
    <style:style style:name="P17" style:family="paragraph" style:parent-style-name="Text_20_body">
      <style:text-properties officeooo:paragraph-rsid="03302c6f"/>
    </style:style>
    <style:style style:name="P18" style:family="paragraph" style:parent-style-name="Standard">
      <style:text-properties officeooo:paragraph-rsid="033341ed"/>
    </style:style>
    <style:style style:name="P19" style:family="paragraph" style:parent-style-name="Text_20_body">
      <style:text-properties officeooo:paragraph-rsid="033341ed"/>
    </style:style>
    <style:style style:name="P20" style:family="paragraph" style:parent-style-name="Horizontal_20_Line">
      <style:text-properties officeooo:paragraph-rsid="033341ed"/>
    </style:style>
    <style:style style:name="P21" style:family="paragraph" style:parent-style-name="Standard">
      <style:text-properties officeooo:paragraph-rsid="0335d367"/>
    </style:style>
    <style:style style:name="P22" style:family="paragraph" style:parent-style-name="Text_20_body">
      <style:text-properties officeooo:paragraph-rsid="0335d367"/>
    </style:style>
    <style:style style:name="P23" style:family="paragraph" style:parent-style-name="Standard">
      <style:text-properties officeooo:paragraph-rsid="033a1534"/>
    </style:style>
    <style:style style:name="P24" style:family="paragraph" style:parent-style-name="Text_20_body">
      <style:text-properties officeooo:paragraph-rsid="033a1534"/>
    </style:style>
    <style:style style:name="P25" style:family="paragraph" style:parent-style-name="Heading_20_4">
      <style:text-properties officeooo:paragraph-rsid="033a1534"/>
    </style:style>
    <style:style style:name="P26" style:family="paragraph" style:parent-style-name="Standard">
      <style:text-properties officeooo:paragraph-rsid="034a6389"/>
    </style:style>
    <style:style style:name="P27" style:family="paragraph" style:parent-style-name="Standard">
      <style:text-properties officeooo:rsid="034a6389" officeooo:paragraph-rsid="034a6389"/>
    </style:style>
    <style:style style:name="P28" style:family="paragraph" style:parent-style-name="Standard">
      <style:text-properties officeooo:rsid="00cd0a6b" officeooo:paragraph-rsid="034a6389"/>
    </style:style>
    <style:style style:name="P29" style:family="paragraph" style:parent-style-name="Text_20_body">
      <style:text-properties officeooo:rsid="00cd0a6b" officeooo:paragraph-rsid="034a6389"/>
    </style:style>
    <style:style style:name="P30" style:family="paragraph" style:parent-style-name="Standard">
      <style:text-properties officeooo:paragraph-rsid="035622e9"/>
    </style:style>
    <style:style style:name="P31" style:family="paragraph" style:parent-style-name="Standard">
      <style:text-properties officeooo:rsid="035622e9" officeooo:paragraph-rsid="035622e9"/>
    </style:style>
    <style:style style:name="P32" style:family="paragraph" style:parent-style-name="Standard">
      <style:text-properties officeooo:paragraph-rsid="0356f9b9"/>
    </style:style>
    <style:style style:name="P33" style:family="paragraph" style:parent-style-name="Standard">
      <style:text-properties officeooo:rsid="0356f9b9" officeooo:paragraph-rsid="0356f9b9"/>
    </style:style>
    <style:style style:name="P34" style:family="paragraph" style:parent-style-name="Standard">
      <style:text-properties officeooo:rsid="00ba9cea" officeooo:paragraph-rsid="0356f9b9"/>
    </style:style>
    <style:style style:name="P35" style:family="paragraph" style:parent-style-name="Text_20_body">
      <style:text-properties officeooo:rsid="00ba9cea" officeooo:paragraph-rsid="03577c70"/>
    </style:style>
    <style:style style:name="P36" style:family="paragraph" style:parent-style-name="Standard">
      <style:text-properties officeooo:paragraph-rsid="035dfbce"/>
    </style:style>
    <style:style style:name="P37" style:family="paragraph" style:parent-style-name="Heading_20_4">
      <style:text-properties officeooo:paragraph-rsid="035dfbce"/>
    </style:style>
    <style:style style:name="P38" style:family="paragraph" style:parent-style-name="List_20_Contents">
      <style:paragraph-properties fo:margin-left="0cm" fo:margin-right="0cm" fo:text-indent="0cm" style:auto-text-indent="false"/>
      <style:text-properties officeooo:paragraph-rsid="035dfbce"/>
    </style:style>
    <style:style style:name="P39" style:family="paragraph" style:parent-style-name="Standard">
      <style:text-properties officeooo:rsid="02b3f6ac" officeooo:paragraph-rsid="036443ca"/>
    </style:style>
    <style:style style:name="P40" style:family="paragraph" style:parent-style-name="Standard">
      <style:text-properties officeooo:paragraph-rsid="036443ca"/>
    </style:style>
    <style:style style:name="P41" style:family="paragraph" style:parent-style-name="Horizontal_20_Line">
      <style:text-properties officeooo:paragraph-rsid="036443ca"/>
    </style:style>
    <style:style style:name="P42" style:family="paragraph" style:parent-style-name="Standard">
      <style:text-properties officeooo:paragraph-rsid="036620c1"/>
    </style:style>
    <style:style style:name="P43" style:family="paragraph" style:parent-style-name="Standard">
      <style:text-properties officeooo:rsid="036620c1" officeooo:paragraph-rsid="036620c1"/>
    </style:style>
    <style:style style:name="P44" style:family="paragraph" style:parent-style-name="Standard">
      <style:text-properties officeooo:paragraph-rsid="036f7b61"/>
    </style:style>
    <style:style style:name="P45" style:family="paragraph" style:parent-style-name="Horizontal_20_Line">
      <style:text-properties officeooo:paragraph-rsid="036f7b61"/>
    </style:style>
    <style:style style:name="P46" style:family="paragraph" style:parent-style-name="Heading_20_4">
      <style:text-properties officeooo:paragraph-rsid="036f7b61"/>
    </style:style>
    <style:style style:name="P47" style:family="paragraph" style:parent-style-name="Standard">
      <style:text-properties officeooo:rsid="036f7b61" officeooo:paragraph-rsid="036f7b61"/>
    </style:style>
    <style:style style:name="P48" style:family="paragraph" style:parent-style-name="Text_20_body">
      <style:text-properties officeooo:rsid="036f7b61" officeooo:paragraph-rsid="036f7b61"/>
    </style:style>
    <style:style style:name="P49" style:family="paragraph" style:parent-style-name="Standard">
      <style:text-properties officeooo:rsid="00a02669" officeooo:paragraph-rsid="037a45ab"/>
    </style:style>
    <style:style style:name="P50" style:family="paragraph" style:parent-style-name="Text_20_body">
      <style:text-properties officeooo:rsid="00a02669" officeooo:paragraph-rsid="037a45ab"/>
    </style:style>
    <style:style style:name="P51" style:family="paragraph" style:parent-style-name="Standard">
      <style:text-properties officeooo:paragraph-rsid="037a45ab"/>
    </style:style>
    <style:style style:name="P52" style:family="paragraph" style:parent-style-name="Text_20_body">
      <style:text-properties officeooo:paragraph-rsid="037a45ab"/>
    </style:style>
    <style:style style:name="P53" style:family="paragraph" style:parent-style-name="Heading_20_4">
      <style:text-properties officeooo:paragraph-rsid="037a45ab"/>
    </style:style>
    <style:style style:name="P54" style:family="paragraph" style:parent-style-name="Standard">
      <style:text-properties officeooo:rsid="032b8b18" officeooo:paragraph-rsid="025aa38b"/>
    </style:style>
    <style:style style:name="P55" style:family="paragraph" style:parent-style-name="Standard">
      <style:text-properties officeooo:paragraph-rsid="037f1340"/>
    </style:style>
    <style:style style:name="P56" style:family="paragraph" style:parent-style-name="Text_20_body">
      <style:text-properties officeooo:paragraph-rsid="037f1340"/>
    </style:style>
    <style:style style:name="P57" style:family="paragraph" style:parent-style-name="Horizontal_20_Line">
      <style:text-properties officeooo:paragraph-rsid="037f1340"/>
    </style:style>
    <style:style style:name="P58" style:family="paragraph" style:parent-style-name="Heading_20_4">
      <style:text-properties officeooo:paragraph-rsid="037f1340"/>
    </style:style>
    <style:style style:name="P59" style:family="paragraph" style:parent-style-name="Standard">
      <style:text-properties officeooo:paragraph-rsid="0388b82b"/>
    </style:style>
    <style:style style:name="P60" style:family="paragraph" style:parent-style-name="Text_20_body">
      <style:text-properties officeooo:paragraph-rsid="0388b82b"/>
    </style:style>
    <style:style style:name="P61" style:family="paragraph" style:parent-style-name="Heading_20_4">
      <style:text-properties officeooo:paragraph-rsid="0388b82b"/>
    </style:style>
    <style:style style:name="P62" style:family="paragraph" style:parent-style-name="Standard">
      <style:text-properties officeooo:rsid="02c78b51" officeooo:paragraph-rsid="0388b82b"/>
    </style:style>
    <style:style style:name="P63" style:family="paragraph" style:parent-style-name="Standard">
      <style:text-properties officeooo:paragraph-rsid="038918ff"/>
    </style:style>
    <style:style style:name="P64" style:family="paragraph" style:parent-style-name="Text_20_body">
      <style:text-properties officeooo:paragraph-rsid="038918ff"/>
    </style:style>
    <style:style style:name="P65" style:family="paragraph" style:parent-style-name="Heading_20_4">
      <style:text-properties officeooo:paragraph-rsid="038918ff"/>
    </style:style>
    <style:style style:name="P66" style:family="paragraph" style:parent-style-name="Standard">
      <style:text-properties officeooo:paragraph-rsid="038ad418"/>
    </style:style>
    <style:style style:name="P67" style:family="paragraph" style:parent-style-name="Text_20_body">
      <style:paragraph-properties fo:margin-top="0cm" fo:margin-bottom="0cm" style:contextual-spacing="false"/>
      <style:text-properties officeooo:paragraph-rsid="038ad418"/>
    </style:style>
    <style:style style:name="P68" style:family="paragraph" style:parent-style-name="Text_20_body">
      <style:text-properties officeooo:rsid="0263d311" officeooo:paragraph-rsid="03302c6f"/>
    </style:style>
    <style:style style:name="P69" style:family="paragraph" style:parent-style-name="Text_20_body">
      <style:text-properties officeooo:rsid="0263d311" officeooo:paragraph-rsid="033341ed"/>
    </style:style>
    <style:style style:name="P70" style:family="paragraph" style:parent-style-name="Text_20_body">
      <style:text-properties officeooo:rsid="0098d7ca" officeooo:paragraph-rsid="03302c6f"/>
    </style:style>
    <style:style style:name="P71" style:family="paragraph" style:parent-style-name="Text_20_body">
      <style:text-properties officeooo:rsid="0098d7ca" officeooo:paragraph-rsid="033341ed"/>
    </style:style>
    <style:style style:name="P72" style:family="paragraph" style:parent-style-name="Text_20_body">
      <style:text-properties officeooo:rsid="0098d7ca" officeooo:paragraph-rsid="033a1534"/>
    </style:style>
    <style:style style:name="P73" style:family="paragraph" style:parent-style-name="Text_20_body">
      <style:text-properties officeooo:rsid="0098d7ca" officeooo:paragraph-rsid="034b9a95"/>
    </style:style>
    <style:style style:name="P74" style:family="paragraph" style:parent-style-name="Text_20_body">
      <style:text-properties officeooo:rsid="0098d7ca" officeooo:paragraph-rsid="037a45ab"/>
    </style:style>
    <style:style style:name="P75" style:family="paragraph" style:parent-style-name="Text_20_body">
      <style:text-properties officeooo:rsid="0094bfa7" officeooo:paragraph-rsid="033341ed"/>
    </style:style>
    <style:style style:name="P76" style:family="paragraph" style:parent-style-name="Text_20_body">
      <style:text-properties officeooo:rsid="0094bfa7" officeooo:paragraph-rsid="033a1534"/>
    </style:style>
    <style:style style:name="P77" style:family="paragraph" style:parent-style-name="Text_20_body">
      <style:text-properties officeooo:rsid="0094bfa7" officeooo:paragraph-rsid="037f1340"/>
    </style:style>
    <style:style style:name="P78" style:family="paragraph" style:parent-style-name="Horizontal_20_Line">
      <style:text-properties officeooo:rsid="0094bfa7"/>
    </style:style>
    <style:style style:name="P79" style:family="paragraph" style:parent-style-name="Text_20_body">
      <style:text-properties officeooo:rsid="02adbc1c" officeooo:paragraph-rsid="033341ed"/>
    </style:style>
    <style:style style:name="P80" style:family="paragraph" style:parent-style-name="Text_20_body">
      <style:text-properties officeooo:rsid="02adbc1c" officeooo:paragraph-rsid="03487223"/>
    </style:style>
    <style:style style:name="P81" style:family="paragraph" style:parent-style-name="Text_20_body">
      <style:text-properties officeooo:rsid="032b465d" officeooo:paragraph-rsid="032b465d"/>
    </style:style>
    <style:style style:name="P82" style:family="paragraph" style:parent-style-name="Text_20_body">
      <style:text-properties officeooo:rsid="032fba19" officeooo:paragraph-rsid="032fba19"/>
    </style:style>
    <style:style style:name="P83" style:family="paragraph" style:parent-style-name="Text_20_body">
      <style:text-properties officeooo:rsid="02b0554b" officeooo:paragraph-rsid="03302c6f"/>
    </style:style>
    <style:style style:name="P84" style:family="paragraph" style:parent-style-name="Text_20_body">
      <style:text-properties officeooo:rsid="02b0554b" officeooo:paragraph-rsid="033341ed"/>
    </style:style>
    <style:style style:name="P85" style:family="paragraph" style:parent-style-name="Text_20_body">
      <style:text-properties officeooo:rsid="02b0554b" officeooo:paragraph-rsid="037f1340"/>
    </style:style>
    <style:style style:name="P86" style:family="paragraph" style:parent-style-name="Text_20_body">
      <style:text-properties officeooo:rsid="0266aaa2" officeooo:paragraph-rsid="03302c6f"/>
    </style:style>
    <style:style style:name="P87" style:family="paragraph" style:parent-style-name="Text_20_body">
      <style:text-properties officeooo:rsid="0272c03f" officeooo:paragraph-rsid="03302c6f"/>
    </style:style>
    <style:style style:name="P88" style:family="paragraph" style:parent-style-name="Text_20_body">
      <style:text-properties officeooo:rsid="0093dd40" officeooo:paragraph-rsid="033341ed"/>
    </style:style>
    <style:style style:name="P89" style:family="paragraph" style:parent-style-name="Text_20_body">
      <style:text-properties officeooo:rsid="0093dd40" officeooo:paragraph-rsid="037f1340"/>
    </style:style>
    <style:style style:name="P90" style:family="paragraph" style:parent-style-name="Text_20_body">
      <style:text-properties officeooo:rsid="0268be1e" officeooo:paragraph-rsid="033341ed"/>
    </style:style>
    <style:style style:name="P91" style:family="paragraph" style:parent-style-name="Text_20_body">
      <style:text-properties officeooo:rsid="033341ed" officeooo:paragraph-rsid="033341ed"/>
    </style:style>
    <style:style style:name="P92" style:family="paragraph" style:parent-style-name="Text_20_body">
      <style:text-properties officeooo:rsid="02b61066" officeooo:paragraph-rsid="033341ed"/>
    </style:style>
    <style:style style:name="P93" style:family="paragraph" style:parent-style-name="Text_20_body">
      <style:text-properties officeooo:rsid="0336e8d8" officeooo:paragraph-rsid="0336e8d8"/>
    </style:style>
    <style:style style:name="P94" style:family="paragraph" style:parent-style-name="Text_20_body">
      <style:text-properties officeooo:rsid="033a1534" officeooo:paragraph-rsid="033a1534"/>
    </style:style>
    <style:style style:name="P95" style:family="paragraph" style:parent-style-name="Text_20_body">
      <style:text-properties officeooo:paragraph-rsid="0336e8d8"/>
    </style:style>
    <style:style style:name="P96" style:family="paragraph" style:parent-style-name="Text_20_body">
      <style:text-properties officeooo:rsid="02a8f4f4" officeooo:paragraph-rsid="033a1534"/>
    </style:style>
    <style:style style:name="P97" style:family="paragraph" style:parent-style-name="Text_20_body">
      <style:text-properties officeooo:rsid="02a4a08c" officeooo:paragraph-rsid="0346fcc1"/>
    </style:style>
    <style:style style:name="P98" style:family="paragraph" style:parent-style-name="Text_20_body">
      <style:text-properties officeooo:rsid="00b4c544" officeooo:paragraph-rsid="03429447"/>
    </style:style>
    <style:style style:name="P99" style:family="paragraph" style:parent-style-name="Text_20_body">
      <style:text-properties officeooo:rsid="00b4c544" officeooo:paragraph-rsid="038cde51"/>
    </style:style>
    <style:style style:name="P100" style:family="paragraph" style:parent-style-name="Text_20_body">
      <style:text-properties officeooo:paragraph-rsid="03429447"/>
    </style:style>
    <style:style style:name="P101" style:family="paragraph" style:parent-style-name="Table_20_Contents">
      <style:text-properties officeooo:paragraph-rsid="03429447"/>
    </style:style>
    <style:style style:name="P102" style:family="paragraph" style:parent-style-name="Text_20_body">
      <style:text-properties officeooo:rsid="02aa6397" officeooo:paragraph-rsid="0346fcc1"/>
    </style:style>
    <style:style style:name="P103" style:family="paragraph" style:parent-style-name="Text_20_body">
      <style:text-properties officeooo:paragraph-rsid="0346fcc1"/>
    </style:style>
    <style:style style:name="P104" style:family="paragraph" style:parent-style-name="Text_20_body">
      <style:text-properties officeooo:rsid="028ffa71" officeooo:paragraph-rsid="0346fcc1"/>
    </style:style>
    <style:style style:name="P105" style:family="paragraph" style:parent-style-name="Text_20_body">
      <style:text-properties officeooo:rsid="028e77e7" officeooo:paragraph-rsid="0346fcc1"/>
    </style:style>
    <style:style style:name="P106" style:family="paragraph" style:parent-style-name="Text_20_body">
      <style:text-properties officeooo:rsid="0215edc3" officeooo:paragraph-rsid="034a6389"/>
    </style:style>
    <style:style style:name="P107" style:family="paragraph" style:parent-style-name="Text_20_body">
      <style:text-properties officeooo:rsid="034b9a95" officeooo:paragraph-rsid="034b9a95"/>
    </style:style>
    <style:style style:name="P108" style:family="paragraph" style:parent-style-name="Text_20_body">
      <style:text-properties officeooo:rsid="034c3557" officeooo:paragraph-rsid="034c3557"/>
    </style:style>
    <style:style style:name="P109" style:family="paragraph" style:parent-style-name="Text_20_body">
      <style:text-properties officeooo:paragraph-rsid="034c3557"/>
    </style:style>
    <style:style style:name="P110" style:family="paragraph" style:parent-style-name="Text_20_body">
      <style:text-properties officeooo:rsid="034d0e50" officeooo:paragraph-rsid="034d0e50"/>
    </style:style>
    <style:style style:name="P111" style:family="paragraph" style:parent-style-name="Text_20_body">
      <style:text-properties officeooo:rsid="03507ee9" officeooo:paragraph-rsid="03507ee9"/>
    </style:style>
    <style:style style:name="P112" style:family="paragraph" style:parent-style-name="Text_20_body">
      <style:text-properties officeooo:rsid="0351651d" officeooo:paragraph-rsid="0351651d"/>
    </style:style>
    <style:style style:name="P113" style:family="paragraph" style:parent-style-name="Text_20_body">
      <style:text-properties officeooo:rsid="03487223" officeooo:paragraph-rsid="03487223"/>
    </style:style>
    <style:style style:name="P114" style:family="paragraph" style:parent-style-name="Text_20_body">
      <style:text-properties officeooo:rsid="0353b2d7" officeooo:paragraph-rsid="0353b2d7"/>
    </style:style>
    <style:style style:name="P115" style:family="paragraph" style:parent-style-name="Text_20_body">
      <style:text-properties officeooo:rsid="03554303" officeooo:paragraph-rsid="03554303"/>
    </style:style>
    <style:style style:name="P116" style:family="paragraph" style:parent-style-name="Text_20_body">
      <style:text-properties officeooo:rsid="03554303" officeooo:paragraph-rsid="0355aad6"/>
    </style:style>
    <style:style style:name="P117" style:family="paragraph" style:parent-style-name="Text_20_body">
      <style:text-properties officeooo:rsid="0355aad6" officeooo:paragraph-rsid="0355aad6"/>
    </style:style>
    <style:style style:name="P118" style:family="paragraph" style:parent-style-name="Text_20_body">
      <style:text-properties officeooo:paragraph-rsid="0355aad6"/>
    </style:style>
    <style:style style:name="P119" style:family="paragraph" style:parent-style-name="Text_20_body">
      <style:text-properties officeooo:rsid="00bce6fe" officeooo:paragraph-rsid="03577c70"/>
    </style:style>
    <style:style style:name="P120" style:family="paragraph" style:parent-style-name="Text_20_body">
      <style:paragraph-properties fo:margin-top="0cm" fo:margin-bottom="0cm" style:contextual-spacing="false"/>
      <style:text-properties officeooo:rsid="00bce6fe" officeooo:paragraph-rsid="035dfbce"/>
    </style:style>
    <style:style style:name="P121" style:family="paragraph" style:parent-style-name="Text_20_body">
      <style:text-properties officeooo:rsid="00bf5015" officeooo:paragraph-rsid="03577c70"/>
    </style:style>
    <style:style style:name="P122" style:family="paragraph" style:parent-style-name="Text_20_body">
      <style:text-properties officeooo:rsid="00bf466c" officeooo:paragraph-rsid="03577c70"/>
    </style:style>
    <style:style style:name="P123" style:family="paragraph" style:parent-style-name="Text_20_body">
      <style:text-properties officeooo:paragraph-rsid="03577c70"/>
    </style:style>
    <style:style style:name="P124" style:family="paragraph" style:parent-style-name="Horizontal_20_Line">
      <style:text-properties officeooo:paragraph-rsid="03577c70"/>
    </style:style>
    <style:style style:name="P125" style:family="paragraph" style:parent-style-name="Text_20_body">
      <style:text-properties officeooo:rsid="00bf5b2a" officeooo:paragraph-rsid="03577c70"/>
    </style:style>
    <style:style style:name="P126" style:family="paragraph" style:parent-style-name="Horizontal_20_Line">
      <style:text-properties officeooo:rsid="00bf5b2a" officeooo:paragraph-rsid="03577c70"/>
    </style:style>
    <style:style style:name="P127" style:family="paragraph" style:parent-style-name="Text_20_body">
      <style:text-properties officeooo:rsid="00c0f64c" officeooo:paragraph-rsid="03577c70"/>
    </style:style>
    <style:style style:name="P128" style:family="paragraph" style:parent-style-name="Text_20_body">
      <style:text-properties officeooo:rsid="0352ffb5" officeooo:paragraph-rsid="0352ffb5"/>
    </style:style>
    <style:style style:name="P129" style:family="paragraph" style:parent-style-name="Text_20_body">
      <style:text-properties officeooo:rsid="035b5aab" officeooo:paragraph-rsid="035b5aab"/>
    </style:style>
    <style:style style:name="P130" style:family="paragraph" style:parent-style-name="Text_20_body">
      <style:text-properties officeooo:rsid="02887fe9" officeooo:paragraph-rsid="035dfbce"/>
    </style:style>
    <style:style style:name="P131" style:family="paragraph" style:parent-style-name="Text_20_body">
      <style:text-properties officeooo:rsid="028ab008" officeooo:paragraph-rsid="035dfbce"/>
    </style:style>
    <style:style style:name="P132" style:family="paragraph" style:parent-style-name="List_20_Heading">
      <style:text-properties officeooo:rsid="028ab008" officeooo:paragraph-rsid="035dfbce"/>
    </style:style>
    <style:style style:name="P133" style:family="paragraph" style:parent-style-name="Text_20_body">
      <style:text-properties officeooo:rsid="035dfbce" officeooo:paragraph-rsid="035dfbce"/>
    </style:style>
    <style:style style:name="P134" style:family="paragraph" style:parent-style-name="Text_20_body">
      <style:text-properties officeooo:rsid="00b7f597" officeooo:paragraph-rsid="037d9580"/>
    </style:style>
    <style:style style:name="P135" style:family="paragraph" style:parent-style-name="Text_20_body">
      <style:text-properties officeooo:rsid="02911834" officeooo:paragraph-rsid="036620c1"/>
    </style:style>
    <style:style style:name="P136" style:family="paragraph" style:parent-style-name="Text_20_body">
      <style:text-properties officeooo:rsid="02934a58" officeooo:paragraph-rsid="0368bced"/>
    </style:style>
    <style:style style:name="P137" style:family="paragraph" style:parent-style-name="Text_20_body">
      <style:text-properties officeooo:rsid="0292d3df" officeooo:paragraph-rsid="0368bced"/>
    </style:style>
    <style:style style:name="P138" style:family="paragraph" style:parent-style-name="Text_20_body">
      <style:text-properties officeooo:rsid="0294b417" officeooo:paragraph-rsid="036bf0fd"/>
    </style:style>
    <style:style style:name="P139" style:family="paragraph" style:parent-style-name="Text_20_body">
      <style:text-properties officeooo:rsid="02952016" officeooo:paragraph-rsid="036bf0fd"/>
    </style:style>
    <style:style style:name="P140" style:family="paragraph" style:parent-style-name="Text_20_body">
      <style:text-properties officeooo:rsid="036de85e" officeooo:paragraph-rsid="036de85e"/>
    </style:style>
    <style:style style:name="P141" style:family="paragraph" style:parent-style-name="Text_20_body">
      <style:text-properties officeooo:rsid="02f55d98" officeooo:paragraph-rsid="036bf0fd"/>
    </style:style>
    <style:style style:name="P142" style:family="paragraph" style:parent-style-name="Text_20_body">
      <style:text-properties officeooo:paragraph-rsid="036bf0fd"/>
    </style:style>
    <style:style style:name="P143" style:family="paragraph" style:parent-style-name="Horizontal_20_Line">
      <style:text-properties officeooo:paragraph-rsid="036bf0fd"/>
    </style:style>
    <style:style style:name="P144" style:family="paragraph" style:parent-style-name="Text_20_body">
      <style:text-properties officeooo:rsid="02acc477" officeooo:paragraph-rsid="036f7b61"/>
    </style:style>
    <style:style style:name="P145" style:family="paragraph" style:parent-style-name="Text_20_body">
      <style:text-properties officeooo:rsid="02ac75f7" officeooo:paragraph-rsid="036feee7"/>
    </style:style>
    <style:style style:name="P146" style:family="paragraph" style:parent-style-name="Text_20_body">
      <style:text-properties officeooo:rsid="00b93b47" officeooo:paragraph-rsid="036f7b61"/>
    </style:style>
    <style:style style:name="P147" style:family="paragraph" style:parent-style-name="Horizontal_20_Line">
      <style:text-properties officeooo:rsid="00b93b47" officeooo:paragraph-rsid="036f7b61"/>
    </style:style>
    <style:style style:name="P148" style:family="paragraph" style:parent-style-name="Text_20_body">
      <style:text-properties officeooo:rsid="00b93b47" officeooo:paragraph-rsid="03887306"/>
    </style:style>
    <style:style style:name="P149" style:family="paragraph" style:parent-style-name="Text_20_body">
      <style:text-properties officeooo:rsid="00b9fa74" officeooo:paragraph-rsid="036f7b61"/>
    </style:style>
    <style:style style:name="P150" style:family="paragraph" style:parent-style-name="Horizontal_20_Line">
      <style:text-properties officeooo:rsid="00b9fa74"/>
    </style:style>
    <style:style style:name="P151" style:family="paragraph" style:parent-style-name="Text_20_body">
      <style:text-properties officeooo:rsid="037959bd" officeooo:paragraph-rsid="037959bd"/>
    </style:style>
    <style:style style:name="P152" style:family="paragraph" style:parent-style-name="Text_20_body">
      <style:text-properties officeooo:rsid="037a45ab" officeooo:paragraph-rsid="037a45ab"/>
    </style:style>
    <style:style style:name="P153" style:family="paragraph" style:parent-style-name="Heading_20_4">
      <style:text-properties officeooo:rsid="037a45ab" officeooo:paragraph-rsid="037a45ab"/>
    </style:style>
    <style:style style:name="P154" style:family="paragraph" style:parent-style-name="Text_20_body">
      <style:text-properties officeooo:rsid="037a45ab" officeooo:paragraph-rsid="033a1534"/>
    </style:style>
    <style:style style:name="P155" style:family="paragraph" style:parent-style-name="Text_20_body">
      <style:text-properties officeooo:rsid="037c4001" officeooo:paragraph-rsid="037c4001"/>
    </style:style>
    <style:style style:name="P156" style:family="paragraph" style:parent-style-name="Text_20_body">
      <style:text-properties officeooo:rsid="037c4001" officeooo:paragraph-rsid="037d9580"/>
    </style:style>
    <style:style style:name="P157" style:family="paragraph" style:parent-style-name="Text_20_body">
      <style:text-properties officeooo:rsid="037d9580" officeooo:paragraph-rsid="037d9580"/>
    </style:style>
    <style:style style:name="P158" style:family="paragraph" style:parent-style-name="Text_20_body">
      <style:text-properties officeooo:rsid="037f1340" officeooo:paragraph-rsid="037f1340"/>
    </style:style>
    <style:style style:name="P159"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0"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61"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Text_20_body">
      <style:text-properties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rsid="0384fce7" officeooo:paragraph-rsid="0384fce7"/>
    </style:style>
    <style:style style:name="P166" style:family="paragraph" style:parent-style-name="Text_20_body">
      <style:text-properties officeooo:rsid="0383a634" officeooo:paragraph-rsid="0381f088"/>
    </style:style>
    <style:style style:name="P167" style:family="paragraph" style:parent-style-name="Text_20_body">
      <style:text-properties officeooo:rsid="0383a634" officeooo:paragraph-rsid="0383a634"/>
    </style:style>
    <style:style style:name="P168" style:family="paragraph" style:parent-style-name="Text_20_body">
      <style:text-properties officeooo:rsid="03887306" officeooo:paragraph-rsid="03887306"/>
    </style:style>
    <style:style style:name="P169" style:family="paragraph" style:parent-style-name="Text_20_body">
      <style:text-properties officeooo:rsid="0388b82b" officeooo:paragraph-rsid="0388b82b"/>
    </style:style>
    <style:style style:name="P170" style:family="paragraph" style:parent-style-name="Text_20_body">
      <style:text-properties officeooo:rsid="027e68fb" officeooo:paragraph-rsid="0388b82b"/>
    </style:style>
    <style:style style:name="P171" style:family="paragraph" style:parent-style-name="Text_20_body">
      <style:text-properties officeooo:rsid="027e68fb" officeooo:paragraph-rsid="038918ff"/>
    </style:style>
    <style:style style:name="P172" style:family="paragraph" style:parent-style-name="Text_20_body">
      <style:text-properties officeooo:rsid="009cd8d6" officeooo:paragraph-rsid="0388b82b"/>
    </style:style>
    <style:style style:name="P173" style:family="paragraph" style:parent-style-name="Text_20_body">
      <style:text-properties officeooo:rsid="009cd8d6" officeooo:paragraph-rsid="038918ff"/>
    </style:style>
    <style:style style:name="P174" style:family="paragraph" style:parent-style-name="Text_20_body">
      <style:text-properties officeooo:rsid="02831329" officeooo:paragraph-rsid="0388b82b"/>
    </style:style>
    <style:style style:name="P175" style:family="paragraph" style:parent-style-name="Text_20_body">
      <style:text-properties officeooo:rsid="02831329" officeooo:paragraph-rsid="038918ff"/>
    </style:style>
    <style:style style:name="P176" style:family="paragraph" style:parent-style-name="Text_20_body">
      <style:text-properties officeooo:rsid="0283f94f" officeooo:paragraph-rsid="0388b82b"/>
    </style:style>
    <style:style style:name="P177" style:family="paragraph" style:parent-style-name="Text_20_body">
      <style:text-properties officeooo:rsid="0283f94f" officeooo:paragraph-rsid="038918ff"/>
    </style:style>
    <style:style style:name="P178" style:family="paragraph" style:parent-style-name="Text_20_body">
      <style:text-properties officeooo:rsid="02d582e8" officeooo:paragraph-rsid="038918ff"/>
    </style:style>
    <style:style style:name="P179" style:family="paragraph" style:parent-style-name="Heading_20_4">
      <style:text-properties officeooo:paragraph-rsid="0361100d"/>
    </style:style>
    <style:style style:name="P180" style:family="paragraph" style:parent-style-name="Heading_20_4">
      <style:text-properties officeooo:paragraph-rsid="0381f088"/>
    </style:style>
    <style:style style:name="P181" style:family="paragraph" style:parent-style-name="Heading_20_4">
      <style:text-properties officeooo:paragraph-rsid="03887306"/>
    </style:style>
    <style:style style:name="P182" style:family="paragraph" style:parent-style-name="Contents_20_1">
      <style:paragraph-properties>
        <style:tab-stops>
          <style:tab-stop style:position="19.001cm" style:type="right" style:leader-style="dotted" style:leader-text="."/>
        </style:tab-stops>
      </style:paragraph-properties>
    </style:style>
    <style:style style:name="P183" style:family="paragraph" style:parent-style-name="Contents_20_2">
      <style:paragraph-properties>
        <style:tab-stops>
          <style:tab-stop style:position="18.501cm" style:type="right" style:leader-style="dotted" style:leader-text="."/>
        </style:tab-stops>
      </style:paragraph-properties>
    </style:style>
    <style:style style:name="P184" style:family="paragraph" style:parent-style-name="Contents_20_3">
      <style:paragraph-properties>
        <style:tab-stops>
          <style:tab-stop style:position="18.002cm" style:type="right" style:leader-style="dotted" style:leader-text="."/>
        </style:tab-stops>
      </style:paragraph-properties>
    </style:style>
    <style:style style:name="P185" style:family="paragraph" style:parent-style-name="Contents_20_4">
      <style:paragraph-properties>
        <style:tab-stops>
          <style:tab-stop style:position="17.503cm" style:type="right" style:leader-style="dotted" style:leader-text="."/>
        </style:tab-stops>
      </style:paragraph-properties>
    </style:style>
    <style:style style:name="P186" style:family="paragraph" style:parent-style-name="Contents_20_5">
      <style:paragraph-properties>
        <style:tab-stops>
          <style:tab-stop style:position="17.004cm" style:type="right" style:leader-style="dotted" style:leader-text="."/>
        </style:tab-stops>
      </style:paragraph-properties>
    </style:style>
    <style:style style:name="P187" style:family="paragraph" style:parent-style-name="Contents_20_6">
      <style:paragraph-properties>
        <style:tab-stops>
          <style:tab-stop style:position="16.505cm" style:type="right" style:leader-style="dotted" style:leader-text="."/>
        </style:tab-stops>
      </style:paragraph-properties>
    </style:style>
    <style:style style:name="P188" style:family="paragraph" style:parent-style-name="Contents_20_7">
      <style:paragraph-properties>
        <style:tab-stops>
          <style:tab-stop style:position="16.006cm" style:type="right" style:leader-style="dotted" style:leader-text="."/>
        </style:tab-stops>
      </style:paragraph-properties>
    </style:style>
    <style:style style:name="P189"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90" style:family="paragraph" style:parent-style-name="Text_20_body">
      <style:text-properties officeooo:rsid="038c90b4" officeooo:paragraph-rsid="038c90b4"/>
    </style:style>
    <style:style style:name="P191" style:family="paragraph" style:parent-style-name="Heading_20_1">
      <style:paragraph-properties fo:margin-top="0cm" fo:margin-bottom="0cm" style:contextual-spacing="false"/>
    </style:style>
    <style:style style:name="P192" style:family="paragraph" style:parent-style-name="Heading_20_1">
      <style:paragraph-properties fo:margin-top="0cm" fo:margin-bottom="0cm" style:contextual-spacing="false"/>
      <style:text-properties officeooo:rsid="02535d05" officeooo:paragraph-rsid="02878d69"/>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01"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2"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3" style:family="paragraph" style:parent-style-name="Heading_20_2">
      <style:text-properties officeooo:paragraph-rsid="037f1340"/>
    </style:style>
    <style:style style:name="P204" style:family="paragraph" style:parent-style-name="Heading_20_2">
      <style:text-properties officeooo:paragraph-rsid="033341ed"/>
    </style:style>
    <style:style style:name="P205" style:family="paragraph" style:parent-style-name="Heading_20_2">
      <style:text-properties officeooo:paragraph-rsid="03487223"/>
    </style:style>
    <style:style style:name="P206"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officeooo:paragraph-rsid="03887306"/>
    </style:style>
    <style:style style:name="P208" style:family="paragraph" style:parent-style-name="Heading_20_3">
      <style:text-properties officeooo:paragraph-rsid="032fba19"/>
    </style:style>
    <style:style style:name="P209" style:family="paragraph" style:parent-style-name="Heading_20_3">
      <style:text-properties officeooo:paragraph-rsid="037f1340"/>
    </style:style>
    <style:style style:name="P210" style:family="paragraph" style:parent-style-name="Heading_20_3">
      <style:text-properties officeooo:paragraph-rsid="033a1534"/>
    </style:style>
    <style:style style:name="P211" style:family="paragraph" style:parent-style-name="Heading_20_3">
      <style:text-properties officeooo:paragraph-rsid="0388b82b"/>
    </style:style>
    <style:style style:name="P212" style:family="paragraph" style:parent-style-name="Heading_20_3">
      <style:text-properties officeooo:paragraph-rsid="038918ff"/>
    </style:style>
    <style:style style:name="P213" style:family="paragraph" style:parent-style-name="Heading_20_3">
      <style:text-properties officeooo:paragraph-rsid="0381f088"/>
    </style:style>
    <style:style style:name="P214"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15" style:family="paragraph" style:parent-style-name="Heading_20_3">
      <style:text-properties officeooo:paragraph-rsid="037d9580"/>
    </style:style>
    <style:style style:name="P216" style:family="paragraph" style:parent-style-name="Heading_20_3">
      <style:text-properties officeooo:paragraph-rsid="0346fcc1"/>
    </style:style>
    <style:style style:name="P217" style:family="paragraph" style:parent-style-name="Heading_20_3">
      <style:text-properties officeooo:rsid="034c3557" officeooo:paragraph-rsid="034c3557"/>
    </style:style>
    <style:style style:name="P218" style:family="paragraph" style:parent-style-name="Heading_20_3">
      <style:text-properties officeooo:paragraph-rsid="035dfbce"/>
    </style:style>
    <style:style style:name="P219" style:family="paragraph" style:parent-style-name="Heading_20_3">
      <style:text-properties officeooo:paragraph-rsid="0361100d"/>
    </style:style>
    <style:style style:name="P220" style:family="paragraph" style:parent-style-name="Heading_20_3">
      <style:text-properties officeooo:paragraph-rsid="0375573d"/>
    </style:style>
    <style:style style:name="P221" style:family="paragraph" style:parent-style-name="Heading_20_3">
      <style:text-properties officeooo:paragraph-rsid="036f7b61"/>
    </style:style>
    <style:style style:name="P222" style:family="paragraph" style:parent-style-name="Heading_20_3">
      <style:text-properties officeooo:paragraph-rsid="03887306"/>
    </style:style>
    <style:style style:name="P223" style:family="paragraph" style:parent-style-name="Heading_20_5">
      <style:text-properties officeooo:paragraph-rsid="032ed9c0"/>
    </style:style>
    <style:style style:name="P224" style:family="paragraph" style:parent-style-name="Heading_20_5">
      <style:text-properties officeooo:paragraph-rsid="032fba19"/>
    </style:style>
    <style:style style:name="P225" style:family="paragraph" style:parent-style-name="Heading_20_5">
      <style:text-properties officeooo:paragraph-rsid="037f1340"/>
    </style:style>
    <style:style style:name="P226" style:family="paragraph" style:parent-style-name="Heading_20_5">
      <style:text-properties officeooo:paragraph-rsid="03302c6f"/>
    </style:style>
    <style:style style:name="P227" style:family="paragraph" style:parent-style-name="Heading_20_5">
      <style:text-properties officeooo:paragraph-rsid="033341ed"/>
    </style:style>
    <style:style style:name="P228"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officeooo:paragraph-rsid="033a1534"/>
    </style:style>
    <style:style style:name="P231" style:family="paragraph" style:parent-style-name="Heading_20_5">
      <style:text-properties officeooo:paragraph-rsid="0388b82b"/>
    </style:style>
    <style:style style:name="P232" style:family="paragraph" style:parent-style-name="Heading_20_5">
      <style:paragraph-properties fo:break-before="column"/>
      <style:text-properties officeooo:paragraph-rsid="0388b82b"/>
    </style:style>
    <style:style style:name="P233" style:family="paragraph" style:parent-style-name="Heading_20_5">
      <style:text-properties officeooo:paragraph-rsid="038918ff"/>
    </style:style>
    <style:style style:name="P234" style:family="paragraph" style:parent-style-name="Heading_20_5">
      <style:paragraph-properties fo:break-before="column"/>
      <style:text-properties officeooo:paragraph-rsid="038918ff"/>
    </style:style>
    <style:style style:name="P235" style:family="paragraph" style:parent-style-name="Heading_20_5">
      <style:text-properties officeooo:paragraph-rsid="037a45ab"/>
    </style:style>
    <style:style style:name="P236" style:family="paragraph" style:parent-style-name="Heading_20_5">
      <style:text-properties officeooo:paragraph-rsid="03429447"/>
    </style:style>
    <style:style style:name="P237" style:family="paragraph" style:parent-style-name="Heading_20_5">
      <style:text-properties officeooo:paragraph-rsid="034a6389"/>
    </style:style>
    <style:style style:name="P238" style:family="paragraph" style:parent-style-name="Heading_20_5">
      <style:text-properties officeooo:rsid="00bce6fe" officeooo:paragraph-rsid="03577c70"/>
    </style:style>
    <style:style style:name="P239" style:family="paragraph" style:parent-style-name="Heading_20_5">
      <style:text-properties officeooo:rsid="00bf466c" officeooo:paragraph-rsid="03577c70"/>
    </style:style>
    <style:style style:name="P240" style:family="paragraph" style:parent-style-name="Heading_20_5">
      <style:text-properties officeooo:rsid="00bf5015" officeooo:paragraph-rsid="03577c70"/>
    </style:style>
    <style:style style:name="P241" style:family="paragraph" style:parent-style-name="Heading_20_5">
      <style:text-properties officeooo:rsid="00bf5b2a" officeooo:paragraph-rsid="03577c70"/>
    </style:style>
    <style:style style:name="P242" style:family="paragraph" style:parent-style-name="Heading_20_5">
      <style:text-properties officeooo:rsid="00c0f64c" officeooo:paragraph-rsid="03577c70"/>
    </style:style>
    <style:style style:name="P243" style:family="paragraph" style:parent-style-name="Heading_20_5">
      <style:text-properties officeooo:paragraph-rsid="036f7b61"/>
    </style:style>
    <style:style style:name="P244" style:family="paragraph" style:parent-style-name="Heading_20_6">
      <style:text-properties officeooo:paragraph-rsid="0388b82b"/>
    </style:style>
    <style:style style:name="P245" style:family="paragraph" style:parent-style-name="Heading_20_6">
      <style:text-properties officeooo:paragraph-rsid="038918ff"/>
    </style:style>
    <style:style style:name="P246" style:family="paragraph" style:parent-style-name="Heading_20_6">
      <style:text-properties officeooo:paragraph-rsid="037a45ab"/>
    </style:style>
    <style:style style:name="P247" style:family="paragraph" style:parent-style-name="Heading_20_6">
      <style:paragraph-properties fo:break-before="column"/>
      <style:text-properties officeooo:paragraph-rsid="037a45ab"/>
    </style:style>
    <style:style style:name="P248" style:family="paragraph" style:parent-style-name="Heading_20_6">
      <style:text-properties officeooo:paragraph-rsid="03429447"/>
    </style:style>
    <style:style style:name="P249" style:family="paragraph" style:parent-style-name="Heading_20_6">
      <style:text-properties officeooo:paragraph-rsid="034a6389"/>
    </style:style>
    <style:style style:name="P250" style:family="paragraph" style:parent-style-name="Heading_20_6">
      <style:text-properties officeooo:paragraph-rsid="03577c70"/>
    </style:style>
    <style:style style:name="P251" style:family="paragraph" style:parent-style-name="Heading_20_7">
      <style:text-properties officeooo:paragraph-rsid="03429447"/>
    </style:style>
    <style:style style:name="P252" style:family="paragraph" style:parent-style-name="Heading_20_7">
      <style:text-properties officeooo:rsid="00bce6fe" officeooo:paragraph-rsid="03577c70"/>
    </style:style>
    <style:style style:name="P253" style:family="paragraph" style:parent-style-name="Heading_20_7">
      <style:text-properties officeooo:rsid="00bf466c" officeooo:paragraph-rsid="03577c70"/>
    </style:style>
    <style:style style:name="P254" style:family="paragraph" style:parent-style-name="Heading_20_7">
      <style:text-properties officeooo:paragraph-rsid="03577c70"/>
    </style:style>
    <style:style style:name="P255" style:family="paragraph" style:parent-style-name="Heading_20_7">
      <style:text-properties officeooo:rsid="00bf5015" officeooo:paragraph-rsid="03577c70"/>
    </style:style>
    <style:style style:name="P256" style:family="paragraph" style:parent-style-name="Heading_20_7">
      <style:text-properties officeooo:rsid="00bf5b2a" officeooo:paragraph-rsid="03577c70"/>
    </style:style>
    <style:style style:name="P257"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38ad418"/>
    </style:style>
    <style:style style:name="T3" style:family="text">
      <style:text-properties officeooo:rsid="0094bfa7"/>
    </style:style>
    <style:style style:name="T4" style:family="text">
      <style:text-properties officeooo:rsid="0098d7ca"/>
    </style:style>
    <style:style style:name="T5" style:family="text">
      <style:text-properties officeooo:rsid="02878d69"/>
    </style:style>
    <style:style style:name="T6" style:family="text">
      <style:text-properties officeooo:rsid="028ffa71"/>
    </style:style>
    <style:style style:name="T7" style:family="text">
      <style:text-properties officeooo:rsid="02cf54a3"/>
    </style:style>
    <style:style style:name="T8" style:family="text">
      <style:text-properties officeooo:rsid="032ed9c0"/>
    </style:style>
    <style:style style:name="T9" style:family="text">
      <style:text-properties officeooo:rsid="032fba19"/>
    </style:style>
    <style:style style:name="T10" style:family="text">
      <style:text-properties officeooo:rsid="02af8dd6"/>
    </style:style>
    <style:style style:name="T11" style:family="text">
      <style:text-properties officeooo:rsid="02b0554b"/>
    </style:style>
    <style:style style:name="T12" style:family="text">
      <style:text-properties officeooo:rsid="0093dd40"/>
    </style:style>
    <style:style style:name="T13" style:family="text">
      <style:text-properties officeooo:rsid="00968358"/>
    </style:style>
    <style:style style:name="T14" style:family="text">
      <style:text-properties officeooo:rsid="02691b38"/>
    </style:style>
    <style:style style:name="T15" style:family="text">
      <style:text-properties officeooo:rsid="0269f483"/>
    </style:style>
    <style:style style:name="T16" style:family="text">
      <style:text-properties officeooo:rsid="033341ed"/>
    </style:style>
    <style:style style:name="T17" style:family="text">
      <style:text-properties officeooo:rsid="0335d367"/>
    </style:style>
    <style:style style:name="T18" style:family="text">
      <style:text-properties officeooo:rsid="0338d1b6"/>
    </style:style>
    <style:style style:name="T1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officeooo:rsid="02a4a08c"/>
    </style:style>
    <style:style style:name="T39" style:family="text">
      <style:text-properties officeooo:rsid="0346fcc1"/>
    </style:style>
    <style:style style:name="T40" style:family="text">
      <style:text-properties officeooo:rsid="03487223"/>
    </style:style>
    <style:style style:name="T41" style:family="text">
      <style:text-properties officeooo:rsid="034a6389"/>
    </style:style>
    <style:style style:name="T42" style:family="text">
      <style:text-properties officeooo:rsid="00cd0a6b"/>
    </style:style>
    <style:style style:name="T43" style:family="text">
      <style:text-properties officeooo:rsid="034b9a95"/>
    </style:style>
    <style:style style:name="T44" style:family="text">
      <style:text-properties officeooo:rsid="034c3557"/>
    </style:style>
    <style:style style:name="T45" style:family="text">
      <style:text-properties officeooo:rsid="034d0e50"/>
    </style:style>
    <style:style style:name="T46" style:family="text">
      <style:text-properties officeooo:rsid="0356f9b9"/>
    </style:style>
    <style:style style:name="T47" style:family="text">
      <style:text-properties officeooo:rsid="00bce6fe"/>
    </style:style>
    <style:style style:name="T48" style:family="text">
      <style:text-properties officeooo:rsid="00b93b47"/>
    </style:style>
    <style:style style:name="T49" style:family="text">
      <style:text-properties officeooo:rsid="0148b6cb"/>
    </style:style>
    <style:style style:name="T50" style:family="text">
      <style:text-properties officeooo:rsid="035b5aab"/>
    </style:style>
    <style:style style:name="T51" style:family="text">
      <style:text-properties officeooo:rsid="00bd5b43"/>
    </style:style>
    <style:style style:name="T52" style:family="text">
      <style:text-properties officeooo:rsid="035bc341"/>
    </style:style>
    <style:style style:name="T53" style:family="text">
      <style:text-properties officeooo:rsid="035dfbce"/>
    </style:style>
    <style:style style:name="T54" style:family="text">
      <style:text-properties officeooo:rsid="028913a5"/>
    </style:style>
    <style:style style:name="T55" style:family="text">
      <style:text-properties fo:font-style="normal" style:font-style-asian="normal" style:font-style-complex="normal"/>
    </style:style>
    <style:style style:name="T56" style:family="text">
      <style:text-properties fo:font-style="normal" officeooo:rsid="028913a5" style:font-style-asian="normal" style:font-style-complex="normal"/>
    </style:style>
    <style:style style:name="T57" style:family="text">
      <style:text-properties officeooo:rsid="0361100d"/>
    </style:style>
    <style:style style:name="T58" style:family="text">
      <style:text-properties officeooo:rsid="036443ca"/>
    </style:style>
    <style:style style:name="T59" style:family="text">
      <style:text-properties officeooo:rsid="036620c1"/>
    </style:style>
    <style:style style:name="T60" style:family="text">
      <style:text-properties officeooo:rsid="03673887"/>
    </style:style>
    <style:style style:name="T61" style:family="text">
      <style:text-properties officeooo:rsid="0294b417"/>
    </style:style>
    <style:style style:name="T62" style:family="text">
      <style:text-properties officeooo:rsid="0368bced"/>
    </style:style>
    <style:style style:name="T63" style:family="text">
      <style:text-properties officeooo:rsid="02952016"/>
    </style:style>
    <style:style style:name="T64" style:family="text">
      <style:text-properties officeooo:rsid="036f7b61"/>
    </style:style>
    <style:style style:name="T65" style:family="text">
      <style:text-properties officeooo:rsid="01693e1d"/>
    </style:style>
    <style:style style:name="T66" style:family="text">
      <style:text-properties officeooo:rsid="01623718"/>
    </style:style>
    <style:style style:name="T67" style:family="text">
      <style:text-properties officeooo:rsid="036feee7"/>
    </style:style>
    <style:style style:name="T68" style:family="text">
      <style:text-properties officeooo:rsid="0375573d"/>
    </style:style>
    <style:style style:name="T69" style:family="text">
      <style:text-properties officeooo:rsid="00a02669"/>
    </style:style>
    <style:style style:name="T70" style:family="text">
      <style:text-properties officeooo:rsid="037a45ab"/>
    </style:style>
    <style:style style:name="T71" style:family="text">
      <style:text-properties officeooo:rsid="037d9580"/>
    </style:style>
    <style:style style:name="T72" style:family="text">
      <style:text-properties officeooo:rsid="0383a634"/>
    </style:style>
    <style:style style:name="T73" style:family="text">
      <style:text-properties officeooo:rsid="0384fce7"/>
    </style:style>
    <style:style style:name="T74" style:family="text">
      <style:text-properties officeooo:rsid="03887306"/>
    </style:style>
    <style:style style:name="T75" style:family="text">
      <style:text-properties officeooo:rsid="0388b82b"/>
    </style:style>
    <style:style style:name="T76" style:family="text">
      <style:text-properties officeooo:rsid="009cd8d6"/>
    </style:style>
    <style:style style:name="T77" style:family="text">
      <style:text-properties officeooo:rsid="027e68fb"/>
    </style:style>
    <style:style style:name="T78" style:family="text">
      <style:text-properties officeooo:rsid="0283f94f"/>
    </style:style>
    <style:style style:name="T79" style:family="text">
      <style:text-properties officeooo:rsid="02403f24"/>
    </style:style>
    <style:style style:name="T80" style:family="text">
      <style:text-properties officeooo:rsid="02d390ad"/>
    </style:style>
    <style:style style:name="T81" style:family="text">
      <style:text-properties officeooo:rsid="038918ff"/>
    </style:style>
    <style:style style:name="T82" style:family="text">
      <style:text-properties officeooo:rsid="038c90b4"/>
    </style:style>
    <style:style style:name="T83" style:family="text">
      <style:text-properties officeooo:rsid="038cde51"/>
    </style:style>
    <style:style style:name="T84" style:family="text">
      <style:text-properties officeooo:rsid="038ddd02"/>
    </style:style>
    <style:style style:name="T85" style:family="text">
      <style:text-properties officeooo:rsid="038e5462"/>
    </style:style>
    <style:style style:name="T86" style:family="text">
      <style:text-properties officeooo:rsid="038ffc9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able:table table:name="Tabelle11" table:style-name="Tabelle11">
        <table:table-column table:style-name="Tabelle11.A"/>
        <table:table-column table:style-name="Tabelle11.B"/>
        <table:table-row table:style-name="Tabelle11.1">
          <table:table-cell table:style-name="Tabelle11.A1" office:value-type="string">
            <text:p text:style-name="P67"><draw:frame draw:style-name="fr15" draw:name="Bild80" text:anchor-type="char" svg:width="0.831cm" svg:height="0.831cm" draw:z-index="155"><draw:image xlink:href="Pictures/1000000100000080000000802F260AA07D3ACAE1.png" xlink:type="simple" xlink:show="embed" xlink:actuate="onLoad" draw:mime-type="image/png"/></draw:frame></text:p>
          </table:table-cell>
          <table:table-cell table:style-name="Tabelle11.B1" office:value-type="string">
            <text:p text:style-name="P189"><text:s/>7.1.9 Editors - 3D View<text:span text:style-name="T2">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2"><text:a xlink:type="simple" xlink:href="#__RefHeading___Toc9768_728628141" text:style-name="Index_20_Link" text:visited-style-name="Index_20_Link">Detailed Table of content<text:tab/>2</text:a></text:p>
          <text:p text:style-name="P182"><text:a xlink:type="simple" xlink:href="#__RefHeading___Toc5843_1502952404" text:style-name="Index_20_Link" text:visited-style-name="Index_20_Link">Edit Mode - Mesh Menu<text:tab/>11</text:a></text:p>
          <text:p text:style-name="P182"><text:a xlink:type="simple" xlink:href="#__RefHeading___Toc7858_1054810567" text:style-name="Index_20_Link" text:visited-style-name="Index_20_Link">Transform<text:tab/>11</text:a></text:p>
          <text:p text:style-name="P183"><text:a xlink:type="simple" xlink:href="#__RefHeading___Toc2735_245601171" text:style-name="Index_20_Link" text:visited-style-name="Index_20_Link">To Sphere<text:tab/>11</text:a></text:p>
          <text:p text:style-name="P183"><text:a xlink:type="simple" xlink:href="#__RefHeading___Toc2737_245601171" text:style-name="Index_20_Link" text:visited-style-name="Index_20_Link">Shear<text:tab/>12</text:a></text:p>
          <text:p text:style-name="P183"><text:a xlink:type="simple" xlink:href="#__RefHeading___Toc2739_245601171" text:style-name="Index_20_Link" text:visited-style-name="Index_20_Link">Bend<text:tab/>13</text:a></text:p>
          <text:p text:style-name="P183"><text:a xlink:type="simple" xlink:href="#__RefHeading___Toc2741_245601171" text:style-name="Index_20_Link" text:visited-style-name="Index_20_Link">Push/Pull<text:tab/>13</text:a></text:p>
          <text:p text:style-name="P183"><text:a xlink:type="simple" xlink:href="#__RefHeading___Toc2743_245601171" text:style-name="Index_20_Link" text:visited-style-name="Index_20_Link">Warp<text:tab/>14</text:a></text:p>
          <text:p text:style-name="P183"><text:a xlink:type="simple" xlink:href="#__RefHeading___Toc2755_245601171" text:style-name="Index_20_Link" text:visited-style-name="Index_20_Link">Randomize Transform<text:tab/>14</text:a></text:p>
          <text:p text:style-name="P183"><text:a xlink:type="simple" xlink:href="#__RefHeading___Toc35160_245601171" text:style-name="Index_20_Link" text:visited-style-name="Index_20_Link">Shrink/Fatten<text:tab/>15</text:a></text:p>
          <text:p text:style-name="P183"><text:a xlink:type="simple" xlink:href="#__RefHeading___Toc44779_4111457810" text:style-name="Index_20_Link" text:visited-style-name="Index_20_Link">Skin Resize<text:tab/>16</text:a></text:p>
          <text:p text:style-name="P183"><text:a xlink:type="simple" xlink:href="#__RefHeading___Toc4080_1054810567" text:style-name="Index_20_Link" text:visited-style-name="Index_20_Link">Move Texture Space<text:tab/>16</text:a></text:p>
          <text:p text:style-name="P183"><text:a xlink:type="simple" xlink:href="#__RefHeading___Toc4084_1054810567" text:style-name="Index_20_Link" text:visited-style-name="Index_20_Link">Scale Texture Space<text:tab/>18</text:a></text:p>
          <text:p text:style-name="P183"><text:a xlink:type="simple" xlink:href="#__RefHeading___Toc44783_4111457810" text:style-name="Index_20_Link" text:visited-style-name="Index_20_Link">Set Dimensions<text:tab/>19</text:a></text:p>
          <text:p text:style-name="P182"><text:a xlink:type="simple" xlink:href="#__RefHeading___Toc1604_9062528" text:style-name="Index_20_Link" text:visited-style-name="Index_20_Link">Mirror<text:tab/>19</text:a></text:p>
          <text:p text:style-name="P183"><text:a xlink:type="simple" xlink:href="#__RefHeading___Toc4092_1054810567" text:style-name="Index_20_Link" text:visited-style-name="Index_20_Link">Interactive Mirror<text:tab/>19</text:a></text:p>
          <text:p text:style-name="P183"><text:a xlink:type="simple" xlink:href="#__RefHeading___Toc4094_1054810567" text:style-name="Index_20_Link" text:visited-style-name="Index_20_Link">X Global, Y Global etc.<text:tab/>19</text:a></text:p>
          <text:p text:style-name="P183"><text:a xlink:type="simple" xlink:href="#__RefHeading___Toc4100_1054810567" text:style-name="Index_20_Link" text:visited-style-name="Index_20_Link">Mirror Vertex Group<text:tab/>20</text:a></text:p>
          <text:p text:style-name="P182"><text:a xlink:type="simple" xlink:href="#__RefHeading___Toc1606_9062528" text:style-name="Index_20_Link" text:visited-style-name="Index_20_Link">Snap<text:tab/>21</text:a></text:p>
          <text:p text:style-name="P183"><text:a xlink:type="simple" xlink:href="#__RefHeading___Toc1608_9062528" text:style-name="Index_20_Link" text:visited-style-name="Index_20_Link">Last Operator Snap<text:tab/>21</text:a></text:p>
          <text:p text:style-name="P182"><text:a xlink:type="simple" xlink:href="#__RefHeading___Toc1612_9062528" text:style-name="Index_20_Link" text:visited-style-name="Index_20_Link">Single Operators<text:tab/>21</text:a></text:p>
          <text:p text:style-name="P183"><text:a xlink:type="simple" xlink:href="#__RefHeading___Toc1614_9062528" text:style-name="Index_20_Link" text:visited-style-name="Index_20_Link">Duplicate<text:tab/>21</text:a></text:p>
          <text:p text:style-name="P183"><text:a xlink:type="simple" xlink:href="#__RefHeading___Toc37028_2052926708" text:style-name="Index_20_Link" text:visited-style-name="Index_20_Link">Extrude<text:tab/>22</text:a></text:p>
          <text:p text:style-name="P183"><text:a xlink:type="simple" xlink:href="#__RefHeading___Toc9169_4201702543" text:style-name="Index_20_Link" text:visited-style-name="Index_20_Link">Merge<text:tab/>29</text:a></text:p>
          <text:p text:style-name="P183"><text:a xlink:type="simple" xlink:href="#__RefHeading___Toc9171_4201702543" text:style-name="Index_20_Link" text:visited-style-name="Index_20_Link">Split<text:tab/>30</text:a></text:p>
          <text:p text:style-name="P183"><text:a xlink:type="simple" xlink:href="#__RefHeading___Toc9173_4201702543" text:style-name="Index_20_Link" text:visited-style-name="Index_20_Link">Separate<text:tab/>30</text:a></text:p>
          <text:p text:style-name="P183"><text:a xlink:type="simple" xlink:href="#__RefHeading___Toc2597_4141173830" text:style-name="Index_20_Link" text:visited-style-name="Index_20_Link">Convex Hull<text:tab/>31</text:a></text:p>
          <text:p text:style-name="P183"><text:a xlink:type="simple" xlink:href="#__RefHeading___Toc2599_4141173830" text:style-name="Index_20_Link" text:visited-style-name="Index_20_Link">Symmetrize<text:tab/>32</text:a></text:p>
          <text:p text:style-name="P183"><text:a xlink:type="simple" xlink:href="#__RefHeading___Toc2601_4141173830" text:style-name="Index_20_Link" text:visited-style-name="Index_20_Link">Snap to Symmetry<text:tab/>33</text:a></text:p>
          <text:p text:style-name="P183"><text:a xlink:type="simple" xlink:href="#__RefHeading___Toc2603_4141173830" text:style-name="Index_20_Link" text:visited-style-name="Index_20_Link">Smart Delete<text:tab/>33</text:a></text:p>
          <text:p text:style-name="P182"><text:a xlink:type="simple" xlink:href="#__RefHeading___Toc2605_4141173830" text:style-name="Index_20_Link" text:visited-style-name="Index_20_Link">Normals<text:tab/>34</text:a></text:p>
          <text:p text:style-name="P183"><text:a xlink:type="simple" xlink:href="#__RefHeading___Toc9916_728628141" text:style-name="Index_20_Link" text:visited-style-name="Index_20_Link">Recalculate Outside<text:tab/>34</text:a></text:p>
          <text:p text:style-name="P183"><text:a xlink:type="simple" xlink:href="#__RefHeading___Toc2609_4141173830" text:style-name="Index_20_Link" text:visited-style-name="Index_20_Link">Recalculate Inside<text:tab/>34</text:a></text:p>
          <text:p text:style-name="P183"><text:a xlink:type="simple" xlink:href="#__RefHeading___Toc9924_728628141" text:style-name="Index_20_Link" text:visited-style-name="Index_20_Link">Flip<text:tab/>34</text:a></text:p>
          <text:p text:style-name="P183"><text:a xlink:type="simple" xlink:href="#__RefHeading___Toc26475_79423390" text:style-name="Index_20_Link" text:visited-style-name="Index_20_Link">Set from Faces<text:tab/>34</text:a></text:p>
          <text:p text:style-name="P183"><text:a xlink:type="simple" xlink:href="#__RefHeading___Toc2611_4141173830" text:style-name="Index_20_Link" text:visited-style-name="Index_20_Link">Rotate<text:tab/>34</text:a></text:p>
          <text:p text:style-name="P183"><text:a xlink:type="simple" xlink:href="#__RefHeading___Toc2623_4141173830" text:style-name="Index_20_Link" text:visited-style-name="Index_20_Link">Point Normals to Target<text:tab/>35</text:a></text:p>
          <text:p text:style-name="P183"><text:a xlink:type="simple" xlink:href="#__RefHeading___Toc2635_4141173830" text:style-name="Index_20_Link" text:visited-style-name="Index_20_Link">Merge<text:tab/>35</text:a></text:p>
          <text:p text:style-name="P183"><text:a xlink:type="simple" xlink:href="#__RefHeading___Toc2637_4141173830" text:style-name="Index_20_Link" text:visited-style-name="Index_20_Link">Split<text:tab/>36</text:a></text:p>
          <text:p text:style-name="P183"><text:a xlink:type="simple" xlink:href="#__RefHeading___Toc2639_4141173830" text:style-name="Index_20_Link" text:visited-style-name="Index_20_Link">Average<text:tab/>36</text:a></text:p>
          <text:p text:style-name="P183"><text:a xlink:type="simple" xlink:href="#__RefHeading___Toc2992_3012658524" text:style-name="Index_20_Link" text:visited-style-name="Index_20_Link">Copy Vectors<text:tab/>36</text:a></text:p>
          <text:p text:style-name="P183"><text:a xlink:type="simple" xlink:href="#__RefHeading___Toc2994_3012658524" text:style-name="Index_20_Link" text:visited-style-name="Index_20_Link">Paste Vectors<text:tab/>36</text:a></text:p>
          <text:p text:style-name="P183"><text:a xlink:type="simple" xlink:href="#__RefHeading___Toc3000_3012658524" text:style-name="Index_20_Link" text:visited-style-name="Index_20_Link">Smoothen Vectors<text:tab/>36</text:a></text:p>
          <text:p text:style-name="P183"><text:a xlink:type="simple" xlink:href="#__RefHeading___Toc3006_3012658524" text:style-name="Index_20_Link" text:visited-style-name="Index_20_Link">Reset Vectors<text:tab/>37</text:a></text:p>
          <text:p text:style-name="P183"><text:a xlink:type="simple" xlink:href="#__RefHeading___Toc3008_3012658524" text:style-name="Index_20_Link" text:visited-style-name="Index_20_Link">Select by Face Strength<text:tab/>37</text:a></text:p>
          <text:p text:style-name="P183"><text:soft-page-break/><text:a xlink:type="simple" xlink:href="#__RefHeading___Toc3010_3012658524" text:style-name="Index_20_Link" text:visited-style-name="Index_20_Link">Set Face Strength<text:tab/>37</text:a></text:p>
          <text:p text:style-name="P182"><text:a xlink:type="simple" xlink:href="#__RefHeading___Toc3012_3012658524" text:style-name="Index_20_Link" text:visited-style-name="Index_20_Link">Shading<text:tab/>37</text:a></text:p>
          <text:p text:style-name="P182"><text:a xlink:type="simple" xlink:href="#__RefHeading___Toc3014_3012658524" text:style-name="Index_20_Link" text:visited-style-name="Index_20_Link">Weights<text:tab/>37</text:a></text:p>
          <text:p text:style-name="P182"><text:a xlink:type="simple" xlink:href="#__RefHeading___Toc47167_3012658524" text:style-name="Index_20_Link" text:visited-style-name="Index_20_Link">Sort Elements<text:tab/>41</text:a></text:p>
          <text:p text:style-name="P182"><text:a xlink:type="simple" xlink:href="#__RefHeading___Toc47171_3012658524" text:style-name="Index_20_Link" text:visited-style-name="Index_20_Link">Subdivide<text:tab/>42</text:a></text:p>
          <text:p text:style-name="P182"><text:a xlink:type="simple" xlink:href="#__RefHeading___Toc35319_1737773070" text:style-name="Index_20_Link" text:visited-style-name="Index_20_Link">Show / Hide<text:tab/>42</text:a></text:p>
          <text:p text:style-name="P183"><text:a xlink:type="simple" xlink:href="#__RefHeading___Toc3629_1914948845211" text:style-name="Index_20_Link" text:visited-style-name="Index_20_Link">Show Hidden<text:tab/>43</text:a></text:p>
          <text:p text:style-name="P183"><text:a xlink:type="simple" xlink:href="#__RefHeading___Toc3631_1914948845211" text:style-name="Index_20_Link" text:visited-style-name="Index_20_Link">Hide Selected<text:tab/>43</text:a></text:p>
          <text:p text:style-name="P183"><text:a xlink:type="simple" xlink:href="#__RefHeading___Toc3633_1914948845211" text:style-name="Index_20_Link" text:visited-style-name="Index_20_Link">Hide Unselected<text:tab/>43</text:a></text:p>
          <text:p text:style-name="P182"><text:a xlink:type="simple" xlink:href="#__RefHeading___Toc35329_1737773070" text:style-name="Index_20_Link" text:visited-style-name="Index_20_Link">Cleanup<text:tab/>43</text:a></text:p>
          <text:p text:style-name="P183"><text:a xlink:type="simple" xlink:href="#__RefHeading___Toc35331_1737773070" text:style-name="Index_20_Link" text:visited-style-name="Index_20_Link">Delete Loose<text:tab/>43</text:a></text:p>
          <text:p text:style-name="P183"><text:a xlink:type="simple" xlink:href="#__RefHeading___Toc6873_707165478" text:style-name="Index_20_Link" text:visited-style-name="Index_20_Link">Decimate Geometry<text:tab/>44</text:a></text:p>
          <text:p text:style-name="P183"><text:a xlink:type="simple" xlink:href="#__RefHeading___Toc35333_1737773070" text:style-name="Index_20_Link" text:visited-style-name="Index_20_Link">Degenerate Dissolve<text:tab/>44</text:a></text:p>
          <text:p text:style-name="P183"><text:a xlink:type="simple" xlink:href="#__RefHeading___Toc43398_991526212" text:style-name="Index_20_Link" text:visited-style-name="Index_20_Link">Make Planar Faces<text:tab/>45</text:a></text:p>
          <text:p text:style-name="P183"><text:a xlink:type="simple" xlink:href="#__RefHeading___Toc35335_1737773070" text:style-name="Index_20_Link" text:visited-style-name="Index_20_Link">Split Non-Planar Faces<text:tab/>45</text:a></text:p>
          <text:p text:style-name="P183"><text:a xlink:type="simple" xlink:href="#__RefHeading___Toc35337_1737773070" text:style-name="Index_20_Link" text:visited-style-name="Index_20_Link">Split Concave Faces<text:tab/>45</text:a></text:p>
          <text:p text:style-name="P183"><text:a xlink:type="simple" xlink:href="#__RefHeading___Toc35339_1737773070" text:style-name="Index_20_Link" text:visited-style-name="Index_20_Link">Merge by Distance<text:tab/>45</text:a></text:p>
          <text:p text:style-name="P183"><text:a xlink:type="simple" xlink:href="#__RefHeading___Toc52640_1737773070" text:style-name="Index_20_Link" text:visited-style-name="Index_20_Link">Fill Holes<text:tab/>46</text:a></text:p>
          <text:p text:style-name="P182"><text:a xlink:type="simple" xlink:href="#__RefHeading___Toc52642_1737773070" text:style-name="Index_20_Link" text:visited-style-name="Index_20_Link">Delete<text:tab/>46</text:a></text:p>
          <text:p text:style-name="P182"><text:a xlink:type="simple" xlink:href="#__RefHeading___Toc52644_1737773070" text:style-name="Index_20_Link" text:visited-style-name="Index_20_Link">Dissolve<text:tab/>47</text:a></text:p>
          <text:p text:style-name="P183"><text:a xlink:type="simple" xlink:href="#__RefHeading___Toc52646_1737773070" text:style-name="Index_20_Link" text:visited-style-name="Index_20_Link">Dissolve Vertices<text:tab/>47</text:a></text:p>
          <text:p text:style-name="P183"><text:a xlink:type="simple" xlink:href="#__RefHeading___Toc7988_533592075" text:style-name="Index_20_Link" text:visited-style-name="Index_20_Link">Dissolve Edges<text:tab/>48</text:a></text:p>
          <text:p text:style-name="P183"><text:a xlink:type="simple" xlink:href="#__RefHeading___Toc7996_533592075" text:style-name="Index_20_Link" text:visited-style-name="Index_20_Link">Dissolve Faces<text:tab/>48</text:a></text:p>
          <text:p text:style-name="P183"><text:a xlink:type="simple" xlink:href="#__RefHeading___Toc5403_1276337863" text:style-name="Index_20_Link" text:visited-style-name="Index_20_Link">Dissolve Selection<text:tab/>48</text:a></text:p>
          <text:p text:style-name="P183"><text:a xlink:type="simple" xlink:href="#__RefHeading___Toc52772_1737773070" text:style-name="Index_20_Link" text:visited-style-name="Index_20_Link">Limited Dissolve<text:tab/>49</text:a></text:p>
          <text:p text:style-name="P183"><text:a xlink:type="simple" xlink:href="#__RefHeading___Toc52774_1737773070" text:style-name="Index_20_Link" text:visited-style-name="Index_20_Link">Edge Collapse<text:tab/>49</text:a></text:p>
          <text:p text:style-name="P182"><text:a xlink:type="simple" xlink:href="#__RefHeading___Toc52648_1737773070" text:style-name="Index_20_Link" text:visited-style-name="Index_20_Link">Mesh Select Mode<text:tab/>49</text:a></text:p>
        </text:index-body>
      </text:table-of-content>
      <text:p text:style-name="P66"/>
      <table:table table:name="Tabelle18" table:style-name="Tabelle18">
        <table:table-column table:style-name="Tabelle18.A"/>
        <table:table-row table:style-name="TableLine2403625692176">
          <table:table-cell table:style-name="Tabelle18.A1" office:value-type="string">
            <text:h text:style-name="P191"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9768_728628141" text:style-name="Index_20_Link" text:visited-style-name="Index_20_Link">Detailed Table of content<text:tab/>2</text:a></text:p>
          <text:p text:style-name="P182"><text:a xlink:type="simple" xlink:href="#__RefHeading___Toc5843_1502952404" text:style-name="Index_20_Link" text:visited-style-name="Index_20_Link">Edit Mode - Mesh Menu<text:tab/>11</text:a></text:p>
          <text:p text:style-name="P182"><text:a xlink:type="simple" xlink:href="#__RefHeading___Toc7858_1054810567" text:style-name="Index_20_Link" text:visited-style-name="Index_20_Link">Transform<text:tab/>11</text:a></text:p>
          <text:p text:style-name="P183"><text:a xlink:type="simple" xlink:href="#__RefHeading___Toc2735_245601171" text:style-name="Index_20_Link" text:visited-style-name="Index_20_Link">To Sphere<text:tab/>11</text:a></text:p>
          <text:p text:style-name="P184"><text:a xlink:type="simple" xlink:href="#__RefHeading___Toc17261_1184479374" text:style-name="Index_20_Link" text:visited-style-name="Index_20_Link">Usage<text:tab/>11</text:a></text:p>
          <text:p text:style-name="P184"><text:a xlink:type="simple" xlink:href="#__RefHeading___Toc869_1408617481111" text:style-name="Index_20_Link" text:visited-style-name="Index_20_Link">Last Operator To Sphere Panel<text:tab/>12</text:a></text:p>
          <text:p text:style-name="P185"><text:a xlink:type="simple" xlink:href="#__RefHeading___Toc17263_1184479374" text:style-name="Index_20_Link" text:visited-style-name="Index_20_Link">Factor<text:tab/>12</text:a></text:p>
          <text:p text:style-name="P185"><text:a xlink:type="simple" xlink:href="#__RefHeading___Toc17265_1184479374" text:style-name="Index_20_Link" text:visited-style-name="Index_20_Link">Proportional editing<text:tab/>12</text:a></text:p>
          <text:p text:style-name="P186"><text:a xlink:type="simple" xlink:href="#__RefHeading___Toc1579_1763346469" text:style-name="Index_20_Link" text:visited-style-name="Index_20_Link">Proportional Falloff<text:tab/>12</text:a></text:p>
          <text:p text:style-name="P186"><text:a xlink:type="simple" xlink:href="#__RefHeading___Toc1545_1502043747" text:style-name="Index_20_Link" text:visited-style-name="Index_20_Link">Proportional Size<text:tab/>12</text:a></text:p>
          <text:p text:style-name="P186"><text:a xlink:type="simple" xlink:href="#__RefHeading___Toc1581_1763346469" text:style-name="Index_20_Link" text:visited-style-name="Index_20_Link">Connected<text:tab/>12</text:a></text:p>
          <text:p text:style-name="P186"><text:a xlink:type="simple" xlink:href="#__RefHeading___Toc1583_1763346469" text:style-name="Index_20_Link" text:visited-style-name="Index_20_Link">Projected(2D)<text:tab/>12</text:a></text:p>
          <text:p text:style-name="P183"><text:a xlink:type="simple" xlink:href="#__RefHeading___Toc2737_245601171" text:style-name="Index_20_Link" text:visited-style-name="Index_20_Link">Shear<text:tab/>12</text:a></text:p>
          <text:p text:style-name="P184"><text:a xlink:type="simple" xlink:href="#__RefHeading___Toc2122_4084060106" text:style-name="Index_20_Link" text:visited-style-name="Index_20_Link">Last Operator Shear<text:tab/>12</text:a></text:p>
          <text:p text:style-name="P185"><text:a xlink:type="simple" xlink:href="#__RefHeading___Toc2124_4084060106" text:style-name="Index_20_Link" text:visited-style-name="Index_20_Link">Offset<text:tab/>12</text:a></text:p>
          <text:p text:style-name="P185"><text:a xlink:type="simple" xlink:href="#__RefHeading___Toc2126_4084060106" text:style-name="Index_20_Link" text:visited-style-name="Index_20_Link">Shear Axis<text:tab/>12</text:a></text:p>
          <text:p text:style-name="P185"><text:a xlink:type="simple" xlink:href="#__RefHeading___Toc2128_4084060106" text:style-name="Index_20_Link" text:visited-style-name="Index_20_Link">Axis<text:tab/>12</text:a></text:p>
          <text:p text:style-name="P185"><text:a xlink:type="simple" xlink:href="#__RefHeading___Toc2130_4084060106" text:style-name="Index_20_Link" text:visited-style-name="Index_20_Link">Axis Ortho<text:tab/>13</text:a></text:p>
          <text:p text:style-name="P185"><text:a xlink:type="simple" xlink:href="#__RefHeading___Toc2132_4084060106" text:style-name="Index_20_Link" text:visited-style-name="Index_20_Link">Orientation<text:tab/>13</text:a></text:p>
          <text:p text:style-name="P185"><text:a xlink:type="simple" xlink:href="#__RefHeading___Toc2134_4084060106" text:style-name="Index_20_Link" text:visited-style-name="Index_20_Link">Proportional editing<text:tab/>13</text:a></text:p>
          <text:p text:style-name="P186"><text:soft-page-break/><text:a xlink:type="simple" xlink:href="#__RefHeading___Toc1579_17633464691" text:style-name="Index_20_Link" text:visited-style-name="Index_20_Link">Proportional Falloff<text:tab/>13</text:a></text:p>
          <text:p text:style-name="P186"><text:a xlink:type="simple" xlink:href="#__RefHeading___Toc1545_15020437471" text:style-name="Index_20_Link" text:visited-style-name="Index_20_Link">Proportional Size<text:tab/>13</text:a></text:p>
          <text:p text:style-name="P186"><text:a xlink:type="simple" xlink:href="#__RefHeading___Toc1581_17633464691" text:style-name="Index_20_Link" text:visited-style-name="Index_20_Link">Connected<text:tab/>13</text:a></text:p>
          <text:p text:style-name="P186"><text:a xlink:type="simple" xlink:href="#__RefHeading___Toc1583_17633464691" text:style-name="Index_20_Link" text:visited-style-name="Index_20_Link">Projected(2D)<text:tab/>13</text:a></text:p>
          <text:p text:style-name="P183"><text:a xlink:type="simple" xlink:href="#__RefHeading___Toc2739_245601171" text:style-name="Index_20_Link" text:visited-style-name="Index_20_Link">Bend<text:tab/>13</text:a></text:p>
          <text:p text:style-name="P183"><text:a xlink:type="simple" xlink:href="#__RefHeading___Toc2741_245601171" text:style-name="Index_20_Link" text:visited-style-name="Index_20_Link">Push/Pull<text:tab/>13</text:a></text:p>
          <text:p text:style-name="P184"><text:a xlink:type="simple" xlink:href="#__RefHeading___Toc2136_4084060106" text:style-name="Index_20_Link" text:visited-style-name="Index_20_Link">Last Operator Push/Pull<text:tab/>13</text:a></text:p>
          <text:p text:style-name="P185"><text:a xlink:type="simple" xlink:href="#__RefHeading___Toc2138_4084060106" text:style-name="Index_20_Link" text:visited-style-name="Index_20_Link">Factor<text:tab/>13</text:a></text:p>
          <text:p text:style-name="P185"><text:a xlink:type="simple" xlink:href="#__RefHeading___Toc2140_4084060106" text:style-name="Index_20_Link" text:visited-style-name="Index_20_Link">Proportional editing<text:tab/>13</text:a></text:p>
          <text:p text:style-name="P186"><text:a xlink:type="simple" xlink:href="#__RefHeading___Toc1579_176334646911" text:style-name="Index_20_Link" text:visited-style-name="Index_20_Link">Proportional Falloff<text:tab/>14</text:a></text:p>
          <text:p text:style-name="P186"><text:a xlink:type="simple" xlink:href="#__RefHeading___Toc1545_150204374711" text:style-name="Index_20_Link" text:visited-style-name="Index_20_Link">Proportional Size<text:tab/>14</text:a></text:p>
          <text:p text:style-name="P186"><text:a xlink:type="simple" xlink:href="#__RefHeading___Toc1581_176334646911" text:style-name="Index_20_Link" text:visited-style-name="Index_20_Link">Connected<text:tab/>14</text:a></text:p>
          <text:p text:style-name="P186"><text:a xlink:type="simple" xlink:href="#__RefHeading___Toc1583_176334646911" text:style-name="Index_20_Link" text:visited-style-name="Index_20_Link">Projected(2D)<text:tab/>14</text:a></text:p>
          <text:p text:style-name="P183"><text:a xlink:type="simple" xlink:href="#__RefHeading___Toc2743_245601171" text:style-name="Index_20_Link" text:visited-style-name="Index_20_Link">Warp<text:tab/>14</text:a></text:p>
          <text:p text:style-name="P184"><text:a xlink:type="simple" xlink:href="#__RefHeading___Toc2745_245601171" text:style-name="Index_20_Link" text:visited-style-name="Index_20_Link">Last operator Warp<text:tab/>14</text:a></text:p>
          <text:p text:style-name="P185"><text:a xlink:type="simple" xlink:href="#__RefHeading___Toc2747_245601171" text:style-name="Index_20_Link" text:visited-style-name="Index_20_Link">Warp Angle<text:tab/>14</text:a></text:p>
          <text:p text:style-name="P185"><text:a xlink:type="simple" xlink:href="#__RefHeading___Toc2749_245601171" text:style-name="Index_20_Link" text:visited-style-name="Index_20_Link">Offset Angle<text:tab/>14</text:a></text:p>
          <text:p text:style-name="P185"><text:a xlink:type="simple" xlink:href="#__RefHeading___Toc2751_245601171" text:style-name="Index_20_Link" text:visited-style-name="Index_20_Link">Min<text:tab/>14</text:a></text:p>
          <text:p text:style-name="P185"><text:a xlink:type="simple" xlink:href="#__RefHeading___Toc2753_245601171" text:style-name="Index_20_Link" text:visited-style-name="Index_20_Link">Max<text:tab/>14</text:a></text:p>
          <text:p text:style-name="P183"><text:a xlink:type="simple" xlink:href="#__RefHeading___Toc2755_245601171" text:style-name="Index_20_Link" text:visited-style-name="Index_20_Link">Randomize Transform<text:tab/>14</text:a></text:p>
          <text:p text:style-name="P184"><text:a xlink:type="simple" xlink:href="#__RefHeading___Toc2168_4084060106" text:style-name="Index_20_Link" text:visited-style-name="Index_20_Link">Last Operator Randomize Transform<text:tab/>14</text:a></text:p>
          <text:p text:style-name="P185"><text:a xlink:type="simple" xlink:href="#__RefHeading___Toc2170_4084060106" text:style-name="Index_20_Link" text:visited-style-name="Index_20_Link">Amount<text:tab/>14</text:a></text:p>
          <text:p text:style-name="P185"><text:a xlink:type="simple" xlink:href="#__RefHeading___Toc2172_4084060106" text:style-name="Index_20_Link" text:visited-style-name="Index_20_Link">Uniform<text:tab/>14</text:a></text:p>
          <text:p text:style-name="P185"><text:a xlink:type="simple" xlink:href="#__RefHeading___Toc2174_4084060106" text:style-name="Index_20_Link" text:visited-style-name="Index_20_Link">Normal<text:tab/>15</text:a></text:p>
          <text:p text:style-name="P185"><text:a xlink:type="simple" xlink:href="#__RefHeading___Toc2176_4084060106" text:style-name="Index_20_Link" text:visited-style-name="Index_20_Link">Random Seed<text:tab/>15</text:a></text:p>
          <text:p text:style-name="P183"><text:a xlink:type="simple" xlink:href="#__RefHeading___Toc35160_245601171" text:style-name="Index_20_Link" text:visited-style-name="Index_20_Link">Shrink/Fatten<text:tab/>15</text:a></text:p>
          <text:p text:style-name="P184"><text:a xlink:type="simple" xlink:href="#__RefHeading___Toc15298_2800044225" text:style-name="Index_20_Link" text:visited-style-name="Index_20_Link">Last Operator Shrink/Fatten<text:tab/>15</text:a></text:p>
          <text:p text:style-name="P185"><text:a xlink:type="simple" xlink:href="#__RefHeading___Toc15300_2800044225" text:style-name="Index_20_Link" text:visited-style-name="Index_20_Link">Offset<text:tab/>15</text:a></text:p>
          <text:p text:style-name="P185"><text:a xlink:type="simple" xlink:href="#__RefHeading___Toc15302_2800044225" text:style-name="Index_20_Link" text:visited-style-name="Index_20_Link">Offset Even<text:tab/>15</text:a></text:p>
          <text:p text:style-name="P185"><text:a xlink:type="simple" xlink:href="#__RefHeading___Toc35162_245601171" text:style-name="Index_20_Link" text:visited-style-name="Index_20_Link">Proportional editing<text:tab/>15</text:a></text:p>
          <text:p text:style-name="P186"><text:a xlink:type="simple" xlink:href="#__RefHeading___Toc1579_17633464691111" text:style-name="Index_20_Link" text:visited-style-name="Index_20_Link">Proportional Falloff<text:tab/>15</text:a></text:p>
          <text:p text:style-name="P186"><text:a xlink:type="simple" xlink:href="#__RefHeading___Toc1545_15020437471111" text:style-name="Index_20_Link" text:visited-style-name="Index_20_Link">Proportional Size<text:tab/>15</text:a></text:p>
          <text:p text:style-name="P186"><text:a xlink:type="simple" xlink:href="#__RefHeading___Toc1581_17633464691111" text:style-name="Index_20_Link" text:visited-style-name="Index_20_Link">Connected<text:tab/>15</text:a></text:p>
          <text:p text:style-name="P186"><text:a xlink:type="simple" xlink:href="#__RefHeading___Toc1583_17633464691111" text:style-name="Index_20_Link" text:visited-style-name="Index_20_Link">Projected(2D)<text:tab/>15</text:a></text:p>
          <text:p text:style-name="P183"><text:a xlink:type="simple" xlink:href="#__RefHeading___Toc44779_4111457810" text:style-name="Index_20_Link" text:visited-style-name="Index_20_Link">Skin Resize<text:tab/>16</text:a></text:p>
          <text:p text:style-name="P184"><text:a xlink:type="simple" xlink:href="#__RefHeading___Toc10002_29766055122" text:style-name="Index_20_Link" text:visited-style-name="Index_20_Link">Last Operator Skin Resize<text:tab/>16</text:a></text:p>
          <text:p text:style-name="P185"><text:a xlink:type="simple" xlink:href="#__RefHeading___Toc10004_29766055122" text:style-name="Index_20_Link" text:visited-style-name="Index_20_Link">Vector<text:tab/>16</text:a></text:p>
          <text:p text:style-name="P185"><text:a xlink:type="simple" xlink:href="#__RefHeading___Toc4845_11429776861122" text:style-name="Index_20_Link" text:visited-style-name="Index_20_Link">Scale X, Y, Z<text:tab/>16</text:a></text:p>
          <text:p text:style-name="P185"><text:a xlink:type="simple" xlink:href="#__RefHeading___Toc30754_123650098513122" text:style-name="Index_20_Link" text:visited-style-name="Index_20_Link">Orientation<text:tab/>16</text:a></text:p>
          <text:p text:style-name="P185"><text:a xlink:type="simple" xlink:href="#__RefHeading___Toc35158_245601171" text:style-name="Index_20_Link" text:visited-style-name="Index_20_Link">Proportional editing<text:tab/>16</text:a></text:p>
          <text:p text:style-name="P186"><text:a xlink:type="simple" xlink:href="#__RefHeading___Toc1579_1763346469111" text:style-name="Index_20_Link" text:visited-style-name="Index_20_Link">Proportional Falloff<text:tab/>16</text:a></text:p>
          <text:p text:style-name="P186"><text:a xlink:type="simple" xlink:href="#__RefHeading___Toc1545_1502043747111" text:style-name="Index_20_Link" text:visited-style-name="Index_20_Link">Proportional Size<text:tab/>16</text:a></text:p>
          <text:p text:style-name="P186"><text:a xlink:type="simple" xlink:href="#__RefHeading___Toc1581_1763346469111" text:style-name="Index_20_Link" text:visited-style-name="Index_20_Link">Connected<text:tab/>16</text:a></text:p>
          <text:p text:style-name="P186"><text:a xlink:type="simple" xlink:href="#__RefHeading___Toc1583_1763346469111" text:style-name="Index_20_Link" text:visited-style-name="Index_20_Link">Projected(2D)<text:tab/>16</text:a></text:p>
          <text:p text:style-name="P183"><text:a xlink:type="simple" xlink:href="#__RefHeading___Toc4080_1054810567" text:style-name="Index_20_Link" text:visited-style-name="Index_20_Link">Move Texture Space<text:tab/>16</text:a></text:p>
          <text:p text:style-name="P184"><text:a xlink:type="simple" xlink:href="#__RefHeading___Toc5419_3665988456" text:style-name="Index_20_Link" text:visited-style-name="Index_20_Link">Last Operator Translate<text:tab/>17</text:a></text:p>
          <text:p text:style-name="P185"><text:a xlink:type="simple" xlink:href="#__RefHeading___Toc4845_1142977686" text:style-name="Index_20_Link" text:visited-style-name="Index_20_Link">Move X, Y Z<text:tab/>17</text:a></text:p>
          <text:p text:style-name="P185"><text:a xlink:type="simple" xlink:href="#__RefHeading___Toc30754_12365009851" text:style-name="Index_20_Link" text:visited-style-name="Index_20_Link">Orientation<text:tab/>17</text:a></text:p>
          <text:p text:style-name="P185"><text:a xlink:type="simple" xlink:href="#__RefHeading___Toc4082_1054810567" text:style-name="Index_20_Link" text:visited-style-name="Index_20_Link">Proportional editing<text:tab/>17</text:a></text:p>
          <text:p text:style-name="P186"><text:a xlink:type="simple" xlink:href="#__RefHeading___Toc1579_1763346469112" text:style-name="Index_20_Link" text:visited-style-name="Index_20_Link">Proportional Falloff<text:tab/>17</text:a></text:p>
          <text:p text:style-name="P186"><text:a xlink:type="simple" xlink:href="#__RefHeading___Toc1545_1502043747112" text:style-name="Index_20_Link" text:visited-style-name="Index_20_Link">Proportional Size<text:tab/>17</text:a></text:p>
          <text:p text:style-name="P186"><text:a xlink:type="simple" xlink:href="#__RefHeading___Toc1581_1763346469112" text:style-name="Index_20_Link" text:visited-style-name="Index_20_Link">Connected<text:tab/>17</text:a></text:p>
          <text:p text:style-name="P186"><text:a xlink:type="simple" xlink:href="#__RefHeading___Toc1583_1763346469112" text:style-name="Index_20_Link" text:visited-style-name="Index_20_Link">Projected(2D)<text:tab/>17</text:a></text:p>
          <text:p text:style-name="P183"><text:soft-page-break/><text:a xlink:type="simple" xlink:href="#__RefHeading___Toc4084_1054810567" text:style-name="Index_20_Link" text:visited-style-name="Index_20_Link">Scale Texture Space<text:tab/>18</text:a></text:p>
          <text:p text:style-name="P184"><text:a xlink:type="simple" xlink:href="#__RefHeading___Toc5333_3646859789" text:style-name="Index_20_Link" text:visited-style-name="Index_20_Link">Last Operator Resize Texture<text:tab/>18</text:a></text:p>
          <text:p text:style-name="P186"><text:a xlink:type="simple" xlink:href="#__RefHeading___Toc4086_1054810567" text:style-name="Index_20_Link" text:visited-style-name="Index_20_Link">Move X, Y Z<text:tab/>18</text:a></text:p>
          <text:p text:style-name="P185"><text:a xlink:type="simple" xlink:href="#__RefHeading___Toc4088_1054810567" text:style-name="Index_20_Link" text:visited-style-name="Index_20_Link">Orientation<text:tab/>18</text:a></text:p>
          <text:p text:style-name="P185"><text:a xlink:type="simple" xlink:href="#__RefHeading___Toc4090_1054810567" text:style-name="Index_20_Link" text:visited-style-name="Index_20_Link">Proportional editing<text:tab/>18</text:a></text:p>
          <text:p text:style-name="P186"><text:a xlink:type="simple" xlink:href="#__RefHeading___Toc1579_17633464691121" text:style-name="Index_20_Link" text:visited-style-name="Index_20_Link">Proportional Falloff<text:tab/>18</text:a></text:p>
          <text:p text:style-name="P186"><text:a xlink:type="simple" xlink:href="#__RefHeading___Toc1545_15020437471121" text:style-name="Index_20_Link" text:visited-style-name="Index_20_Link">Proportional Size<text:tab/>18</text:a></text:p>
          <text:p text:style-name="P186"><text:a xlink:type="simple" xlink:href="#__RefHeading___Toc1581_17633464691121" text:style-name="Index_20_Link" text:visited-style-name="Index_20_Link">Connected<text:tab/>18</text:a></text:p>
          <text:p text:style-name="P186"><text:a xlink:type="simple" xlink:href="#__RefHeading___Toc1583_17633464691121" text:style-name="Index_20_Link" text:visited-style-name="Index_20_Link">Projected(2D)<text:tab/>19</text:a></text:p>
          <text:p text:style-name="P183"><text:a xlink:type="simple" xlink:href="#__RefHeading___Toc44783_4111457810" text:style-name="Index_20_Link" text:visited-style-name="Index_20_Link">Set Dimensions<text:tab/>19</text:a></text:p>
          <text:p text:style-name="P184"><text:a xlink:type="simple" xlink:href="#__RefHeading___Toc10008_29766055122" text:style-name="Index_20_Link" text:visited-style-name="Index_20_Link">Last Operator Set Dimensions<text:tab/>19</text:a></text:p>
          <text:p text:style-name="P186"><text:a xlink:type="simple" xlink:href="#__RefHeading___Toc10010_29766055122" text:style-name="Index_20_Link" text:visited-style-name="Index_20_Link">New Dimensions<text:tab/>19</text:a></text:p>
          <text:p text:style-name="P182"><text:a xlink:type="simple" xlink:href="#__RefHeading___Toc1604_9062528" text:style-name="Index_20_Link" text:visited-style-name="Index_20_Link">Mirror<text:tab/>19</text:a></text:p>
          <text:p text:style-name="P183"><text:a xlink:type="simple" xlink:href="#__RefHeading___Toc4092_1054810567" text:style-name="Index_20_Link" text:visited-style-name="Index_20_Link">Interactive Mirror<text:tab/>19</text:a></text:p>
          <text:p text:style-name="P183"><text:a xlink:type="simple" xlink:href="#__RefHeading___Toc4094_1054810567" text:style-name="Index_20_Link" text:visited-style-name="Index_20_Link">X Global, Y Global etc.<text:tab/>19</text:a></text:p>
          <text:p text:style-name="P184"><text:a xlink:type="simple" xlink:href="#__RefHeading___Toc15320_235243477" text:style-name="Index_20_Link" text:visited-style-name="Index_20_Link">Last Operator Mirror<text:tab/>19</text:a></text:p>
          <text:p text:style-name="P185"><text:a xlink:type="simple" xlink:href="#__RefHeading___Toc4096_1054810567" text:style-name="Index_20_Link" text:visited-style-name="Index_20_Link">Orientation<text:tab/>20</text:a></text:p>
          <text:p text:style-name="P185"><text:a xlink:type="simple" xlink:href="#__RefHeading___Toc5422_797321531211111" text:style-name="Index_20_Link" text:visited-style-name="Index_20_Link">Constraint Axis<text:tab/>20</text:a></text:p>
          <text:p text:style-name="P185"><text:a xlink:type="simple" xlink:href="#__RefHeading___Toc4098_1054810567" text:style-name="Index_20_Link" text:visited-style-name="Index_20_Link">Proportional editing<text:tab/>20</text:a></text:p>
          <text:p text:style-name="P186"><text:a xlink:type="simple" xlink:href="#__RefHeading___Toc1579_176334646911212" text:style-name="Index_20_Link" text:visited-style-name="Index_20_Link">Proportional Falloff<text:tab/>20</text:a></text:p>
          <text:p text:style-name="P186"><text:a xlink:type="simple" xlink:href="#__RefHeading___Toc1545_150204374711212" text:style-name="Index_20_Link" text:visited-style-name="Index_20_Link">Proportional Size<text:tab/>20</text:a></text:p>
          <text:p text:style-name="P186"><text:a xlink:type="simple" xlink:href="#__RefHeading___Toc1581_176334646911212" text:style-name="Index_20_Link" text:visited-style-name="Index_20_Link">Connected<text:tab/>20</text:a></text:p>
          <text:p text:style-name="P186"><text:a xlink:type="simple" xlink:href="#__RefHeading___Toc1583_176334646911212" text:style-name="Index_20_Link" text:visited-style-name="Index_20_Link">Projected(2D)<text:tab/>20</text:a></text:p>
          <text:p text:style-name="P183"><text:a xlink:type="simple" xlink:href="#__RefHeading___Toc4100_1054810567" text:style-name="Index_20_Link" text:visited-style-name="Index_20_Link">Mirror Vertex Group<text:tab/>20</text:a></text:p>
          <text:p text:style-name="P184"><text:a xlink:type="simple" xlink:href="#__RefHeading___Toc9969_29766055121" text:style-name="Index_20_Link" text:visited-style-name="Index_20_Link">Last Operator Mirror Vertex Group<text:tab/>20</text:a></text:p>
          <text:p text:style-name="P185"><text:a xlink:type="simple" xlink:href="#__RefHeading___Toc9971_29766055121" text:style-name="Index_20_Link" text:visited-style-name="Index_20_Link">Mirror Weights<text:tab/>20</text:a></text:p>
          <text:p text:style-name="P185"><text:a xlink:type="simple" xlink:href="#__RefHeading___Toc9973_29766055121" text:style-name="Index_20_Link" text:visited-style-name="Index_20_Link">Flip Group Names<text:tab/>20</text:a></text:p>
          <text:p text:style-name="P185"><text:a xlink:type="simple" xlink:href="#__RefHeading___Toc9975_29766055121" text:style-name="Index_20_Link" text:visited-style-name="Index_20_Link">All Groups<text:tab/>21</text:a></text:p>
          <text:p text:style-name="P185"><text:a xlink:type="simple" xlink:href="#__RefHeading___Toc9977_29766055121" text:style-name="Index_20_Link" text:visited-style-name="Index_20_Link">Topology Mirror<text:tab/>21</text:a></text:p>
          <text:p text:style-name="P182"><text:a xlink:type="simple" xlink:href="#__RefHeading___Toc1606_9062528" text:style-name="Index_20_Link" text:visited-style-name="Index_20_Link">Snap<text:tab/>21</text:a></text:p>
          <text:p text:style-name="P183"><text:a xlink:type="simple" xlink:href="#__RefHeading___Toc1608_9062528" text:style-name="Index_20_Link" text:visited-style-name="Index_20_Link">Last Operator Snap<text:tab/>21</text:a></text:p>
          <text:p text:style-name="P184"><text:a xlink:type="simple" xlink:href="#__RefHeading___Toc1610_9062528" text:style-name="Index_20_Link" text:visited-style-name="Index_20_Link">Offset<text:tab/>21</text:a></text:p>
          <text:p text:style-name="P182"><text:a xlink:type="simple" xlink:href="#__RefHeading___Toc1612_9062528" text:style-name="Index_20_Link" text:visited-style-name="Index_20_Link">Single Operators<text:tab/>21</text:a></text:p>
          <text:p text:style-name="P183"><text:a xlink:type="simple" xlink:href="#__RefHeading___Toc1614_9062528" text:style-name="Index_20_Link" text:visited-style-name="Index_20_Link">Duplicate<text:tab/>21</text:a></text:p>
          <text:p text:style-name="P184"><text:a xlink:type="simple" xlink:href="#__RefHeading___Toc1616_9062528" text:style-name="Index_20_Link" text:visited-style-name="Index_20_Link">Last Operator Duplicate<text:tab/>21</text:a></text:p>
          <text:p text:style-name="P185"><text:a xlink:type="simple" xlink:href="#__RefHeading___Toc1618_9062528" text:style-name="Index_20_Link" text:visited-style-name="Index_20_Link">Mode<text:tab/>21</text:a></text:p>
          <text:p text:style-name="P185"><text:a xlink:type="simple" xlink:href="#__RefHeading___Toc1620_9062528" text:style-name="Index_20_Link" text:visited-style-name="Index_20_Link">Move X, Y, Z<text:tab/>21</text:a></text:p>
          <text:p text:style-name="P185"><text:a xlink:type="simple" xlink:href="#__RefHeading___Toc4096_10548105671" text:style-name="Index_20_Link" text:visited-style-name="Index_20_Link">Orientation<text:tab/>21</text:a></text:p>
          <text:p text:style-name="P185"><text:a xlink:type="simple" xlink:href="#__RefHeading___Toc5422_7973215312111111" text:style-name="Index_20_Link" text:visited-style-name="Index_20_Link">Constraint Axis<text:tab/>21</text:a></text:p>
          <text:p text:style-name="P185"><text:a xlink:type="simple" xlink:href="#__RefHeading___Toc4098_10548105671" text:style-name="Index_20_Link" text:visited-style-name="Index_20_Link">Proportional editing<text:tab/>22</text:a></text:p>
          <text:p text:style-name="P186"><text:a xlink:type="simple" xlink:href="#__RefHeading___Toc1579_1763346469112121" text:style-name="Index_20_Link" text:visited-style-name="Index_20_Link">Proportional Falloff<text:tab/>22</text:a></text:p>
          <text:p text:style-name="P186"><text:a xlink:type="simple" xlink:href="#__RefHeading___Toc1545_1502043747112121" text:style-name="Index_20_Link" text:visited-style-name="Index_20_Link">Proportional Size<text:tab/>22</text:a></text:p>
          <text:p text:style-name="P186"><text:a xlink:type="simple" xlink:href="#__RefHeading___Toc1581_1763346469112121" text:style-name="Index_20_Link" text:visited-style-name="Index_20_Link">Connected<text:tab/>22</text:a></text:p>
          <text:p text:style-name="P186"><text:a xlink:type="simple" xlink:href="#__RefHeading___Toc1583_1763346469112121" text:style-name="Index_20_Link" text:visited-style-name="Index_20_Link">Projected(2D)<text:tab/>22</text:a></text:p>
          <text:p text:style-name="P183"><text:a xlink:type="simple" xlink:href="#__RefHeading___Toc37028_2052926708" text:style-name="Index_20_Link" text:visited-style-name="Index_20_Link">Extrude<text:tab/>22</text:a></text:p>
          <text:p text:style-name="P184"><text:a xlink:type="simple" xlink:href="#__RefHeading___Toc11220_2084615318" text:style-name="Index_20_Link" text:visited-style-name="Index_20_Link">Extrude Faces (Legacy)<text:tab/>22</text:a></text:p>
          <text:p text:style-name="P185"><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86"><text:a xlink:type="simple" xlink:href="#__RefHeading___Toc42736_2320195280" text:style-name="Index_20_Link" text:visited-style-name="Index_20_Link">Flip Normals<text:tab/>23</text:a></text:p>
          <text:p text:style-name="P186"><text:a xlink:type="simple" xlink:href="#__RefHeading___Toc11222_2084615318" text:style-name="Index_20_Link" text:visited-style-name="Index_20_Link">Dissolve Orthogonal Edges<text:tab/>23</text:a></text:p>
          <text:p text:style-name="P186"><text:a xlink:type="simple" xlink:href="#__RefHeading___Toc42738_2320195280" text:style-name="Index_20_Link" text:visited-style-name="Index_20_Link">Move X, Y Z<text:tab/>23</text:a></text:p>
          <text:p text:style-name="P186"><text:a xlink:type="simple" xlink:href="#__RefHeading___Toc563_3545106889" text:style-name="Index_20_Link" text:visited-style-name="Index_20_Link">Orientation<text:tab/>23</text:a></text:p>
          <text:p text:style-name="P186"><text:a xlink:type="simple" xlink:href="#__RefHeading___Toc42740_2320195280" text:style-name="Index_20_Link" text:visited-style-name="Index_20_Link">Proportional editing<text:tab/>23</text:a></text:p>
          <text:p text:style-name="P187"><text:a xlink:type="simple" xlink:href="#__RefHeading___Toc1579_17633464693" text:style-name="Index_20_Link" text:visited-style-name="Index_20_Link">Proportional Falloff<text:tab/>23</text:a></text:p>
          <text:p text:style-name="P187"><text:soft-page-break/><text:a xlink:type="simple" xlink:href="#__RefHeading___Toc1545_15020437473" text:style-name="Index_20_Link" text:visited-style-name="Index_20_Link">Proportional Size<text:tab/>23</text:a></text:p>
          <text:p text:style-name="P187"><text:a xlink:type="simple" xlink:href="#__RefHeading___Toc1581_17633464693" text:style-name="Index_20_Link" text:visited-style-name="Index_20_Link">Connected<text:tab/>23</text:a></text:p>
          <text:p text:style-name="P187"><text:a xlink:type="simple" xlink:href="#__RefHeading___Toc1583_17633464693" text:style-name="Index_20_Link" text:visited-style-name="Index_20_Link">Projected(2D)<text:tab/>23</text:a></text:p>
          <text:p text:style-name="P184"><text:a xlink:type="simple" xlink:href="#__RefHeading___Toc11224_2084615318" text:style-name="Index_20_Link" text:visited-style-name="Index_20_Link">Extrude Faces along Normals (Legacy)<text:tab/>23</text:a></text:p>
          <text:p text:style-name="P185"><text:a xlink:type="simple" xlink:href="#__RefHeading___Toc11226_2084615318" text:style-name="Index_20_Link" text:visited-style-name="Index_20_Link">Last Operator Extrude Region and Shrink/Fatten<text:tab/>24</text:a></text:p>
          <text:p text:style-name="P186"><text:a xlink:type="simple" xlink:href="#__RefHeading___Toc42748_2320195280" text:style-name="Index_20_Link" text:visited-style-name="Index_20_Link">Flip Normals<text:tab/>24</text:a></text:p>
          <text:p text:style-name="P186"><text:a xlink:type="simple" xlink:href="#__RefHeading___Toc11228_2084615318" text:style-name="Index_20_Link" text:visited-style-name="Index_20_Link">Dissolve Orthogonal Edges<text:tab/>24</text:a></text:p>
          <text:p text:style-name="P186"><text:a xlink:type="simple" xlink:href="#__RefHeading___Toc42750_2320195280" text:style-name="Index_20_Link" text:visited-style-name="Index_20_Link">Offset<text:tab/>24</text:a></text:p>
          <text:p text:style-name="P186"><text:a xlink:type="simple" xlink:href="#__RefHeading___Toc42752_2320195280" text:style-name="Index_20_Link" text:visited-style-name="Index_20_Link">Offset Even<text:tab/>24</text:a></text:p>
          <text:p text:style-name="P186"><text:a xlink:type="simple" xlink:href="#__RefHeading___Toc42754_2320195280" text:style-name="Index_20_Link" text:visited-style-name="Index_20_Link">Proportional editing<text:tab/>24</text:a></text:p>
          <text:p text:style-name="P187"><text:a xlink:type="simple" xlink:href="#__RefHeading___Toc1579_176334646912" text:style-name="Index_20_Link" text:visited-style-name="Index_20_Link">Proportional Falloff<text:tab/>24</text:a></text:p>
          <text:p text:style-name="P187"><text:a xlink:type="simple" xlink:href="#__RefHeading___Toc1545_150204374712" text:style-name="Index_20_Link" text:visited-style-name="Index_20_Link">Proportional Size<text:tab/>24</text:a></text:p>
          <text:p text:style-name="P187"><text:a xlink:type="simple" xlink:href="#__RefHeading___Toc1581_176334646912" text:style-name="Index_20_Link" text:visited-style-name="Index_20_Link">Connected<text:tab/>24</text:a></text:p>
          <text:p text:style-name="P187"><text:a xlink:type="simple" xlink:href="#__RefHeading___Toc42756_2320195280" text:style-name="Index_20_Link" text:visited-style-name="Index_20_Link">Projected(2D)<text:tab/>24</text:a></text:p>
          <text:p text:style-name="P184"><text:a xlink:type="simple" xlink:href="#__RefHeading___Toc11230_2084615318" text:style-name="Index_20_Link" text:visited-style-name="Index_20_Link">Extrude Individual Faces ( Legacy)<text:tab/>24</text:a></text:p>
          <text:p text:style-name="P185"><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86"><text:a xlink:type="simple" xlink:href="#__RefHeading___Toc42762_2320195280" text:style-name="Index_20_Link" text:visited-style-name="Index_20_Link">Offset<text:tab/>24</text:a></text:p>
          <text:p text:style-name="P186"><text:a xlink:type="simple" xlink:href="#__RefHeading___Toc42764_2320195280" text:style-name="Index_20_Link" text:visited-style-name="Index_20_Link">Offset Even<text:tab/>24</text:a></text:p>
          <text:p text:style-name="P186"><text:a xlink:type="simple" xlink:href="#__RefHeading___Toc42766_2320195280" text:style-name="Index_20_Link" text:visited-style-name="Index_20_Link">Proportional editing<text:tab/>25</text:a></text:p>
          <text:p text:style-name="P187"><text:a xlink:type="simple" xlink:href="#__RefHeading___Toc1579_1763346469113" text:style-name="Index_20_Link" text:visited-style-name="Index_20_Link">Proportional Falloff<text:tab/>25</text:a></text:p>
          <text:p text:style-name="P187"><text:a xlink:type="simple" xlink:href="#__RefHeading___Toc1545_1502043747113" text:style-name="Index_20_Link" text:visited-style-name="Index_20_Link">Proportional Size<text:tab/>25</text:a></text:p>
          <text:p text:style-name="P187"><text:a xlink:type="simple" xlink:href="#__RefHeading___Toc1581_1763346469113" text:style-name="Index_20_Link" text:visited-style-name="Index_20_Link">Connected<text:tab/>25</text:a></text:p>
          <text:p text:style-name="P187"><text:a xlink:type="simple" xlink:href="#__RefHeading___Toc42768_2320195280" text:style-name="Index_20_Link" text:visited-style-name="Index_20_Link">Projected(2D)<text:tab/>25</text:a></text:p>
          <text:p text:style-name="P184"><text:a xlink:type="simple" xlink:href="#__RefHeading___Toc11232_2084615318" text:style-name="Index_20_Link" text:visited-style-name="Index_20_Link">Extrude Manifold (Legacy)<text:tab/>25</text:a></text:p>
          <text:p text:style-name="P185"><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86"><text:a xlink:type="simple" xlink:href="#__RefHeading___Toc42736_23201952801" text:style-name="Index_20_Link" text:visited-style-name="Index_20_Link">Flip Normals<text:tab/>25</text:a></text:p>
          <text:p text:style-name="P186"><text:a xlink:type="simple" xlink:href="#__RefHeading___Toc5282_2424641049" text:style-name="Index_20_Link" text:visited-style-name="Index_20_Link">Dissolve Orthogonal Edges<text:tab/>25</text:a></text:p>
          <text:p text:style-name="P186"><text:a xlink:type="simple" xlink:href="#__RefHeading___Toc42738_23201952801" text:style-name="Index_20_Link" text:visited-style-name="Index_20_Link">Move X, Y Z<text:tab/>25</text:a></text:p>
          <text:p text:style-name="P186"><text:a xlink:type="simple" xlink:href="#__RefHeading___Toc563_35451068892" text:style-name="Index_20_Link" text:visited-style-name="Index_20_Link">Orientation<text:tab/>25</text:a></text:p>
          <text:p text:style-name="P186"><text:a xlink:type="simple" xlink:href="#__RefHeading___Toc42740_23201952801" text:style-name="Index_20_Link" text:visited-style-name="Index_20_Link">Proportional editing<text:tab/>26</text:a></text:p>
          <text:p text:style-name="P187"><text:a xlink:type="simple" xlink:href="#__RefHeading___Toc1579_17633464695" text:style-name="Index_20_Link" text:visited-style-name="Index_20_Link">Proportional Falloff<text:tab/>26</text:a></text:p>
          <text:p text:style-name="P187"><text:a xlink:type="simple" xlink:href="#__RefHeading___Toc1545_15020437475" text:style-name="Index_20_Link" text:visited-style-name="Index_20_Link">Proportional Size<text:tab/>26</text:a></text:p>
          <text:p text:style-name="P187"><text:a xlink:type="simple" xlink:href="#__RefHeading___Toc1581_17633464695" text:style-name="Index_20_Link" text:visited-style-name="Index_20_Link">Connected<text:tab/>26</text:a></text:p>
          <text:p text:style-name="P187"><text:a xlink:type="simple" xlink:href="#__RefHeading___Toc1583_17633464694" text:style-name="Index_20_Link" text:visited-style-name="Index_20_Link">Projected(2D)<text:tab/>26</text:a></text:p>
          <text:p text:style-name="P184"><text:a xlink:type="simple" xlink:href="#__RefHeading___Toc37030_2052926708" text:style-name="Index_20_Link" text:visited-style-name="Index_20_Link">Extrude Edges<text:tab/>26</text:a></text:p>
          <text:p text:style-name="P185"><text:a xlink:type="simple" xlink:href="#__RefHeading___Toc37032_2052926708" text:style-name="Index_20_Link" text:visited-style-name="Index_20_Link">Last Operator Extrude Only Edges and Move<text:tab/>26</text:a></text:p>
          <text:p text:style-name="P185"><text:a xlink:type="simple" xlink:href="#__RefHeading___Toc37034_2052926708" text:style-name="Index_20_Link" text:visited-style-name="Index_20_Link">Flip Normals<text:tab/>26</text:a></text:p>
          <text:p text:style-name="P185"><text:a xlink:type="simple" xlink:href="#__RefHeading___Toc37036_2052926708" text:style-name="Index_20_Link" text:visited-style-name="Index_20_Link">Move X Y Z<text:tab/>26</text:a></text:p>
          <text:p text:style-name="P185"><text:a xlink:type="simple" xlink:href="#__RefHeading___Toc37038_2052926708" text:style-name="Index_20_Link" text:visited-style-name="Index_20_Link">Orientation<text:tab/>26</text:a></text:p>
          <text:p text:style-name="P185"><text:a xlink:type="simple" xlink:href="#__RefHeading___Toc2621_41411738301" text:style-name="Index_20_Link" text:visited-style-name="Index_20_Link">Constraint Axis<text:tab/>26</text:a></text:p>
          <text:p text:style-name="P185"><text:a xlink:type="simple" xlink:href="#__RefHeading___Toc37040_2052926708" text:style-name="Index_20_Link" text:visited-style-name="Index_20_Link">Proportional editing<text:tab/>26</text:a></text:p>
          <text:p text:style-name="P186"><text:a xlink:type="simple" xlink:href="#__RefHeading___Toc1579_17633464692" text:style-name="Index_20_Link" text:visited-style-name="Index_20_Link">Proportional Falloff<text:tab/>26</text:a></text:p>
          <text:p text:style-name="P186"><text:a xlink:type="simple" xlink:href="#__RefHeading___Toc1545_15020437472" text:style-name="Index_20_Link" text:visited-style-name="Index_20_Link">Proportional Size<text:tab/>26</text:a></text:p>
          <text:p text:style-name="P186"><text:a xlink:type="simple" xlink:href="#__RefHeading___Toc1581_17633464692" text:style-name="Index_20_Link" text:visited-style-name="Index_20_Link">Connected<text:tab/>27</text:a></text:p>
          <text:p text:style-name="P186"><text:a xlink:type="simple" xlink:href="#__RefHeading___Toc1583_17633464692" text:style-name="Index_20_Link" text:visited-style-name="Index_20_Link">Projected(2D)<text:tab/>27</text:a></text:p>
          <text:p text:style-name="P184"><text:a xlink:type="simple" xlink:href="#__RefHeading___Toc37042_2052926708" text:style-name="Index_20_Link" text:visited-style-name="Index_20_Link">Extrude Vertices<text:tab/>27</text:a></text:p>
          <text:p text:style-name="P185"><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86"><text:a xlink:type="simple" xlink:href="#__RefHeading___Toc37046_2052926708" text:style-name="Index_20_Link" text:visited-style-name="Index_20_Link">Move X Y Z<text:tab/>27</text:a></text:p>
          <text:p text:style-name="P186"><text:a xlink:type="simple" xlink:href="#__RefHeading___Toc37048_2052926708" text:style-name="Index_20_Link" text:visited-style-name="Index_20_Link">Orientation<text:tab/>27</text:a></text:p>
          <text:p text:style-name="P186"><text:a xlink:type="simple" xlink:href="#__RefHeading___Toc2621_414117383011" text:style-name="Index_20_Link" text:visited-style-name="Index_20_Link">Constraint Axis<text:tab/>27</text:a></text:p>
          <text:p text:style-name="P186"><text:a xlink:type="simple" xlink:href="#__RefHeading___Toc37050_2052926708" text:style-name="Index_20_Link" text:visited-style-name="Index_20_Link">Proportional editing<text:tab/>27</text:a></text:p>
          <text:p text:style-name="P187"><text:a xlink:type="simple" xlink:href="#__RefHeading___Toc1579_176334646921" text:style-name="Index_20_Link" text:visited-style-name="Index_20_Link">Proportional Falloff<text:tab/>27</text:a></text:p>
          <text:p text:style-name="P187"><text:a xlink:type="simple" xlink:href="#__RefHeading___Toc1545_150204374721" text:style-name="Index_20_Link" text:visited-style-name="Index_20_Link">Proportional Size<text:tab/>27</text:a></text:p>
          <text:p text:style-name="P187"><text:soft-page-break/><text:a xlink:type="simple" xlink:href="#__RefHeading___Toc1581_176334646921" text:style-name="Index_20_Link" text:visited-style-name="Index_20_Link">Connected<text:tab/>27</text:a></text:p>
          <text:p text:style-name="P187"><text:a xlink:type="simple" xlink:href="#__RefHeading___Toc1583_176334646921" text:style-name="Index_20_Link" text:visited-style-name="Index_20_Link">Projected(2D)<text:tab/>27</text:a></text:p>
          <text:p text:style-name="P184"><text:a xlink:type="simple" xlink:href="#__RefHeading___Toc37052_2052926708" text:style-name="Index_20_Link" text:visited-style-name="Index_20_Link">Dupli Extrude / Dupli Extrude Rotate<text:tab/>27</text:a></text:p>
          <text:p text:style-name="P187"><text:a xlink:type="simple" xlink:href="#__RefHeading___Toc30043_1679536477" text:style-name="Index_20_Link" text:visited-style-name="Index_20_Link">Dupli Extrude - with selected Faces<text:tab/>28</text:a></text:p>
          <text:p text:style-name="P187"><text:a xlink:type="simple" xlink:href="#__RefHeading___Toc15356_2800044225" text:style-name="Index_20_Link" text:visited-style-name="Index_20_Link">Dupli Extrude - with selected Vertices<text:tab/>28</text:a></text:p>
          <text:p text:style-name="P184"><text:a xlink:type="simple" xlink:href="#__RefHeading___Toc7609_1980196750" text:style-name="Index_20_Link" text:visited-style-name="Index_20_Link">Extrude Repeat<text:tab/>28</text:a></text:p>
          <text:p text:style-name="P185"><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85"><text:a xlink:type="simple" xlink:href="#__RefHeading___Toc37034_20529267081" text:style-name="Index_20_Link" text:visited-style-name="Index_20_Link">Steps<text:tab/>28</text:a></text:p>
          <text:p text:style-name="P184"><text:a xlink:type="simple" xlink:href="#__RefHeading___Toc7611_1980196750" text:style-name="Index_20_Link" text:visited-style-name="Index_20_Link">Spin<text:tab/>29</text:a></text:p>
          <text:p text:style-name="P185"><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85"><text:a xlink:type="simple" xlink:href="#__RefHeading___Toc37034_205292670811" text:style-name="Index_20_Link" text:visited-style-name="Index_20_Link">Steps<text:tab/>29</text:a></text:p>
          <text:p text:style-name="P185"><text:a xlink:type="simple" xlink:href="#__RefHeading___Toc7613_1980196750" text:style-name="Index_20_Link" text:visited-style-name="Index_20_Link">Use Duplicates<text:tab/>29</text:a></text:p>
          <text:p text:style-name="P185"><text:a xlink:type="simple" xlink:href="#__RefHeading___Toc7615_1980196750" text:style-name="Index_20_Link" text:visited-style-name="Index_20_Link">Angle<text:tab/>29</text:a></text:p>
          <text:p text:style-name="P185"><text:a xlink:type="simple" xlink:href="#__RefHeading___Toc7617_1980196750" text:style-name="Index_20_Link" text:visited-style-name="Index_20_Link">Auto Merge<text:tab/>29</text:a></text:p>
          <text:p text:style-name="P185"><text:a xlink:type="simple" xlink:href="#__RefHeading___Toc7619_1980196750" text:style-name="Index_20_Link" text:visited-style-name="Index_20_Link">Flip Normals<text:tab/>29</text:a></text:p>
          <text:p text:style-name="P185"><text:a xlink:type="simple" xlink:href="#__RefHeading___Toc7621_1980196750" text:style-name="Index_20_Link" text:visited-style-name="Index_20_Link">Center X / Y / Z<text:tab/>29</text:a></text:p>
          <text:p text:style-name="P185"><text:a xlink:type="simple" xlink:href="#__RefHeading___Toc7623_1980196750" text:style-name="Index_20_Link" text:visited-style-name="Index_20_Link">Axis<text:tab/>29</text:a></text:p>
          <text:p text:style-name="P183"><text:a xlink:type="simple" xlink:href="#__RefHeading___Toc9169_4201702543" text:style-name="Index_20_Link" text:visited-style-name="Index_20_Link">Merge<text:tab/>29</text:a></text:p>
          <text:p text:style-name="P184"><text:a xlink:type="simple" xlink:href="#__RefHeading___Toc9175_4201702543" text:style-name="Index_20_Link" text:visited-style-name="Index_20_Link">At Center, At Cursor, Collapse, At First, At Last<text:tab/>29</text:a></text:p>
          <text:p text:style-name="P184"><text:a xlink:type="simple" xlink:href="#__RefHeading___Toc9177_4201702543" text:style-name="Index_20_Link" text:visited-style-name="Index_20_Link">Last Operator Merge<text:tab/>29</text:a></text:p>
          <text:p text:style-name="P185"><text:a xlink:type="simple" xlink:href="#__RefHeading___Toc9179_4201702543" text:style-name="Index_20_Link" text:visited-style-name="Index_20_Link">Type<text:tab/>29</text:a></text:p>
          <text:p text:style-name="P185"><text:a xlink:type="simple" xlink:href="#__RefHeading___Toc9181_4201702543" text:style-name="Index_20_Link" text:visited-style-name="Index_20_Link">UV's<text:tab/>30</text:a></text:p>
          <text:p text:style-name="P184"><text:a xlink:type="simple" xlink:href="#__RefHeading___Toc9183_4201702543" text:style-name="Index_20_Link" text:visited-style-name="Index_20_Link">By Distance<text:tab/>30</text:a></text:p>
          <text:p text:style-name="P184"><text:a xlink:type="simple" xlink:href="#__RefHeading___Toc9185_4201702543" text:style-name="Index_20_Link" text:visited-style-name="Index_20_Link">Last Operator Merge by Distance<text:tab/>30</text:a></text:p>
          <text:p text:style-name="P185"><text:a xlink:type="simple" xlink:href="#__RefHeading___Toc9187_4201702543" text:style-name="Index_20_Link" text:visited-style-name="Index_20_Link">Merge Distance<text:tab/>30</text:a></text:p>
          <text:p text:style-name="P183"><text:a xlink:type="simple" xlink:href="#__RefHeading___Toc9171_4201702543" text:style-name="Index_20_Link" text:visited-style-name="Index_20_Link">Split<text:tab/>30</text:a></text:p>
          <text:p text:style-name="P184"><text:a xlink:type="simple" xlink:href="#__RefHeading___Toc1622_9062528" text:style-name="Index_20_Link" text:visited-style-name="Index_20_Link">Selection<text:tab/>30</text:a></text:p>
          <text:p text:style-name="P184"><text:a xlink:type="simple" xlink:href="#__RefHeading___Toc9189_4201702543" text:style-name="Index_20_Link" text:visited-style-name="Index_20_Link">Faces by Edges / Faces by Edges by Vertices<text:tab/>30</text:a></text:p>
          <text:p text:style-name="P184"><text:a xlink:type="simple" xlink:href="#__RefHeading___Toc9191_4201702543" text:style-name="Index_20_Link" text:visited-style-name="Index_20_Link">Last Operator Edge Split<text:tab/>30</text:a></text:p>
          <text:p text:style-name="P185"><text:a xlink:type="simple" xlink:href="#__RefHeading___Toc9193_4201702543" text:style-name="Index_20_Link" text:visited-style-name="Index_20_Link">Type<text:tab/>30</text:a></text:p>
          <text:p text:style-name="P183"><text:a xlink:type="simple" xlink:href="#__RefHeading___Toc9173_4201702543" text:style-name="Index_20_Link" text:visited-style-name="Index_20_Link">Separate<text:tab/>30</text:a></text:p>
          <text:p text:style-name="P184"><text:a xlink:type="simple" xlink:href="#__RefHeading___Toc35323_17377730701" text:style-name="Index_20_Link" text:visited-style-name="Index_20_Link">Selection<text:tab/>30</text:a></text:p>
          <text:p text:style-name="P184"><text:a xlink:type="simple" xlink:href="#__RefHeading___Toc35325_17377730701" text:style-name="Index_20_Link" text:visited-style-name="Index_20_Link">By Material<text:tab/>31</text:a></text:p>
          <text:p text:style-name="P184"><text:a xlink:type="simple" xlink:href="#__RefHeading___Toc35327_17377730701" text:style-name="Index_20_Link" text:visited-style-name="Index_20_Link">By Loose Parts<text:tab/>31</text:a></text:p>
          <text:p text:style-name="P186"><text:a xlink:type="simple" xlink:href="#__RefHeading___Toc2595_4141173830" text:style-name="Index_20_Link" text:visited-style-name="Index_20_Link">Knife Project<text:tab/>31</text:a></text:p>
          <text:p text:style-name="P187"><text:a xlink:type="simple" xlink:href="#__RefHeading___Toc7184_1959787159" text:style-name="Index_20_Link" text:visited-style-name="Index_20_Link">Last Operator Knife Project<text:tab/>31</text:a></text:p>
          <text:p text:style-name="P188"><text:a xlink:type="simple" xlink:href="#__RefHeading___Toc7692_1195564849" text:style-name="Index_20_Link" text:visited-style-name="Index_20_Link">Cut through<text:tab/>31</text:a></text:p>
          <text:p text:style-name="P183"><text:a xlink:type="simple" xlink:href="#__RefHeading___Toc2597_4141173830" text:style-name="Index_20_Link" text:visited-style-name="Index_20_Link">Convex Hull<text:tab/>31</text:a></text:p>
          <text:p text:style-name="P184"><text:a xlink:type="simple" xlink:href="#__RefHeading___Toc9108_497492469" text:style-name="Index_20_Link" text:visited-style-name="Index_20_Link">Last Operator Convex Hull<text:tab/>32</text:a></text:p>
          <text:p text:style-name="P185"><text:a xlink:type="simple" xlink:href="#__RefHeading___Toc9110_497492469" text:style-name="Index_20_Link" text:visited-style-name="Index_20_Link">Delete Unused<text:tab/>32</text:a></text:p>
          <text:p text:style-name="P185"><text:a xlink:type="simple" xlink:href="#__RefHeading___Toc9112_497492469" text:style-name="Index_20_Link" text:visited-style-name="Index_20_Link">Use existing Faces<text:tab/>32</text:a></text:p>
          <text:p text:style-name="P185"><text:a xlink:type="simple" xlink:href="#__RefHeading___Toc9114_497492469" text:style-name="Index_20_Link" text:visited-style-name="Index_20_Link">Make Holes<text:tab/>32</text:a></text:p>
          <text:p text:style-name="P185"><text:a xlink:type="simple" xlink:href="#__RefHeading___Toc9116_497492469" text:style-name="Index_20_Link" text:visited-style-name="Index_20_Link">Join Triangles<text:tab/>32</text:a></text:p>
          <text:p text:style-name="P185"><text:a xlink:type="simple" xlink:href="#__RefHeading___Toc9118_497492469" text:style-name="Index_20_Link" text:visited-style-name="Index_20_Link">Max Face Angle<text:tab/>32</text:a></text:p>
          <text:p text:style-name="P185"><text:a xlink:type="simple" xlink:href="#__RefHeading___Toc9120_497492469" text:style-name="Index_20_Link" text:visited-style-name="Index_20_Link">Max Shape Angle<text:tab/>32</text:a></text:p>
          <text:p text:style-name="P185"><text:a xlink:type="simple" xlink:href="#__RefHeading___Toc9122_497492469" text:style-name="Index_20_Link" text:visited-style-name="Index_20_Link">Compare UV's<text:tab/>32</text:a></text:p>
          <text:p text:style-name="P185"><text:a xlink:type="simple" xlink:href="#__RefHeading___Toc9124_497492469" text:style-name="Index_20_Link" text:visited-style-name="Index_20_Link">Compare Vcols<text:tab/>32</text:a></text:p>
          <text:p text:style-name="P185"><text:a xlink:type="simple" xlink:href="#__RefHeading___Toc9126_497492469" text:style-name="Index_20_Link" text:visited-style-name="Index_20_Link">Compare Seam<text:tab/>32</text:a></text:p>
          <text:p text:style-name="P185"><text:a xlink:type="simple" xlink:href="#__RefHeading___Toc9128_497492469" text:style-name="Index_20_Link" text:visited-style-name="Index_20_Link">Compare Sharp<text:tab/>32</text:a></text:p>
          <text:p text:style-name="P185"><text:a xlink:type="simple" xlink:href="#__RefHeading___Toc9130_497492469" text:style-name="Index_20_Link" text:visited-style-name="Index_20_Link">Compare Materials<text:tab/>32</text:a></text:p>
          <text:p text:style-name="P183"><text:a xlink:type="simple" xlink:href="#__RefHeading___Toc2599_4141173830" text:style-name="Index_20_Link" text:visited-style-name="Index_20_Link">Symmetrize<text:tab/>32</text:a></text:p>
          <text:p text:style-name="P184"><text:a xlink:type="simple" xlink:href="#__RefHeading___Toc6851_707165478" text:style-name="Index_20_Link" text:visited-style-name="Index_20_Link">Last Operator Symmetrize<text:tab/>33</text:a></text:p>
          <text:p text:style-name="P185"><text:a xlink:type="simple" xlink:href="#__RefHeading___Toc6853_707165478" text:style-name="Index_20_Link" text:visited-style-name="Index_20_Link">Direction<text:tab/>33</text:a></text:p>
          <text:p text:style-name="P185"><text:soft-page-break/><text:a xlink:type="simple" xlink:href="#__RefHeading___Toc6855_707165478" text:style-name="Index_20_Link" text:visited-style-name="Index_20_Link">Threshold<text:tab/>33</text:a></text:p>
          <text:p text:style-name="P183"><text:a xlink:type="simple" xlink:href="#__RefHeading___Toc2601_4141173830" text:style-name="Index_20_Link" text:visited-style-name="Index_20_Link">Snap to Symmetry<text:tab/>33</text:a></text:p>
          <text:p text:style-name="P184"><text:a xlink:type="simple" xlink:href="#__RefHeading___Toc9959_2976605512" text:style-name="Index_20_Link" text:visited-style-name="Index_20_Link">Last Operator Snap to Symmetry<text:tab/>33</text:a></text:p>
          <text:p text:style-name="P185"><text:a xlink:type="simple" xlink:href="#__RefHeading___Toc9961_2976605512" text:style-name="Index_20_Link" text:visited-style-name="Index_20_Link">Direction<text:tab/>33</text:a></text:p>
          <text:p text:style-name="P185"><text:a xlink:type="simple" xlink:href="#__RefHeading___Toc9963_2976605512" text:style-name="Index_20_Link" text:visited-style-name="Index_20_Link">Threshold<text:tab/>33</text:a></text:p>
          <text:p text:style-name="P185"><text:a xlink:type="simple" xlink:href="#__RefHeading___Toc9965_2976605512" text:style-name="Index_20_Link" text:visited-style-name="Index_20_Link">Factor<text:tab/>33</text:a></text:p>
          <text:p text:style-name="P185"><text:a xlink:type="simple" xlink:href="#__RefHeading___Toc9967_2976605512" text:style-name="Index_20_Link" text:visited-style-name="Index_20_Link">Center<text:tab/>33</text:a></text:p>
          <text:p text:style-name="P183"><text:a xlink:type="simple" xlink:href="#__RefHeading___Toc2603_4141173830" text:style-name="Index_20_Link" text:visited-style-name="Index_20_Link">Smart Delete<text:tab/>33</text:a></text:p>
          <text:p text:style-name="P182"><text:a xlink:type="simple" xlink:href="#__RefHeading___Toc2605_4141173830" text:style-name="Index_20_Link" text:visited-style-name="Index_20_Link">Normals<text:tab/>34</text:a></text:p>
          <text:p text:style-name="P183"><text:a xlink:type="simple" xlink:href="#__RefHeading___Toc9916_728628141" text:style-name="Index_20_Link" text:visited-style-name="Index_20_Link">Recalculate Outside<text:tab/>34</text:a></text:p>
          <text:p text:style-name="P186"><text:a xlink:type="simple" xlink:href="#__RefHeading___Toc2607_4141173830" text:style-name="Index_20_Link" text:visited-style-name="Index_20_Link">Last Operator Recalc Outside<text:tab/>34</text:a></text:p>
          <text:p text:style-name="P187"><text:a xlink:type="simple" xlink:href="#__RefHeading___Toc9920_728628141" text:style-name="Index_20_Link" text:visited-style-name="Index_20_Link">Inside<text:tab/>34</text:a></text:p>
          <text:p text:style-name="P183"><text:a xlink:type="simple" xlink:href="#__RefHeading___Toc2609_4141173830" text:style-name="Index_20_Link" text:visited-style-name="Index_20_Link">Recalculate Inside<text:tab/>34</text:a></text:p>
          <text:p text:style-name="P183"><text:a xlink:type="simple" xlink:href="#__RefHeading___Toc9924_728628141" text:style-name="Index_20_Link" text:visited-style-name="Index_20_Link">Flip<text:tab/>34</text:a></text:p>
          <text:p text:style-name="P183"><text:a xlink:type="simple" xlink:href="#__RefHeading___Toc26475_79423390" text:style-name="Index_20_Link" text:visited-style-name="Index_20_Link">Set from Faces<text:tab/>34</text:a></text:p>
          <text:p text:style-name="P183"><text:a xlink:type="simple" xlink:href="#__RefHeading___Toc2611_4141173830" text:style-name="Index_20_Link" text:visited-style-name="Index_20_Link">Rotate<text:tab/>34</text:a></text:p>
          <text:p text:style-name="P184"><text:a xlink:type="simple" xlink:href="#__RefHeading___Toc2613_4141173830" text:style-name="Index_20_Link" text:visited-style-name="Index_20_Link">Last Operator Rotate Normals<text:tab/>35</text:a></text:p>
          <text:p text:style-name="P185"><text:a xlink:type="simple" xlink:href="#__RefHeading___Toc2615_4141173830" text:style-name="Index_20_Link" text:visited-style-name="Index_20_Link">Angle<text:tab/>35</text:a></text:p>
          <text:p text:style-name="P185"><text:a xlink:type="simple" xlink:href="#__RefHeading___Toc2617_4141173830" text:style-name="Index_20_Link" text:visited-style-name="Index_20_Link">Axis<text:tab/>35</text:a></text:p>
          <text:p text:style-name="P185"><text:a xlink:type="simple" xlink:href="#__RefHeading___Toc2619_4141173830" text:style-name="Index_20_Link" text:visited-style-name="Index_20_Link">Orientation<text:tab/>35</text:a></text:p>
          <text:p text:style-name="P185"><text:a xlink:type="simple" xlink:href="#__RefHeading___Toc2621_4141173830" text:style-name="Index_20_Link" text:visited-style-name="Index_20_Link">Constraint Axis<text:tab/>35</text:a></text:p>
          <text:p text:style-name="P183"><text:a xlink:type="simple" xlink:href="#__RefHeading___Toc2623_4141173830" text:style-name="Index_20_Link" text:visited-style-name="Index_20_Link">Point Normals to Target<text:tab/>35</text:a></text:p>
          <text:p text:style-name="P184"><text:a xlink:type="simple" xlink:href="#__RefHeading___Toc2625_4141173830" text:style-name="Index_20_Link" text:visited-style-name="Index_20_Link">Last Operator Point Normals to Target<text:tab/>35</text:a></text:p>
          <text:p text:style-name="P185"><text:a xlink:type="simple" xlink:href="#__RefHeading___Toc2627_4141173830" text:style-name="Index_20_Link" text:visited-style-name="Index_20_Link">Invert<text:tab/>35</text:a></text:p>
          <text:p text:style-name="P185"><text:a xlink:type="simple" xlink:href="#__RefHeading___Toc2629_4141173830" text:style-name="Index_20_Link" text:visited-style-name="Index_20_Link">Align<text:tab/>35</text:a></text:p>
          <text:p text:style-name="P185"><text:a xlink:type="simple" xlink:href="#__RefHeading___Toc2631_4141173830" text:style-name="Index_20_Link" text:visited-style-name="Index_20_Link">Target<text:tab/>35</text:a></text:p>
          <text:p text:style-name="P185"><text:a xlink:type="simple" xlink:href="#__RefHeading___Toc2633_4141173830" text:style-name="Index_20_Link" text:visited-style-name="Index_20_Link">Spherize<text:tab/>35</text:a></text:p>
          <text:p text:style-name="P183"><text:a xlink:type="simple" xlink:href="#__RefHeading___Toc2635_4141173830" text:style-name="Index_20_Link" text:visited-style-name="Index_20_Link">Merge<text:tab/>35</text:a></text:p>
          <text:p text:style-name="P183"><text:a xlink:type="simple" xlink:href="#__RefHeading___Toc2637_4141173830" text:style-name="Index_20_Link" text:visited-style-name="Index_20_Link">Split<text:tab/>36</text:a></text:p>
          <text:p text:style-name="P183"><text:a xlink:type="simple" xlink:href="#__RefHeading___Toc2639_4141173830" text:style-name="Index_20_Link" text:visited-style-name="Index_20_Link">Average<text:tab/>36</text:a></text:p>
          <text:p text:style-name="P184"><text:a xlink:type="simple" xlink:href="#__RefHeading___Toc2641_4141173830" text:style-name="Index_20_Link" text:visited-style-name="Index_20_Link">Custom Normal<text:tab/>36</text:a></text:p>
          <text:p text:style-name="P184"><text:a xlink:type="simple" xlink:href="#__RefHeading___Toc2643_4141173830" text:style-name="Index_20_Link" text:visited-style-name="Index_20_Link">Face Area<text:tab/>36</text:a></text:p>
          <text:p text:style-name="P184"><text:a xlink:type="simple" xlink:href="#__RefHeading___Toc2645_4141173830" text:style-name="Index_20_Link" text:visited-style-name="Index_20_Link">Corner Angle<text:tab/>36</text:a></text:p>
          <text:p text:style-name="P185"><text:a xlink:type="simple" xlink:href="#__RefHeading___Toc2647_4141173830" text:style-name="Index_20_Link" text:visited-style-name="Index_20_Link">Last Operator Average Normals<text:tab/>36</text:a></text:p>
          <text:p text:style-name="P186"><text:a xlink:type="simple" xlink:href="#__RefHeading___Toc2649_4141173830" text:style-name="Index_20_Link" text:visited-style-name="Index_20_Link">Weigh<text:tab/>36</text:a></text:p>
          <text:p text:style-name="P186"><text:a xlink:type="simple" xlink:href="#__RefHeading___Toc2651_4141173830" text:style-name="Index_20_Link" text:visited-style-name="Index_20_Link">Threshold<text:tab/>36</text:a></text:p>
          <text:p text:style-name="P183"><text:a xlink:type="simple" xlink:href="#__RefHeading___Toc2992_3012658524" text:style-name="Index_20_Link" text:visited-style-name="Index_20_Link">Copy Vectors<text:tab/>36</text:a></text:p>
          <text:p text:style-name="P183"><text:a xlink:type="simple" xlink:href="#__RefHeading___Toc2994_3012658524" text:style-name="Index_20_Link" text:visited-style-name="Index_20_Link">Paste Vectors<text:tab/>36</text:a></text:p>
          <text:p text:style-name="P184"><text:a xlink:type="simple" xlink:href="#__RefHeading___Toc2996_3012658524" text:style-name="Index_20_Link" text:visited-style-name="Index_20_Link">Last Operator Normals Vector Tools<text:tab/>36</text:a></text:p>
          <text:p text:style-name="P185"><text:a xlink:type="simple" xlink:href="#__RefHeading___Toc2998_3012658524" text:style-name="Index_20_Link" text:visited-style-name="Index_20_Link">Absolute Coordinates<text:tab/>36</text:a></text:p>
          <text:p text:style-name="P183"><text:a xlink:type="simple" xlink:href="#__RefHeading___Toc3000_3012658524" text:style-name="Index_20_Link" text:visited-style-name="Index_20_Link">Smoothen Vectors<text:tab/>36</text:a></text:p>
          <text:p text:style-name="P184"><text:a xlink:type="simple" xlink:href="#__RefHeading___Toc3002_3012658524" text:style-name="Index_20_Link" text:visited-style-name="Index_20_Link">Last Operator Smooth Normals Vectors<text:tab/>37</text:a></text:p>
          <text:p text:style-name="P185"><text:a xlink:type="simple" xlink:href="#__RefHeading___Toc3004_3012658524" text:style-name="Index_20_Link" text:visited-style-name="Index_20_Link">Factor<text:tab/>37</text:a></text:p>
          <text:p text:style-name="P183"><text:a xlink:type="simple" xlink:href="#__RefHeading___Toc3006_3012658524" text:style-name="Index_20_Link" text:visited-style-name="Index_20_Link">Reset Vectors<text:tab/>37</text:a></text:p>
          <text:p text:style-name="P183"><text:a xlink:type="simple" xlink:href="#__RefHeading___Toc3008_3012658524" text:style-name="Index_20_Link" text:visited-style-name="Index_20_Link">Select by Face Strength<text:tab/>37</text:a></text:p>
          <text:p text:style-name="P183"><text:a xlink:type="simple" xlink:href="#__RefHeading___Toc3010_3012658524" text:style-name="Index_20_Link" text:visited-style-name="Index_20_Link">Set Face Strength<text:tab/>37</text:a></text:p>
          <text:p text:style-name="P182"><text:a xlink:type="simple" xlink:href="#__RefHeading___Toc3012_3012658524" text:style-name="Index_20_Link" text:visited-style-name="Index_20_Link">Shading<text:tab/>37</text:a></text:p>
          <text:p text:style-name="P182"><text:a xlink:type="simple" xlink:href="#__RefHeading___Toc3014_3012658524" text:style-name="Index_20_Link" text:visited-style-name="Index_20_Link">Weights<text:tab/>37</text:a></text:p>
          <text:p text:style-name="P186"><text:a xlink:type="simple" xlink:href="#__RefHeading___Toc8034_533592075" text:style-name="Index_20_Link" text:visited-style-name="Index_20_Link">Normalize All<text:tab/>38</text:a></text:p>
          <text:p text:style-name="P187"><text:a xlink:type="simple" xlink:href="#__RefHeading___Toc8036_533592075" text:style-name="Index_20_Link" text:visited-style-name="Index_20_Link">Last Operator Normalize all<text:tab/>38</text:a></text:p>
          <text:p text:style-name="P188"><text:a xlink:type="simple" xlink:href="#__RefHeading___Toc8038_533592075" text:style-name="Index_20_Link" text:visited-style-name="Index_20_Link">Subset<text:tab/>38</text:a></text:p>
          <text:p text:style-name="P188"><text:a xlink:type="simple" xlink:href="#__RefHeading___Toc52754_1737773070" text:style-name="Index_20_Link" text:visited-style-name="Index_20_Link">Lock Active<text:tab/>38</text:a></text:p>
          <text:p text:style-name="P186"><text:a xlink:type="simple" xlink:href="#__RefHeading___Toc8042_533592075" text:style-name="Index_20_Link" text:visited-style-name="Index_20_Link">Normalize<text:tab/>38</text:a></text:p>
          <text:p text:style-name="P186"><text:soft-page-break/><text:a xlink:type="simple" xlink:href="#__RefHeading___Toc8044_533592075" text:style-name="Index_20_Link" text:visited-style-name="Index_20_Link">Mirror<text:tab/>38</text:a></text:p>
          <text:p text:style-name="P187"><text:a xlink:type="simple" xlink:href="#__RefHeading___Toc8046_533592075" text:style-name="Index_20_Link" text:visited-style-name="Index_20_Link">Last Operator Mirror Vertex Group<text:tab/>38</text:a></text:p>
          <text:p text:style-name="P188"><text:a xlink:type="simple" xlink:href="#__RefHeading___Toc8048_533592075" text:style-name="Index_20_Link" text:visited-style-name="Index_20_Link">Mirror Weights<text:tab/>38</text:a></text:p>
          <text:p text:style-name="P188"><text:a xlink:type="simple" xlink:href="#__RefHeading___Toc8050_533592075" text:style-name="Index_20_Link" text:visited-style-name="Index_20_Link">Flip Group Names<text:tab/>38</text:a></text:p>
          <text:p text:style-name="P188"><text:a xlink:type="simple" xlink:href="#__RefHeading___Toc8052_533592075" text:style-name="Index_20_Link" text:visited-style-name="Index_20_Link">All Groups<text:tab/>39</text:a></text:p>
          <text:p text:style-name="P188"><text:a xlink:type="simple" xlink:href="#__RefHeading___Toc8054_533592075" text:style-name="Index_20_Link" text:visited-style-name="Index_20_Link">Topology Mirror<text:tab/>39</text:a></text:p>
          <text:p text:style-name="P186"><text:a xlink:type="simple" xlink:href="#__RefHeading___Toc8460_2087327740" text:style-name="Index_20_Link" text:visited-style-name="Index_20_Link">Invert<text:tab/>39</text:a></text:p>
          <text:p text:style-name="P187"><text:a xlink:type="simple" xlink:href="#__RefHeading___Toc8036_5335920751" text:style-name="Index_20_Link" text:visited-style-name="Index_20_Link">Last Operator Invert Vertex Group<text:tab/>39</text:a></text:p>
          <text:p text:style-name="P188"><text:a xlink:type="simple" xlink:href="#__RefHeading___Toc8038_5335920751" text:style-name="Index_20_Link" text:visited-style-name="Index_20_Link">Subset<text:tab/>39</text:a></text:p>
          <text:p text:style-name="P188"><text:a xlink:type="simple" xlink:href="#__RefHeading___Toc8040_5335920751" text:style-name="Index_20_Link" text:visited-style-name="Index_20_Link">Add Weights<text:tab/>39</text:a></text:p>
          <text:p text:style-name="P188"><text:a xlink:type="simple" xlink:href="#__RefHeading___Toc8462_2087327740" text:style-name="Index_20_Link" text:visited-style-name="Index_20_Link">Remove Weights<text:tab/>39</text:a></text:p>
          <text:p text:style-name="P186"><text:a xlink:type="simple" xlink:href="#__RefHeading___Toc8464_2087327740" text:style-name="Index_20_Link" text:visited-style-name="Index_20_Link">Clean<text:tab/>39</text:a></text:p>
          <text:p text:style-name="P187"><text:a xlink:type="simple" xlink:href="#__RefHeading___Toc52756_1737773070" text:style-name="Index_20_Link" text:visited-style-name="Index_20_Link">Last Operator Clean Vertex Group<text:tab/>39</text:a></text:p>
          <text:p text:style-name="P188"><text:a xlink:type="simple" xlink:href="#__RefHeading___Toc15498_2567070647" text:style-name="Index_20_Link" text:visited-style-name="Index_20_Link">Subset<text:tab/>39</text:a></text:p>
          <text:p text:style-name="P188"><text:a xlink:type="simple" xlink:href="#__RefHeading___Toc15500_2567070647" text:style-name="Index_20_Link" text:visited-style-name="Index_20_Link">Limit<text:tab/>39</text:a></text:p>
          <text:p text:style-name="P188"><text:a xlink:type="simple" xlink:href="#__RefHeading___Toc15502_2567070647" text:style-name="Index_20_Link" text:visited-style-name="Index_20_Link">Keep Single<text:tab/>39</text:a></text:p>
          <text:p text:style-name="P186"><text:a xlink:type="simple" xlink:href="#__RefHeading___Toc8468_2087327740" text:style-name="Index_20_Link" text:visited-style-name="Index_20_Link">Quantize<text:tab/>39</text:a></text:p>
          <text:p text:style-name="P187"><text:a xlink:type="simple" xlink:href="#__RefHeading___Toc8036_533592075111" text:style-name="Index_20_Link" text:visited-style-name="Index_20_Link">Last Operator Quantize<text:tab/>39</text:a></text:p>
          <text:p text:style-name="P188"><text:a xlink:type="simple" xlink:href="#__RefHeading___Toc8038_533592075111" text:style-name="Index_20_Link" text:visited-style-name="Index_20_Link">Subset<text:tab/>39</text:a></text:p>
          <text:p text:style-name="P188"><text:a xlink:type="simple" xlink:href="#__RefHeading___Toc8040_533592075111" text:style-name="Index_20_Link" text:visited-style-name="Index_20_Link">Steps<text:tab/>39</text:a></text:p>
          <text:p text:style-name="P186"><text:a xlink:type="simple" xlink:href="#__RefHeading___Toc8470_2087327740" text:style-name="Index_20_Link" text:visited-style-name="Index_20_Link">Levels<text:tab/>40</text:a></text:p>
          <text:p text:style-name="P187"><text:a xlink:type="simple" xlink:href="#__RefHeading___Toc8036_5335920751111" text:style-name="Index_20_Link" text:visited-style-name="Index_20_Link">Last Operator Vertex Group Levels<text:tab/>40</text:a></text:p>
          <text:p text:style-name="P188"><text:a xlink:type="simple" xlink:href="#__RefHeading___Toc15504_2567070647" text:style-name="Index_20_Link" text:visited-style-name="Index_20_Link">Subset<text:tab/>40</text:a></text:p>
          <text:p text:style-name="P188"><text:a xlink:type="simple" xlink:href="#__RefHeading___Toc15506_2567070647" text:style-name="Index_20_Link" text:visited-style-name="Index_20_Link">Offset<text:tab/>40</text:a></text:p>
          <text:p text:style-name="P188"><text:a xlink:type="simple" xlink:href="#__RefHeading___Toc15508_2567070647" text:style-name="Index_20_Link" text:visited-style-name="Index_20_Link">Gain<text:tab/>40</text:a></text:p>
          <text:p text:style-name="P186"><text:a xlink:type="simple" xlink:href="#__RefHeading___Toc8474_2087327740" text:style-name="Index_20_Link" text:visited-style-name="Index_20_Link">Smooth<text:tab/>40</text:a></text:p>
          <text:p text:style-name="P187"><text:a xlink:type="simple" xlink:href="#__RefHeading___Toc8036_5335920751112" text:style-name="Index_20_Link" text:visited-style-name="Index_20_Link">Last Operator Smooth Vertex Weights<text:tab/>40</text:a></text:p>
          <text:p text:style-name="P188"><text:a xlink:type="simple" xlink:href="#__RefHeading___Toc8038_5335920751112" text:style-name="Index_20_Link" text:visited-style-name="Index_20_Link">Subset<text:tab/>40</text:a></text:p>
          <text:p text:style-name="P188"><text:a xlink:type="simple" xlink:href="#__RefHeading___Toc52758_1737773070" text:style-name="Index_20_Link" text:visited-style-name="Index_20_Link">Factor<text:tab/>40</text:a></text:p>
          <text:p text:style-name="P188"><text:a xlink:type="simple" xlink:href="#__RefHeading___Toc8476_2087327740" text:style-name="Index_20_Link" text:visited-style-name="Index_20_Link">Iterations<text:tab/>40</text:a></text:p>
          <text:p text:style-name="P188"><text:a xlink:type="simple" xlink:href="#__RefHeading___Toc8478_2087327740" text:style-name="Index_20_Link" text:visited-style-name="Index_20_Link">Expand/Contract<text:tab/>40</text:a></text:p>
          <text:p text:style-name="P186"><text:a xlink:type="simple" xlink:href="#__RefHeading___Toc8482_2087327740" text:style-name="Index_20_Link" text:visited-style-name="Index_20_Link">Limit Total<text:tab/>40</text:a></text:p>
          <text:p text:style-name="P187"><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88"><text:a xlink:type="simple" xlink:href="#__RefHeading___Toc8038_5335920751113" text:style-name="Index_20_Link" text:visited-style-name="Index_20_Link">Subset<text:tab/>40</text:a></text:p>
          <text:p text:style-name="P188"><text:a xlink:type="simple" xlink:href="#__RefHeading___Toc8040_5335920751113" text:style-name="Index_20_Link" text:visited-style-name="Index_20_Link">Limit<text:tab/>40</text:a></text:p>
          <text:p text:style-name="P186"><text:a xlink:type="simple" xlink:href="#__RefHeading___Toc8484_2087327740" text:style-name="Index_20_Link" text:visited-style-name="Index_20_Link">Fix Deforms<text:tab/>40</text:a></text:p>
          <text:p text:style-name="P187"><text:a xlink:type="simple" xlink:href="#__RefHeading___Toc8036_53359207511131" text:style-name="Index_20_Link" text:visited-style-name="Index_20_Link">Last Operator Fix Deforms<text:tab/>41</text:a></text:p>
          <text:p text:style-name="P188"><text:a xlink:type="simple" xlink:href="#__RefHeading___Toc8038_53359207511131" text:style-name="Index_20_Link" text:visited-style-name="Index_20_Link">Distance<text:tab/>41</text:a></text:p>
          <text:p text:style-name="P188"><text:a xlink:type="simple" xlink:href="#__RefHeading___Toc8040_53359207511131" text:style-name="Index_20_Link" text:visited-style-name="Index_20_Link">Strength<text:tab/>41</text:a></text:p>
          <text:p text:style-name="P188"><text:a xlink:type="simple" xlink:href="#__RefHeading___Toc8486_2087327740" text:style-name="Index_20_Link" text:visited-style-name="Index_20_Link">Change Sensitivity<text:tab/>41</text:a></text:p>
          <text:p text:style-name="P182"><text:a xlink:type="simple" xlink:href="#__RefHeading___Toc47167_3012658524" text:style-name="Index_20_Link" text:visited-style-name="Index_20_Link">Sort Elements<text:tab/>41</text:a></text:p>
          <text:p text:style-name="P184"><text:a xlink:type="simple" xlink:href="#__RefHeading___Toc47169_3012658524" text:style-name="Index_20_Link" text:visited-style-name="Index_20_Link">View Z Axis<text:tab/>41</text:a></text:p>
          <text:p text:style-name="P184"><text:a xlink:type="simple" xlink:href="#__RefHeading___Toc6670_4159048040" text:style-name="Index_20_Link" text:visited-style-name="Index_20_Link">View Y Axis<text:tab/>41</text:a></text:p>
          <text:p text:style-name="P184"><text:a xlink:type="simple" xlink:href="#__RefHeading___Toc6672_4159048040" text:style-name="Index_20_Link" text:visited-style-name="Index_20_Link">Cursor Distance<text:tab/>41</text:a></text:p>
          <text:p text:style-name="P184"><text:a xlink:type="simple" xlink:href="#__RefHeading___Toc6674_4159048040" text:style-name="Index_20_Link" text:visited-style-name="Index_20_Link">Material<text:tab/>41</text:a></text:p>
          <text:p text:style-name="P184"><text:a xlink:type="simple" xlink:href="#__RefHeading___Toc6676_4159048040" text:style-name="Index_20_Link" text:visited-style-name="Index_20_Link">Selected<text:tab/>41</text:a></text:p>
          <text:p text:style-name="P184"><text:a xlink:type="simple" xlink:href="#__RefHeading___Toc6678_4159048040" text:style-name="Index_20_Link" text:visited-style-name="Index_20_Link">Randomize<text:tab/>41</text:a></text:p>
          <text:p text:style-name="P184"><text:a xlink:type="simple" xlink:href="#__RefHeading___Toc6680_4159048040" text:style-name="Index_20_Link" text:visited-style-name="Index_20_Link">Reverse<text:tab/>41</text:a></text:p>
          <text:p text:style-name="P184"><text:a xlink:type="simple" xlink:href="#__RefHeading___Toc6682_4159048040" text:style-name="Index_20_Link" text:visited-style-name="Index_20_Link">Last Operator Sort Mesh Elements<text:tab/>42</text:a></text:p>
          <text:p text:style-name="P185"><text:a xlink:type="simple" xlink:href="#__RefHeading___Toc6684_4159048040" text:style-name="Index_20_Link" text:visited-style-name="Index_20_Link">Type<text:tab/>42</text:a></text:p>
          <text:p text:style-name="P185"><text:a xlink:type="simple" xlink:href="#__RefHeading___Toc6686_4159048040" text:style-name="Index_20_Link" text:visited-style-name="Index_20_Link">Vertices, Edges or Faces<text:tab/>42</text:a></text:p>
          <text:p text:style-name="P185"><text:a xlink:type="simple" xlink:href="#__RefHeading___Toc6688_4159048040" text:style-name="Index_20_Link" text:visited-style-name="Index_20_Link">Reverse Checkbox<text:tab/>42</text:a></text:p>
          <text:p text:style-name="P185"><text:a xlink:type="simple" xlink:href="#__RefHeading___Toc6690_4159048040" text:style-name="Index_20_Link" text:visited-style-name="Index_20_Link">Seed Edit box (Randomize only)<text:tab/>42</text:a></text:p>
          <text:p text:style-name="P182"><text:soft-page-break/><text:a xlink:type="simple" xlink:href="#__RefHeading___Toc47171_3012658524" text:style-name="Index_20_Link" text:visited-style-name="Index_20_Link">Subdivide<text:tab/>42</text:a></text:p>
          <text:p text:style-name="P184"><text:a xlink:type="simple" xlink:href="#__RefHeading___Toc3680_1914948845" text:style-name="Index_20_Link" text:visited-style-name="Index_20_Link">Last Operator Subdivision Set<text:tab/>42</text:a></text:p>
          <text:p text:style-name="P185"><text:a xlink:type="simple" xlink:href="#__RefHeading___Toc3682_1914948845" text:style-name="Index_20_Link" text:visited-style-name="Index_20_Link">Level<text:tab/>42</text:a></text:p>
          <text:p text:style-name="P185"><text:a xlink:type="simple" xlink:href="#__RefHeading___Toc3684_1914948845" text:style-name="Index_20_Link" text:visited-style-name="Index_20_Link">Relative<text:tab/>42</text:a></text:p>
          <text:p text:style-name="P182"><text:a xlink:type="simple" xlink:href="#__RefHeading___Toc35319_1737773070" text:style-name="Index_20_Link" text:visited-style-name="Index_20_Link">Show / Hide<text:tab/>42</text:a></text:p>
          <text:p text:style-name="P183"><text:a xlink:type="simple" xlink:href="#__RefHeading___Toc3629_1914948845211" text:style-name="Index_20_Link" text:visited-style-name="Index_20_Link">Show Hidden<text:tab/>43</text:a></text:p>
          <text:p text:style-name="P183"><text:a xlink:type="simple" xlink:href="#__RefHeading___Toc3631_1914948845211" text:style-name="Index_20_Link" text:visited-style-name="Index_20_Link">Hide Selected<text:tab/>43</text:a></text:p>
          <text:p text:style-name="P183"><text:a xlink:type="simple" xlink:href="#__RefHeading___Toc3633_1914948845211" text:style-name="Index_20_Link" text:visited-style-name="Index_20_Link">Hide Unselected<text:tab/>43</text:a></text:p>
          <text:p text:style-name="P184"><text:a xlink:type="simple" xlink:href="#__RefHeading___Toc3678_1914948845211" text:style-name="Index_20_Link" text:visited-style-name="Index_20_Link">Last Operator Reveal Hidden / Hide Selected<text:tab/>43</text:a></text:p>
          <text:p text:style-name="P185"><text:a xlink:type="simple" xlink:href="#__RefHeading___Toc52760_1737773070" text:style-name="Index_20_Link" text:visited-style-name="Index_20_Link">Select<text:tab/>43</text:a></text:p>
          <text:p text:style-name="P182"><text:a xlink:type="simple" xlink:href="#__RefHeading___Toc35329_1737773070" text:style-name="Index_20_Link" text:visited-style-name="Index_20_Link">Cleanup<text:tab/>43</text:a></text:p>
          <text:p text:style-name="P183"><text:a xlink:type="simple" xlink:href="#__RefHeading___Toc35331_1737773070" text:style-name="Index_20_Link" text:visited-style-name="Index_20_Link">Delete Loose<text:tab/>43</text:a></text:p>
          <text:p text:style-name="P184"><text:a xlink:type="simple" xlink:href="#__RefHeading___Toc43396_991526212" text:style-name="Index_20_Link" text:visited-style-name="Index_20_Link">Last Operator Delete Loose<text:tab/>43</text:a></text:p>
          <text:p text:style-name="P185"><text:a xlink:type="simple" xlink:href="#__RefHeading___Toc6867_707165478" text:style-name="Index_20_Link" text:visited-style-name="Index_20_Link">Vertices<text:tab/>43</text:a></text:p>
          <text:p text:style-name="P185"><text:a xlink:type="simple" xlink:href="#__RefHeading___Toc6869_707165478" text:style-name="Index_20_Link" text:visited-style-name="Index_20_Link">Edges<text:tab/>43</text:a></text:p>
          <text:p text:style-name="P185"><text:a xlink:type="simple" xlink:href="#__RefHeading___Toc6871_707165478" text:style-name="Index_20_Link" text:visited-style-name="Index_20_Link">Faces<text:tab/>44</text:a></text:p>
          <text:p text:style-name="P183"><text:a xlink:type="simple" xlink:href="#__RefHeading___Toc6873_707165478" text:style-name="Index_20_Link" text:visited-style-name="Index_20_Link">Decimate Geometry<text:tab/>44</text:a></text:p>
          <text:p text:style-name="P184"><text:a xlink:type="simple" xlink:href="#__RefHeading___Toc6875_707165478" text:style-name="Index_20_Link" text:visited-style-name="Index_20_Link">Last Operator Decimate Geometry<text:tab/>44</text:a></text:p>
          <text:p text:style-name="P185"><text:a xlink:type="simple" xlink:href="#__RefHeading___Toc6877_707165478" text:style-name="Index_20_Link" text:visited-style-name="Index_20_Link">Ratio<text:tab/>44</text:a></text:p>
          <text:p text:style-name="P185"><text:a xlink:type="simple" xlink:href="#__RefHeading___Toc6879_707165478" text:style-name="Index_20_Link" text:visited-style-name="Index_20_Link">Vertex Group<text:tab/>44</text:a></text:p>
          <text:p text:style-name="P185"><text:a xlink:type="simple" xlink:href="#__RefHeading___Toc6881_707165478" text:style-name="Index_20_Link" text:visited-style-name="Index_20_Link">Weight<text:tab/>44</text:a></text:p>
          <text:p text:style-name="P185"><text:a xlink:type="simple" xlink:href="#__RefHeading___Toc6883_707165478" text:style-name="Index_20_Link" text:visited-style-name="Index_20_Link">Invert<text:tab/>44</text:a></text:p>
          <text:p text:style-name="P185"><text:a xlink:type="simple" xlink:href="#__RefHeading___Toc6885_707165478" text:style-name="Index_20_Link" text:visited-style-name="Index_20_Link">Symmetry<text:tab/>44</text:a></text:p>
          <text:p text:style-name="P183"><text:a xlink:type="simple" xlink:href="#__RefHeading___Toc35333_1737773070" text:style-name="Index_20_Link" text:visited-style-name="Index_20_Link">Degenerate Dissolve<text:tab/>44</text:a></text:p>
          <text:p text:style-name="P183"><text:a xlink:type="simple" xlink:href="#__RefHeading___Toc43398_991526212" text:style-name="Index_20_Link" text:visited-style-name="Index_20_Link">Make Planar Faces<text:tab/>45</text:a></text:p>
          <text:p text:style-name="P184"><text:a xlink:type="simple" xlink:href="#__RefHeading___Toc6891_707165478" text:style-name="Index_20_Link" text:visited-style-name="Index_20_Link">Last Operator Make Planar Faces<text:tab/>45</text:a></text:p>
          <text:p text:style-name="P185"><text:a xlink:type="simple" xlink:href="#__RefHeading___Toc6893_707165478" text:style-name="Index_20_Link" text:visited-style-name="Index_20_Link">Factor<text:tab/>45</text:a></text:p>
          <text:p text:style-name="P185"><text:a xlink:type="simple" xlink:href="#__RefHeading___Toc6895_707165478" text:style-name="Index_20_Link" text:visited-style-name="Index_20_Link">Iterations<text:tab/>45</text:a></text:p>
          <text:p text:style-name="P183"><text:a xlink:type="simple" xlink:href="#__RefHeading___Toc35335_1737773070" text:style-name="Index_20_Link" text:visited-style-name="Index_20_Link">Split Non-Planar Faces<text:tab/>45</text:a></text:p>
          <text:p text:style-name="P184"><text:a xlink:type="simple" xlink:href="#__RefHeading___Toc6899_707165478" text:style-name="Index_20_Link" text:visited-style-name="Index_20_Link">Last Operator Split Non-Planar Faces<text:tab/>45</text:a></text:p>
          <text:p text:style-name="P185"><text:a xlink:type="simple" xlink:href="#__RefHeading___Toc6901_707165478" text:style-name="Index_20_Link" text:visited-style-name="Index_20_Link">Max Angle<text:tab/>45</text:a></text:p>
          <text:p text:style-name="P183"><text:a xlink:type="simple" xlink:href="#__RefHeading___Toc35337_1737773070" text:style-name="Index_20_Link" text:visited-style-name="Index_20_Link">Split Concave Faces<text:tab/>45</text:a></text:p>
          <text:p text:style-name="P183"><text:a xlink:type="simple" xlink:href="#__RefHeading___Toc35339_1737773070" text:style-name="Index_20_Link" text:visited-style-name="Index_20_Link">Merge by Distance<text:tab/>45</text:a></text:p>
          <text:p text:style-name="P184"><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85"><text:a xlink:type="simple" xlink:href="#__RefHeading___Toc52764_1737773070" text:style-name="Index_20_Link" text:visited-style-name="Index_20_Link">Merge Distance<text:tab/>46</text:a></text:p>
          <text:p text:style-name="P185"><text:a xlink:type="simple" xlink:href="#__RefHeading___Toc52766_1737773070" text:style-name="Index_20_Link" text:visited-style-name="Index_20_Link">Unselected<text:tab/>46</text:a></text:p>
          <text:p text:style-name="P183"><text:a xlink:type="simple" xlink:href="#__RefHeading___Toc52640_1737773070" text:style-name="Index_20_Link" text:visited-style-name="Index_20_Link">Fill Holes<text:tab/>46</text:a></text:p>
          <text:p text:style-name="P184"><text:a xlink:type="simple" xlink:href="#__RefHeading___Toc6907_707165478" text:style-name="Index_20_Link" text:visited-style-name="Index_20_Link">Last Operator Fill Holes<text:tab/>46</text:a></text:p>
          <text:p text:style-name="P185"><text:a xlink:type="simple" xlink:href="#__RefHeading___Toc6909_707165478" text:style-name="Index_20_Link" text:visited-style-name="Index_20_Link">Sides<text:tab/>46</text:a></text:p>
          <text:p text:style-name="P182"><text:a xlink:type="simple" xlink:href="#__RefHeading___Toc52642_1737773070" text:style-name="Index_20_Link" text:visited-style-name="Index_20_Link">Delete<text:tab/>46</text:a></text:p>
          <text:p text:style-name="P184"><text:a xlink:type="simple" xlink:href="#__RefHeading___Toc52768_1737773070" text:style-name="Index_20_Link" text:visited-style-name="Index_20_Link">Vertices<text:tab/>46</text:a></text:p>
          <text:p text:style-name="P184"><text:a xlink:type="simple" xlink:href="#__RefHeading___Toc9939_2976605512" text:style-name="Index_20_Link" text:visited-style-name="Index_20_Link">Edges<text:tab/>46</text:a></text:p>
          <text:p text:style-name="P184"><text:a xlink:type="simple" xlink:href="#__RefHeading___Toc9941_2976605512" text:style-name="Index_20_Link" text:visited-style-name="Index_20_Link">Faces<text:tab/>46</text:a></text:p>
          <text:p text:style-name="P184"><text:a xlink:type="simple" xlink:href="#__RefHeading___Toc9943_2976605512" text:style-name="Index_20_Link" text:visited-style-name="Index_20_Link">Only Edges and Faces<text:tab/>46</text:a></text:p>
          <text:p text:style-name="P184"><text:a xlink:type="simple" xlink:href="#__RefHeading___Toc9945_2976605512" text:style-name="Index_20_Link" text:visited-style-name="Index_20_Link">Only Faces<text:tab/>47</text:a></text:p>
          <text:p text:style-name="P184"><text:a xlink:type="simple" xlink:href="#__RefHeading___Toc52770_1737773070" text:style-name="Index_20_Link" text:visited-style-name="Index_20_Link">Edge Loops<text:tab/>47</text:a></text:p>
          <text:p text:style-name="P185"><text:a xlink:type="simple" xlink:href="#__RefHeading___Toc9953_2976605512" text:style-name="Index_20_Link" text:visited-style-name="Index_20_Link">Last Operator Delete Edge Loop<text:tab/>47</text:a></text:p>
          <text:p text:style-name="P186"><text:a xlink:type="simple" xlink:href="#__RefHeading___Toc9955_2976605512" text:style-name="Index_20_Link" text:visited-style-name="Index_20_Link">Face Split<text:tab/>47</text:a></text:p>
          <text:p text:style-name="P182"><text:a xlink:type="simple" xlink:href="#__RefHeading___Toc52644_1737773070" text:style-name="Index_20_Link" text:visited-style-name="Index_20_Link">Dissolve<text:tab/>47</text:a></text:p>
          <text:p text:style-name="P183"><text:a xlink:type="simple" xlink:href="#__RefHeading___Toc52646_1737773070" text:style-name="Index_20_Link" text:visited-style-name="Index_20_Link">Dissolve Vertices<text:tab/>47</text:a></text:p>
          <text:p text:style-name="P184"><text:a xlink:type="simple" xlink:href="#__RefHeading___Toc7982_533592075" text:style-name="Index_20_Link" text:visited-style-name="Index_20_Link">Last Operator Dissolve Vertices<text:tab/>47</text:a></text:p>
          <text:p text:style-name="P185"><text:a xlink:type="simple" xlink:href="#__RefHeading___Toc17499_1092365568" text:style-name="Index_20_Link" text:visited-style-name="Index_20_Link">Face Split<text:tab/>47</text:a></text:p>
          <text:p text:style-name="P185"><text:a xlink:type="simple" xlink:href="#__RefHeading___Toc17501_1092365568" text:style-name="Index_20_Link" text:visited-style-name="Index_20_Link">Tear Boundary<text:tab/>47</text:a></text:p>
          <text:p text:style-name="P183"><text:soft-page-break/><text:a xlink:type="simple" xlink:href="#__RefHeading___Toc7988_533592075" text:style-name="Index_20_Link" text:visited-style-name="Index_20_Link">Dissolve Edges<text:tab/>48</text:a></text:p>
          <text:p text:style-name="P184"><text:a xlink:type="simple" xlink:href="#__RefHeading___Toc7990_533592075" text:style-name="Index_20_Link" text:visited-style-name="Index_20_Link">Last Operator Dissolve Edges<text:tab/>48</text:a></text:p>
          <text:p text:style-name="P185"><text:a xlink:type="simple" xlink:href="#__RefHeading___Toc7992_533592075" text:style-name="Index_20_Link" text:visited-style-name="Index_20_Link">Dissolve Verts<text:tab/>48</text:a></text:p>
          <text:p text:style-name="P185"><text:a xlink:type="simple" xlink:href="#__RefHeading___Toc7994_533592075" text:style-name="Index_20_Link" text:visited-style-name="Index_20_Link">Face Split<text:tab/>48</text:a></text:p>
          <text:p text:style-name="P183"><text:a xlink:type="simple" xlink:href="#__RefHeading___Toc7996_533592075" text:style-name="Index_20_Link" text:visited-style-name="Index_20_Link">Dissolve Faces<text:tab/>48</text:a></text:p>
          <text:p text:style-name="P184"><text:a xlink:type="simple" xlink:href="#__RefHeading___Toc7998_533592075" text:style-name="Index_20_Link" text:visited-style-name="Index_20_Link">Last Operator Dissolve Faces<text:tab/>48</text:a></text:p>
          <text:p text:style-name="P185"><text:a xlink:type="simple" xlink:href="#__RefHeading___Toc8000_533592075" text:style-name="Index_20_Link" text:visited-style-name="Index_20_Link">Dissolve Verts<text:tab/>48</text:a></text:p>
          <text:p text:style-name="P183"><text:a xlink:type="simple" xlink:href="#__RefHeading___Toc5403_1276337863" text:style-name="Index_20_Link" text:visited-style-name="Index_20_Link">Dissolve Selection<text:tab/>48</text:a></text:p>
          <text:p text:style-name="P184"><text:a xlink:type="simple" xlink:href="#__RefHeading___Toc8012_5335920751" text:style-name="Index_20_Link" text:visited-style-name="Index_20_Link">Last Operator Dissolve Selection<text:tab/>48</text:a></text:p>
          <text:p text:style-name="P185"><text:a xlink:type="simple" xlink:href="#__RefHeading___Toc5405_1276337863" text:style-name="Index_20_Link" text:visited-style-name="Index_20_Link">Dissolve Verts<text:tab/>48</text:a></text:p>
          <text:p text:style-name="P185"><text:a xlink:type="simple" xlink:href="#__RefHeading___Toc7994_5335920751" text:style-name="Index_20_Link" text:visited-style-name="Index_20_Link">Face Split<text:tab/>48</text:a></text:p>
          <text:p text:style-name="P185"><text:a xlink:type="simple" xlink:href="#__RefHeading___Toc5407_1276337863" text:style-name="Index_20_Link" text:visited-style-name="Index_20_Link">Tear Boundary<text:tab/>48</text:a></text:p>
          <text:p text:style-name="P183"><text:a xlink:type="simple" xlink:href="#__RefHeading___Toc52772_1737773070" text:style-name="Index_20_Link" text:visited-style-name="Index_20_Link">Limited Dissolve<text:tab/>49</text:a></text:p>
          <text:p text:style-name="P184"><text:a xlink:type="simple" xlink:href="#__RefHeading___Toc8012_533592075" text:style-name="Index_20_Link" text:visited-style-name="Index_20_Link">Last Operator Limited Dissolve<text:tab/>49</text:a></text:p>
          <text:p text:style-name="P185"><text:a xlink:type="simple" xlink:href="#__RefHeading___Toc15490_2567070647" text:style-name="Index_20_Link" text:visited-style-name="Index_20_Link">Max Angle<text:tab/>49</text:a></text:p>
          <text:p text:style-name="P185"><text:a xlink:type="simple" xlink:href="#__RefHeading___Toc15492_2567070647" text:style-name="Index_20_Link" text:visited-style-name="Index_20_Link">All Boundaries<text:tab/>49</text:a></text:p>
          <text:p text:style-name="P185"><text:a xlink:type="simple" xlink:href="#__RefHeading___Toc15494_2567070647" text:style-name="Index_20_Link" text:visited-style-name="Index_20_Link">Delimit<text:tab/>49</text:a></text:p>
          <text:p text:style-name="P183"><text:a xlink:type="simple" xlink:href="#__RefHeading___Toc52774_1737773070" text:style-name="Index_20_Link" text:visited-style-name="Index_20_Link">Edge Collapse<text:tab/>49</text:a></text:p>
          <text:p text:style-name="P182"><text:a xlink:type="simple" xlink:href="#__RefHeading___Toc52648_1737773070" text:style-name="Index_20_Link" text:visited-style-name="Index_20_Link">Mesh Select Mode<text:tab/>49</text:a></text:p>
        </text:index-body>
      </text:table-of-content>
      <text:p text:style-name="P7"/>
      <text:p text:style-name="P81"/>
      <text:p text:style-name="P54"/>
      <table:table table:name="Tabelle28" table:style-name="Tabelle28">
        <table:table-column table:style-name="Tabelle28.A"/>
        <table:table-row table:style-name="TableLine2403625669872">
          <table:table-cell table:style-name="Tabelle28.A1" office:value-type="string">
            <text:h text:style-name="P192"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4"/>
      <text:p text:style-name="P5"><draw:frame draw:style-name="fr2" draw:name="Bild176" text:anchor-type="paragraph" svg:y="0.011cm" svg:width="2.889cm" svg:height="9.4cm" draw:z-index="0"><draw:image xlink:href="Pictures/10000001000000AB0000022B0E7956A2EC51AF49.png" xlink:type="simple" xlink:show="embed" xlink:actuate="onLoad" draw:mime-type="image/png"/></draw:frame>The Mesh Menu in Edit Mode contains the tools to manipulate the mesh geometry in Edit mode.<text:span text:style-name="T6">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able:table-row table:style-name="TableLine2403625685104">
          <table:table-cell table:style-name="Tabelle1.A1" office:value-type="string">
            <text:h text:style-name="P193" text:outline-level="1"><text:bookmark-start text:name="__RefHeading___Toc7858_1054810567"/>T<text:span text:style-name="T17">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2">Shapes a selection of objects into the shape of a sphere. The calculation happens with the object origins.</text:p>
      <text:p text:style-name="P11">In Object mode this tools requires to have more than one object selected. </text:p>
      <text:h text:style-name="Heading_20_3" text:outline-level="3"><text:bookmark-start text:name="__RefHeading___Toc17261_1184479374"/>Usage<text:bookmark-end text:name="__RefHeading___Toc17261_1184479374"/></text:h>
      <text:p text:style-name="P12"><draw:frame draw:style-name="fr2" draw:name="Bild3" text:anchor-type="paragraph" svg:y="-0.078cm" svg:width="2.469cm" svg:height="0.73cm" draw:z-index="2"><draw:image xlink:href="Pictures/10000001000000920000002BF032447E23FEE1AB.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12"><draw:frame draw:style-name="fr9" draw:name="Bild4" text:anchor-type="paragraph" svg:y="0.153cm" svg:width="3.281cm" svg:height="3.611cm" draw:z-index="3"><draw:image xlink:href="Pictures/10000001000000C2000000D5EAB1114380DDFBAA.png" xlink:type="simple" xlink:show="embed" xlink:actuate="onLoad" draw:mime-type="image/png"/></draw:frame></text:p>
      <text:p text:style-name="P12"/>
      <text:p text:style-name="P12"/>
      <text:p text:style-name="P12"/>
      <text:p text:style-name="P12"/>
      <text:h text:style-name="Heading_20_3" text:outline-level="3"><draw:frame draw:style-name="fr2"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text:soft-page-break/>Last Operator <text:span text:style-name="T20">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2">The factor to transform the selection into a shape form.</text:p>
      <text:h text:style-name="Heading_20_4" text:outline-level="4"><draw:frame draw:style-name="fr1" draw:name="Bild7"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12">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12">Adjust the falloff methods.</text:p>
      <text:h text:style-name="Heading_20_5" text:outline-level="5"><text:bookmark-start text:name="__RefHeading___Toc1545_1502043747"/>Proportional Size<text:bookmark-end text:name="__RefHeading___Toc1545_1502043747"/></text:h>
      <text:p text:style-name="P11">See and adjust the falloff radius.</text:p>
      <text:p text:style-name="P11"/>
      <text:h text:style-name="Heading_20_5" text:outline-level="5"><text:bookmark-start text:name="__RefHeading___Toc1581_1763346469"/>Connected<text:bookmark-end text:name="__RefHeading___Toc1581_1763346469"/></text:h>
      <text:p text:style-name="P12">The proportional falloff gets calculated for connected parts only.</text:p>
      <text:h text:style-name="Heading_20_5" text:outline-level="5"><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2">Shear shears the selection.</text:p>
      <text:h text:style-name="Heading_20_3" text:outline-level="3"><draw:frame draw:style-name="fr2"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2">Adjust an offset.</text:p>
      <text:h text:style-name="Heading_20_4" text:outline-level="4"><text:bookmark-start text:name="__RefHeading___Toc2126_4084060106"/>Shear Axis<text:bookmark-end text:name="__RefHeading___Toc2126_4084060106"/></text:h>
      <text:p text:style-name="P12">The shear tool works along a imaginary 2d plane. The shear axis controls if the items are sheared along the x or the y axes of this plane. This is the plane along which the transformation happens. You can shear along the x or the y axis of this plane.</text:p>
      <text:p text:style-name="P1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2">Defines one axis of the imaginary shear axis plane.</text:p>
      <text:h text:style-name="Heading_20_4" text:outline-level="4"><draw:frame draw:style-name="fr2"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2">Defines the other axis of the imaginary shear axis plane.</text:p>
      <text:h text:style-name="Heading_20_4" text:outline-level="4"><text:bookmark-start text:name="__RefHeading___Toc2132_4084060106"/>Orientation<text:bookmark-end text:name="__RefHeading___Toc2132_4084060106"/></text:h>
      <text:p text:style-name="P12">Choose the orientation for the shear action.</text:p>
      <text:h text:style-name="P13" text:outline-level="4"><text:bookmark-start text:name="__RefHeading___Toc2134_4084060106"/>Proportional editing<text:bookmark-end text:name="__RefHeading___Toc2134_4084060106"/></text:h>
      <text:p text:style-name="P12"><draw:frame draw:style-name="fr1" draw:name="Bild8" text:anchor-type="paragraph" svg:x="13.968cm" svg:y="0.064cm" svg:width="4.761cm" svg:height="2.011cm" draw:z-index="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12">Adjust the falloff methods.</text:p>
      <text:h text:style-name="P223" text:outline-level="5"><text:bookmark-start text:name="__RefHeading___Toc1545_15020437471"/>Proportional Size<text:bookmark-end text:name="__RefHeading___Toc1545_15020437471"/></text:h>
      <text:p text:style-name="P11">See and adjust the falloff radius.</text:p>
      <text:p text:style-name="P11"/>
      <text:h text:style-name="P223" text:outline-level="5"><text:bookmark-start text:name="__RefHeading___Toc1581_17633464691"/>Connected<text:bookmark-end text:name="__RefHeading___Toc1581_17633464691"/></text:h>
      <text:p text:style-name="P12">The proportional falloff gets calculated for connected parts only.</text:p>
      <text:h text:style-name="P223" text:outline-level="5"><text:bookmark-start text:name="__RefHeading___Toc1583_17633464691"/>Projected(2D)<text:bookmark-end text:name="__RefHeading___Toc1583_17633464691"/></text:h>
      <text:p text:style-name="P1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5">Bends the selection.</text:p>
      <text:p text:style-name="Horizontal_20_Line"/>
      <text:h text:style-name="Heading_20_2" text:outline-level="2"><text:bookmark-start text:name="__RefHeading___Toc2741_245601171"/>Push/Pull<text:bookmark-end text:name="__RefHeading___Toc2741_245601171"/></text:h>
      <text:p text:style-name="P15">It pushes or pulls the object positions relative to the center of the selection.</text:p>
      <text:p text:style-name="P15">In Object mode this tool requires to have more than one object selected. </text:p>
      <text:h text:style-name="Heading_20_3" text:outline-level="3"><draw:frame draw:style-name="fr2" draw:name="Bild13" text:anchor-type="paragraph" svg:y="0.064cm" svg:width="4.77cm" svg:height="2.889cm"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5">Adjust the strength of influence of the tool.</text:p>
      <text:p text:style-name="P15"/>
      <text:h text:style-name="Heading_20_4" text:outline-level="4"><draw:frame draw:style-name="fr2" draw:name="Bild12" text:anchor-type="paragraph" svg:y="0.399cm" svg:width="4.761cm" svg:height="2.011cm"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5">Enables proportional editing. Activating proportional editing reveals further settings.</text:p>
      <text:h text:style-name="P224" text:outline-level="5"><text:bookmark-start text:name="__RefHeading___Toc1579_176334646911"/><text:soft-page-break/>Proportional Falloff<text:bookmark-end text:name="__RefHeading___Toc1579_176334646911"/></text:h>
      <text:p text:style-name="P15">Adjust the falloff methods.</text:p>
      <text:h text:style-name="P224" text:outline-level="5"><text:bookmark-start text:name="__RefHeading___Toc1545_150204374711"/>Proportional Size<text:bookmark-end text:name="__RefHeading___Toc1545_150204374711"/></text:h>
      <text:p text:style-name="P14">See and adjust the falloff radius.</text:p>
      <text:p text:style-name="P14"/>
      <text:h text:style-name="P224" text:outline-level="5"><text:bookmark-start text:name="__RefHeading___Toc1581_176334646911"/>Connected<text:bookmark-end text:name="__RefHeading___Toc1581_176334646911"/></text:h>
      <text:p text:style-name="P15">The proportional falloff gets calculated for connected parts only.</text:p>
      <text:h text:style-name="P224" text:outline-level="5"><text:bookmark-start text:name="__RefHeading___Toc1583_176334646911"/>Projected(2D)<text:bookmark-end text:name="__RefHeading___Toc1583_176334646911"/></text:h>
      <text:p text:style-name="P15">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82">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82">The strength of the warp effect</text:p>
      <text:h text:style-name="Heading_20_4" text:outline-level="4"><text:bookmark-start text:name="__RefHeading___Toc2749_245601171"/>Offset Angle<text:bookmark-end text:name="__RefHeading___Toc2749_245601171"/></text:h>
      <text:p text:style-name="P82">An offset angle to bend side wards.</text:p>
      <text:h text:style-name="Heading_20_4" text:outline-level="4"><draw:frame draw:style-name="fr1" draw:name="Bild15" text:anchor-type="paragraph" svg:x="14.12cm" svg:y="0.086cm" svg:width="4.761cm" svg:height="2.15cm"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82">The start point.</text:p>
      <text:h text:style-name="Heading_20_4" text:outline-level="4"><text:bookmark-start text:name="__RefHeading___Toc2753_245601171"/>Max<text:bookmark-end text:name="__RefHeading___Toc2753_245601171"/></text:h>
      <text:p text:style-name="P82">The end point.</text:p>
      <text:p text:style-name="Horizontal_20_Line"/>
      <text:h text:style-name="Heading_20_2" text:outline-level="2"><text:bookmark-start text:name="__RefHeading___Toc2755_245601171"/>Randomize Transform<text:bookmark-end text:name="__RefHeading___Toc2755_245601171"/></text:h>
      <text:p text:style-name="P15">This tool allows <text:span text:style-name="T9">randomizes the positions of the selected vertices. </text:span></text:p>
      <text:h text:style-name="P208" text:outline-level="3"><draw:frame draw:style-name="fr2" draw:name="Bild24" text:anchor-type="paragraph" svg:y="0.064cm" svg:width="4.761cm" svg:height="2.17cm"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60" text:outline-level="4"><text:bookmark-start text:name="__RefHeading___Toc2170_4084060106"/>Amount<text:bookmark-end text:name="__RefHeading___Toc2170_4084060106"/></text:h>
      <text:p text:style-name="P15">Adjust the <text:span text:style-name="T9">amount.</text:span></text:p>
      <text:h text:style-name="P160" text:outline-level="4"><text:bookmark-start text:name="__RefHeading___Toc2172_4084060106"/>Uniform<text:bookmark-end text:name="__RefHeading___Toc2172_4084060106"/></text:h>
      <text:p text:style-name="P82">The uniform offset distance. </text:p>
      <text:h text:style-name="P160" text:outline-level="4"><text:bookmark-start text:name="__RefHeading___Toc2174_4084060106"/><text:soft-page-break/>Normal<text:bookmark-end text:name="__RefHeading___Toc2174_4084060106"/></text:h>
      <text:p text:style-name="P82">Align the offset direction to the normals.</text:p>
      <text:h text:style-name="P160" text:outline-level="4"><text:bookmark-start text:name="__RefHeading___Toc2176_4084060106"/>Random Seed<text:bookmark-end text:name="__RefHeading___Toc2176_4084060106"/></text:h>
      <text:p text:style-name="P82">The seed value for randomization.</text:p>
      <text:p text:style-name="P57"/>
      <text:h text:style-name="P203" text:outline-level="2"><text:bookmark-start text:name="__RefHeading___Toc35160_245601171"/>Shrink<text:span text:style-name="T12">/</text:span>Fatten<text:bookmark-end text:name="__RefHeading___Toc35160_245601171"/></text:h>
      <text:p text:style-name="P89">Shrink/Fatten scales the selected geometry <text:span text:style-name="T3">along its normals. Transform orientation and Pivot point gets ignored.</text:span></text:p>
      <text:p text:style-name="P77">A positive value pushes the vertices outwards. A negative value pushes the vertices inwards.</text:p>
      <text:h text:style-name="P209" text:outline-level="3"><draw:frame draw:style-name="fr3" draw:name="Bild144" text:anchor-type="paragraph" svg:y="0.358cm" svg:width="4.761cm" svg:height="3.281cm"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7">The Last Operator Shrink/Fatten panel gives you <text:span text:style-name="T13">tools</text:span> to adjust the Shrink/Fatten operation. Here you have numeric input for the strength and a few more options<text:span text:style-name="T13">.</text:span></text:p>
      <text:h text:style-name="P58" text:outline-level="4"><text:bookmark-start text:name="__RefHeading___Toc15300_2800044225"/>Offset<text:bookmark-end text:name="__RefHeading___Toc15300_2800044225"/></text:h>
      <text:p text:style-name="P89">Offset<text:span text:style-name="T3"> is the strength of the offset for Shrink/Fatten.</text:span></text:p>
      <text:h text:style-name="P58" text:outline-level="4"><text:bookmark-start text:name="__RefHeading___Toc15302_2800044225"/>Offset Even<text:bookmark-end text:name="__RefHeading___Toc15302_2800044225"/></text:h>
      <text:p text:style-name="P77">Offset Even scales the selection to give more thickness in even areas.</text:p>
      <text:h text:style-name="P58" text:outline-level="4"><text:bookmark-start text:name="__RefHeading___Toc35162_245601171"/>Proportional editing<text:bookmark-end text:name="__RefHeading___Toc35162_245601171"/></text:h>
      <text:p text:style-name="P56">Enables proportional editing. Activating proportional editing reveals further settings.</text:p>
      <text:h text:style-name="P225" text:outline-level="5"><text:bookmark-start text:name="__RefHeading___Toc1579_17633464691111"/>Proportional Falloff<text:bookmark-end text:name="__RefHeading___Toc1579_17633464691111"/></text:h>
      <text:p text:style-name="P56">Adjust the falloff methods.</text:p>
      <text:h text:style-name="P225" text:outline-level="5"><text:bookmark-start text:name="__RefHeading___Toc1545_15020437471111"/>Proportional Size<text:bookmark-end text:name="__RefHeading___Toc1545_15020437471111"/></text:h>
      <text:p text:style-name="P55">See and adjust the falloff radius.</text:p>
      <text:p text:style-name="P55"/>
      <text:h text:style-name="P225" text:outline-level="5"><text:bookmark-start text:name="__RefHeading___Toc1581_17633464691111"/>Connected<text:bookmark-end text:name="__RefHeading___Toc1581_17633464691111"/></text:h>
      <text:p text:style-name="P56">The proportional falloff gets calculated for connected parts only.</text:p>
      <text:h text:style-name="P225" text:outline-level="5"><text:bookmark-start text:name="__RefHeading___Toc1583_17633464691111"/>Projected(2D)<text:bookmark-end text:name="__RefHeading___Toc1583_17633464691111"/></text:h>
      <text:p text:style-name="P85">The proportional falloff gets calculated in the screen space. Depth doesn't play a role. When it's in the radius, then it gets calculated.</text:p>
      <text:p text:style-name="P85"/>
      <text:p text:style-name="Horizontal_20_Line"/>
      <text:h text:style-name="Heading_20_2" text:outline-level="2"><draw:frame draw:style-name="fr2" draw:name="Bild1047" text:anchor-type="paragraph" svg:y="0.249cm" svg:width="5.821cm" svg:height="5.11cm" draw:z-index="16"><draw:image xlink:href="Pictures/10000001000001580000012EAF066B2ED1E712EB.png" xlink:type="simple" xlink:show="embed" xlink:actuate="onLoad" draw:mime-type="image/png"/></draw:frame><text:bookmark-start text:name="__RefHeading___Toc44779_4111457810"/><text:soft-page-break/>Skin Resize<text:bookmark-end text:name="__RefHeading___Toc44779_4111457810"/></text:h>
      <text:p text:style-name="P83">This tool requires to have a skin modifier at the mesh. It scales the thickness of the skin.</text:p>
      <text:p text:style-name="P86">While the operation you will see in the header the strength value<text:span text:style-name="T10"> for the skin.</text:span></text:p>
      <text:p text:style-name="P86"><draw:frame draw:style-name="fr9" draw:name="Bild1048" text:anchor-type="paragraph" svg:y="0.037cm" svg:width="3.949cm" svg:height="0.46cm" draw:z-index="17"><draw:image xlink:href="Pictures/10000001000000F60000001B6979A8355CB788CE.png" xlink:type="simple" xlink:show="embed" xlink:actuate="onLoad" draw:mime-type="image/png"/></draw:frame></text:p>
      <text:p text:style-name="P86"/>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7">Adjust the position values for the three values<text:span text:style-name="T11">.</text:span></text:p>
      <text:h text:style-name="Heading_20_4" text:outline-level="4"><text:bookmark-start text:name="__RefHeading___Toc4845_11429776861122"/>Scale X, Y, Z<text:bookmark-end text:name="__RefHeading___Toc4845_11429776861122"/></text:h>
      <text:p text:style-name="P68">Limit the position relative to the source object.</text:p>
      <text:p text:style-name="P68"/>
      <text:h text:style-name="Heading_20_4" text:outline-level="4"><draw:frame draw:style-name="fr2" draw:name="Bild1" text:anchor-type="paragraph" svg:y="0.272cm" svg:width="2.15cm" svg:height="2.88cm"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70">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7">Enables proportional editing. Activating proportional editing reveals further settings.</text:p>
      <text:h text:style-name="P226" text:outline-level="5"><text:bookmark-start text:name="__RefHeading___Toc1579_1763346469111"/>Proportional Falloff<text:bookmark-end text:name="__RefHeading___Toc1579_1763346469111"/></text:h>
      <text:p text:style-name="P17">Adjust the falloff methods.</text:p>
      <text:h text:style-name="P226" text:outline-level="5"><text:bookmark-start text:name="__RefHeading___Toc1545_1502043747111"/>Proportional Size<text:bookmark-end text:name="__RefHeading___Toc1545_1502043747111"/></text:h>
      <text:p text:style-name="P16">See and adjust the falloff radius.</text:p>
      <text:p text:style-name="P16"/>
      <text:h text:style-name="P226" text:outline-level="5"><text:bookmark-start text:name="__RefHeading___Toc1581_1763346469111"/>Connected<text:bookmark-end text:name="__RefHeading___Toc1581_1763346469111"/></text:h>
      <text:p text:style-name="P17">The proportional falloff gets calculated for connected parts only.</text:p>
      <text:h text:style-name="P226" text:outline-level="5"><text:bookmark-start text:name="__RefHeading___Toc1583_1763346469111"/>Projected(2D)<text:bookmark-end text:name="__RefHeading___Toc1583_1763346469111"/></text:h>
      <text:p text:style-name="P83">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353cm" svg:width="3.761cm" svg:height="3.221cm"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90"><draw:frame draw:style-name="fr1" draw:name="Bild23" text:anchor-type="paragraph" svg:x="12.547cm" svg:y="1.704cm" svg:width="1.739cm" svg:height="0.469cm"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text:soft-page-break/>shading at Material or Rendered to see a result in the viewport.</text:p>
      <text:p text:style-name="P91"><draw:frame draw:style-name="fr2" draw:name="Bild18"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91">Note that once done and applied, there is no way to reset the UV cage back to zero. When you repeat the operation, then the values will start at 0 again. Even when the UV cage is already offset.</text:p>
      <text:p text:style-name="P90"><draw:frame draw:style-name="fr13" draw:name="Bild1022" text:anchor-type="paragraph" svg:y="0.009cm" svg:width="10.871cm" svg:height="4.39cm" draw:z-index="20"><draw:image xlink:href="Pictures/1000000100000282000001030B7C7F7C22203253.png" xlink:type="simple" xlink:show="embed" xlink:actuate="onLoad" draw:mime-type="image/png"/></draw:frame></text:p>
      <text:p text:style-name="P90"/>
      <text:p text:style-name="P90"/>
      <text:p text:style-name="P90"/>
      <text:p text:style-name="P90"/>
      <text:p text:style-name="P90"/>
      <text:h text:style-name="Heading_20_3" text:outline-level="3"><draw:frame draw:style-name="fr4" draw:name="Bild1024" text:anchor-type="paragraph" svg:width="4.791cm" svg:height="2.499cm"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9">Limit the position relative to the source object.</text:p>
      <text:p text:style-name="P69"/>
      <text:h text:style-name="Heading_20_4" text:outline-level="4"><draw:frame draw:style-name="fr2" draw:name="Bild17" text:anchor-type="paragraph" svg:y="0.005cm" svg:width="2.15cm" svg:height="2.88cm"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71">Orientation is a drop-down box choose the type of orientation for the mirroring action.</text:p>
      <text:p text:style-name="P71"/>
      <text:h text:style-name="Heading_20_4" text:outline-level="4"><draw:frame draw:style-name="fr2" draw:name="Bild16" text:anchor-type="paragraph" svg:y="0.399cm" svg:width="4.761cm" svg:height="2.011cm"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19">Enables proportional editing. Activating proportional editing reveals further settings.</text:p>
      <text:h text:style-name="P227" text:outline-level="5"><text:bookmark-start text:name="__RefHeading___Toc1579_1763346469112"/>Proportional Falloff<text:bookmark-end text:name="__RefHeading___Toc1579_1763346469112"/></text:h>
      <text:p text:style-name="P19">Adjust the falloff methods.</text:p>
      <text:h text:style-name="P227" text:outline-level="5"><text:bookmark-start text:name="__RefHeading___Toc1545_1502043747112"/>Proportional Size<text:bookmark-end text:name="__RefHeading___Toc1545_1502043747112"/></text:h>
      <text:p text:style-name="P18">See and adjust the falloff radius.</text:p>
      <text:p text:style-name="P18"/>
      <text:h text:style-name="P227" text:outline-level="5"><text:bookmark-start text:name="__RefHeading___Toc1581_1763346469112"/>Connected<text:bookmark-end text:name="__RefHeading___Toc1581_1763346469112"/></text:h>
      <text:p text:style-name="P19">The proportional falloff gets calculated for connected parts only.</text:p>
      <text:h text:style-name="P227" text:outline-level="5"><text:bookmark-start text:name="__RefHeading___Toc1583_1763346469112"/>Projected(2D)<text:bookmark-end text:name="__RefHeading___Toc1583_1763346469112"/></text:h>
      <text:p text:style-name="P75">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90"><draw:frame draw:style-name="fr1" draw:name="Bild22" text:anchor-type="paragraph" svg:x="12.046cm" svg:y="1.817cm" svg:width="1.739cm" svg:height="0.469cm" draw:z-index="3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91"><draw:frame draw:style-name="fr2" draw:name="Bild21" text:anchor-type="paragraph" svg:y="0.155cm" svg:width="5.72cm" svg:height="0.469cm" draw:z-index="31"><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91">Note that once done and applied, there is no way to reset the UV cage back to zero. When you repeat the operation, then the values will start at 0 again. Even when the UV cage is already offset.</text:p>
      <text:p text:style-name="P19"><draw:frame draw:style-name="fr13" draw:name="Bild1029" text:anchor-type="paragraph" svg:y="0.009cm" svg:width="10.509cm" svg:height="4.32cm" draw:z-index="24"><draw:image xlink:href="Pictures/10000001000003E1000001989134C034B551BF6F.png" xlink:type="simple" xlink:show="embed" xlink:actuate="onLoad" draw:mime-type="image/png"/></draw:frame></text:p>
      <text:p text:style-name="P19"/>
      <text:p text:style-name="P19"/>
      <text:p text:style-name="P19"/>
      <text:p text:style-name="P19"/>
      <text:p text:style-name="P19"/>
      <text:h text:style-name="Heading_20_3" text:outline-level="3"><draw:frame draw:style-name="fr4"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28" text:outline-level="5"><text:bookmark-start text:name="__RefHeading___Toc4086_1054810567"/>Move X, Y Z<text:bookmark-end text:name="__RefHeading___Toc4086_1054810567"/></text:h>
      <text:p text:style-name="P69">Limit the position relative to the source object.</text:p>
      <text:p text:style-name="P69"/>
      <text:h text:style-name="Heading_20_4" text:outline-level="4"><draw:frame draw:style-name="fr2" draw:name="Bild20" text:anchor-type="paragraph" svg:y="0.005cm" svg:width="2.15cm" svg:height="2.88cm"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71">Orientation is a drop-down box choose the type of orientation for the mirroring action.</text:p>
      <text:p text:style-name="P71"/>
      <text:h text:style-name="Heading_20_4" text:outline-level="4"><draw:frame draw:style-name="fr2" draw:name="Bild19" text:anchor-type="paragraph" svg:y="0.399cm" svg:width="4.761cm" svg:height="2.011cm"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19">Enables proportional editing. Activating proportional editing reveals further settings.</text:p>
      <text:h text:style-name="P227" text:outline-level="5"><text:bookmark-start text:name="__RefHeading___Toc1579_17633464691121"/>Proportional Falloff<text:bookmark-end text:name="__RefHeading___Toc1579_17633464691121"/></text:h>
      <text:p text:style-name="P19">Adjust the falloff methods.</text:p>
      <text:h text:style-name="P227" text:outline-level="5"><text:bookmark-start text:name="__RefHeading___Toc1545_15020437471121"/>Proportional Size<text:bookmark-end text:name="__RefHeading___Toc1545_15020437471121"/></text:h>
      <text:p text:style-name="P18">See and adjust the falloff radius.</text:p>
      <text:p text:style-name="P18"/>
      <text:h text:style-name="P227" text:outline-level="5"><text:bookmark-start text:name="__RefHeading___Toc1581_17633464691121"/>Connected<text:bookmark-end text:name="__RefHeading___Toc1581_17633464691121"/></text:h>
      <text:p text:style-name="P19">The proportional falloff gets calculated for connected parts only.</text:p>
      <text:h text:style-name="P227" text:outline-level="5"><text:bookmark-start text:name="__RefHeading___Toc1583_17633464691121"/><text:soft-page-break/>Projected(2D)<text:bookmark-end text:name="__RefHeading___Toc1583_17633464691121"/></text:h>
      <text:p text:style-name="P75">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92">Edit Mode Only!</text:p>
      <text:p text:style-name="P84">Normally all scale operations in Bforartists are relative to the current selection and dimensions. <text:span text:style-name="T16">And you always start with a relative value of 1.</text:span></text:p>
      <text:p text:style-name="P84">Set dimensions allows to scale mesh selections in absolute world values. No matter how the initial values are. The new values gets set in the Last Operator.</text:p>
      <text:p text:style-name="P84">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27" text:outline-level="5"><draw:frame draw:style-name="fr2" draw:name="Bild25" text:anchor-type="paragraph" svg:y="-0.134cm" svg:width="4.74cm" svg:height="2.611cm"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4">When you activate the tool then you will see the world coordinates of the selection. Change the values to other world coordinates.</text:p>
      <text:p text:style-name="P22"/>
      <table:table table:name="Tabelle2" table:style-name="Tabelle2">
        <table:table-column table:style-name="Tabelle2.A"/>
        <table:table-row table:style-name="TableLine2403625710128">
          <table:table-cell table:style-name="Tabelle2.A1" office:value-type="string">
            <text:h text:style-name="P193" text:outline-level="1"><text:bookmark-start text:name="__RefHeading___Toc1604_9062528"/>M<text:span text:style-name="T17">irror</text:span><text:bookmark-end text:name="__RefHeading___Toc1604_9062528"/></text:h>
          </table:table-cell>
        </table:table-row>
      </table:table>
      <text:p text:style-name="P21"><text:bookmark-start text:name="__RefHeading___Toc2757_245601171"/><text:bookmark-end text:name="__RefHeading___Toc2757_245601171"/></text:p>
      <text:p text:style-name="P88"><draw:frame draw:style-name="fr1" draw:name="Bild10" text:anchor-type="paragraph" svg:x="15.709cm" svg:y="0.102cm" svg:width="2.84cm" svg:height="3.39cm"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91">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91">Mirrors the selection around the chosen axis.</text:p>
      <text:p text:style-name="P91"/>
      <text:h text:style-name="Heading_20_3" text:outline-level="3"><text:bookmark-start text:name="__RefHeading___Toc15320_235243477"/>Last Operator Mirror<text:bookmark-end text:name="__RefHeading___Toc15320_235243477"/></text:h>
      <text:p text:style-name="P75"><draw:frame draw:style-name="fr3"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4">Mirror</text:span> panel gives you <text:span text:style-name="T13">tools</text:span> to adjust the <text:span text:style-name="T4">mirror action.</text:span></text:p>
      <text:p text:style-name="P75"/>
      <text:p text:style-name="P75"/>
      <text:p text:style-name="P75"/>
      <text:h text:style-name="Heading_20_4" text:outline-level="4"><draw:frame draw:style-name="fr2" draw:name="Bild27"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text:soft-page-break/>Orientation <text:bookmark-end text:name="__RefHeading___Toc4096_1054810567"/></text:h>
      <text:p text:style-name="P71">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71">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19">Enables proportional editing. Activating proportional editing reveals further settings.</text:p>
      <text:h text:style-name="P227" text:outline-level="5"><text:bookmark-start text:name="__RefHeading___Toc1579_176334646911212"/>Proportional Falloff<text:bookmark-end text:name="__RefHeading___Toc1579_176334646911212"/></text:h>
      <text:p text:style-name="P19">Adjust the falloff methods.</text:p>
      <text:h text:style-name="P227" text:outline-level="5"><text:bookmark-start text:name="__RefHeading___Toc1545_150204374711212"/>Proportional Size<text:bookmark-end text:name="__RefHeading___Toc1545_150204374711212"/></text:h>
      <text:p text:style-name="P18">See and adjust the falloff radius.</text:p>
      <text:p text:style-name="P18"/>
      <text:h text:style-name="P227" text:outline-level="5"><text:bookmark-start text:name="__RefHeading___Toc1581_176334646911212"/>Connected<text:bookmark-end text:name="__RefHeading___Toc1581_176334646911212"/></text:h>
      <text:p text:style-name="P19">The proportional falloff gets calculated for connected parts only.</text:p>
      <text:h text:style-name="P227" text:outline-level="5"><text:bookmark-start text:name="__RefHeading___Toc1583_176334646911212"/>Projected(2D)<text:bookmark-end text:name="__RefHeading___Toc1583_176334646911212"/></text:h>
      <text:p text:style-name="P75">The proportional falloff gets calculated in the screen space. Depth doesn't play a role. When it's in the radius, then it gets calculated.</text:p>
      <text:p text:style-name="P20"/>
      <text:h text:style-name="P204" text:outline-level="2"><text:bookmark-start text:name="__RefHeading___Toc4100_1054810567"/>Mirror Vertex Group<text:bookmark-end text:name="__RefHeading___Toc4100_1054810567"/></text:h>
      <text:p text:style-name="P79">This tool requires to have a vertex group assigned. It <text:span text:style-name="T7">mirrors the selected vertex group.</text:span></text:p>
      <text:p text:style-name="P79">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9">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9">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79">Pass information to all groups instead of the active one.</text:p>
      <text:h text:style-name="Heading_20_4" text:outline-level="4"><text:bookmark-start text:name="__RefHeading___Toc9977_29766055121"/>Topology Mirror<text:bookmark-end text:name="__RefHeading___Toc9977_29766055121"/></text:h>
      <text:p text:style-name="P79">Use topology based mirroring.</text:p>
      <table:table table:name="Tabelle3" table:style-name="Tabelle3">
        <table:table-column table:style-name="Tabelle3.A"/>
        <table:table-row table:style-name="TableLine2403625706592">
          <table:table-cell table:style-name="Tabelle3.A1" office:value-type="string">
            <text:h text:style-name="P193" text:outline-level="1"><text:bookmark-start text:name="__RefHeading___Toc1606_9062528"/>S<text:span text:style-name="T17">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7">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3"><draw:frame draw:style-name="fr2" draw:name="Bild28" text:anchor-type="paragraph" svg:y="0.455cm" svg:width="4.761cm" svg:height="1cm"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3">If the selection should snap as a whole, or if each individual element of the selection should snap.</text:p>
      <text:p text:style-name="P95"/>
      <table:table table:name="Tabelle4" table:style-name="Tabelle4">
        <table:table-column table:style-name="Tabelle4.A"/>
        <table:table-row table:style-name="TableLine2403625699792">
          <table:table-cell table:style-name="Tabelle4.A1" office:value-type="string">
            <text:h text:style-name="P194" text:outline-level="1"><text:bookmark-start text:name="__RefHeading___Toc1612_9062528"/>S<text:span text:style-name="T18">ingle Operators</text:span><text:bookmark-end text:name="__RefHeading___Toc1612_9062528"/></text:h>
          </table:table-cell>
        </table:table-row>
      </table:table>
      <text:p text:style-name="P3"/>
      <text:h text:style-name="Heading_20_2" text:outline-level="2"><draw:frame draw:style-name="fr1" draw:name="Bild29" text:anchor-type="paragraph" svg:x="15.66cm" svg:y="0.215cm" svg:width="2.889cm" svg:height="3.069cm"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4">Duplicates the current selection.</text:p>
      <text:p text:style-name="P94">When you duplicate a selection, then it sticks to the mouse until you left click. And moves around. A right click repositions the duplicated geometry at its original location.</text:p>
      <text:h text:style-name="P210" text:outline-level="3"><text:bookmark-start text:name="__RefHeading___Toc1616_9062528"/>Last Operator <text:span text:style-name="T19">Duplicate</text:span><text:bookmark-end text:name="__RefHeading___Toc1616_9062528"/></text:h>
      <text:h text:style-name="Heading_20_4" text:outline-level="4"><draw:frame draw:style-name="fr3" draw:name="Bild30" text:anchor-type="paragraph" svg:y="-0.048cm" svg:width="4.83cm" svg:height="2.84cm"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4">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4">Adjust the position.</text:p>
      <text:h text:style-name="P25" text:outline-level="4"><draw:frame draw:style-name="fr2" draw:name="Bild32" text:anchor-type="paragraph" svg:y="0.409cm" svg:width="2.15cm" svg:height="2.88cm"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72">Orientation is a drop-down box choose the type of orientation for the mirroring action.</text:p>
      <text:h text:style-name="P25" text:outline-level="4"><text:bookmark-start text:name="__RefHeading___Toc5422_7973215312111111"/>Constraint Axis<text:bookmark-end text:name="__RefHeading___Toc5422_7973215312111111"/></text:h>
      <text:p text:style-name="P72">Constraint Axis gives you again the possibility to define the mirror axis. You can choose more than one axis here.</text:p>
      <text:h text:style-name="P25" text:outline-level="4"><draw:frame draw:style-name="fr2" draw:name="Bild31" text:anchor-type="paragraph" svg:y="0.399cm" svg:width="4.761cm" svg:height="2.011cm"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4">Enables proportional editing. Activating proportional editing reveals further settings.</text:p>
      <text:h text:style-name="P230" text:outline-level="5"><text:bookmark-start text:name="__RefHeading___Toc1579_1763346469112121"/>Proportional Falloff<text:bookmark-end text:name="__RefHeading___Toc1579_1763346469112121"/></text:h>
      <text:p text:style-name="P24">Adjust the falloff methods.</text:p>
      <text:h text:style-name="P230" text:outline-level="5"><text:bookmark-start text:name="__RefHeading___Toc1545_1502043747112121"/>Proportional Size<text:bookmark-end text:name="__RefHeading___Toc1545_1502043747112121"/></text:h>
      <text:p text:style-name="P23">See and adjust the falloff radius.</text:p>
      <text:p text:style-name="P23"/>
      <text:h text:style-name="P230" text:outline-level="5"><text:bookmark-start text:name="__RefHeading___Toc1581_1763346469112121"/>Connected<text:bookmark-end text:name="__RefHeading___Toc1581_1763346469112121"/></text:h>
      <text:p text:style-name="P24">The proportional falloff gets calculated for connected parts only.</text:p>
      <text:h text:style-name="P230" text:outline-level="5"><text:bookmark-start text:name="__RefHeading___Toc1583_1763346469112121"/>Projected(2D)<text:bookmark-end text:name="__RefHeading___Toc1583_1763346469112121"/></text:h>
      <text:p text:style-name="P76">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51"><draw:frame draw:style-name="fr4" draw:name="Bild54" text:anchor-type="paragraph" svg:width="7.13cm" svg:height="3.739cm" draw:z-index="125"><draw:image xlink:href="Pictures/10000001000001A5000000DDC3FA61A532768AAE.png" xlink:type="simple" xlink:show="embed" xlink:actuate="onLoad" draw:mime-type="image/png"/></draw:frame>Extrude is a sub menu with several extrude methods. The contend is dependent of the mesh select mode.</text:p>
      <text:p text:style-name="P151"/>
      <text:p text:style-name="P151"/>
      <text:p text:style-name="P151"/>
      <text:p text:style-name="P151"/>
      <text:p text:style-name="P151"/>
      <text:p text:style-name="P151"><draw:frame draw:style-name="fr2" draw:name="Bild55" text:anchor-type="paragraph" svg:y="0.43cm" svg:width="3.099cm" svg:height="3.69cm" draw:z-index="126"><draw:image xlink:href="Pictures/10000001000000B7000000DAEE0365ADFADE5D72.png" xlink:type="simple" xlink:show="embed" xlink:actuate="onLoad" draw:mime-type="image/png"/></draw:frame>Note that the tool shelf also contains extrude functionality. <text:span text:style-name="T75">And a few methods here are a double. These are marked with a (Legacy) in the tool name.</text:span></text:p>
      <text:p text:style-name="P154"/>
      <text:p text:style-name="P152"/>
      <text:p text:style-name="P152"/>
      <text:p text:style-name="P152"/>
      <text:h text:style-name="Heading_20_3" text:outline-level="3"><text:bookmark-start text:name="__RefHeading___Toc11220_2084615318"/>Extrude Faces (Legacy)<text:bookmark-end text:name="__RefHeading___Toc11220_2084615318"/></text:h>
      <text:p text:style-name="P169">Extrude the selected faces along their normals. This functionality is part of the Extrude Region tool in the tool shelf.</text:p>
      <text:p text:style-name="P172"/>
      <text:h text:style-name="P61" text:outline-level="4"><draw:frame draw:style-name="fr3" draw:name="Bild73" text:anchor-type="paragraph" svg:y="-0.118cm" svg:width="4.72cm" svg:height="3.221cm" draw:z-index="145"><draw:image xlink:href="Pictures/1000000100000117000000BEE55EFA0BA5B7D275.png" xlink:type="simple" xlink:show="embed" xlink:actuate="onLoad" draw:mime-type="image/png"/></draw:frame><text:bookmark-start text:name="__RefHeading___Toc15348_2800044225"/><text:soft-page-break/><text:span text:style-name="T76">Last Operator Extrude Region and </text:span><text:span text:style-name="T30">M</text:span><text:span text:style-name="T31">ove</text:span><text:bookmark-end text:name="__RefHeading___Toc15348_2800044225"/></text:h>
      <text:p text:style-name="P172"/>
      <text:h text:style-name="P231" text:outline-level="5"><text:bookmark-start text:name="__RefHeading___Toc42736_2320195280"/>Flip Normals<text:bookmark-end text:name="__RefHeading___Toc42736_2320195280"/></text:h>
      <text:p text:style-name="P174">Flips the normals of the extruded faces.</text:p>
      <text:h text:style-name="Heading_20_5" text:outline-level="5"><text:bookmark-start text:name="__RefHeading___Toc11222_2084615318"/>Dissolve Orthogonal Edges<text:bookmark-end text:name="__RefHeading___Toc11222_2084615318"/></text:h>
      <text:p text:style-name="P169">Dissolves orthogonal edges at extrusion.</text:p>
      <text:h text:style-name="P232" text:outline-level="5"><text:bookmark-start text:name="__RefHeading___Toc42738_2320195280"/>Move X, Y Z<text:bookmark-end text:name="__RefHeading___Toc42738_2320195280"/></text:h>
      <text:p text:style-name="P170">The position. Attention, the actual world orientation and rotation does not matter here. It always starts with a value of zero, and moves relative to this zero then. For the actual location values have a look in the sidebar in the transform panel.</text:p>
      <text:h text:style-name="P231" text:outline-level="5"><draw:frame draw:style-name="fr1" draw:name="Bild74" text:anchor-type="paragraph" svg:x="16.75cm" svg:y="0.49cm" svg:width="1.951cm" svg:height="3.401cm"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60"><text:span text:style-name="T77">The </text:span><text:span text:style-name="T75">extrusion</text:span><text:span text:style-name="T77"> can have different orientations. The menu items should be self explaining.</text:span></text:p>
      <text:p text:style-name="P170"/>
      <text:p text:style-name="P170"/>
      <text:p text:style-name="P170"/>
      <text:h text:style-name="P231" text:outline-level="5"><draw:frame draw:style-name="fr1" draw:name="Bild75" text:anchor-type="paragraph" svg:x="13.968cm" svg:y="0.293cm" svg:width="4.761cm" svg:height="2.011cm"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60">Enables proportional editing. Activating proportional editing reveals further settings.</text:p>
      <text:h text:style-name="P244" text:outline-level="6"><text:bookmark-start text:name="__RefHeading___Toc1579_17633464693"/>Proportional Falloff<text:bookmark-end text:name="__RefHeading___Toc1579_17633464693"/></text:h>
      <text:p text:style-name="P60">Adjust the falloff methods.</text:p>
      <text:h text:style-name="P244" text:outline-level="6"><text:bookmark-start text:name="__RefHeading___Toc1545_15020437473"/>Proportional Size<text:bookmark-end text:name="__RefHeading___Toc1545_15020437473"/></text:h>
      <text:p text:style-name="P59">See and adjust the falloff radius.</text:p>
      <text:p text:style-name="P59"/>
      <text:h text:style-name="P244" text:outline-level="6"><text:bookmark-start text:name="__RefHeading___Toc1581_17633464693"/>Connected<text:bookmark-end text:name="__RefHeading___Toc1581_17633464693"/></text:h>
      <text:p text:style-name="P60">The proportional falloff gets calculated for connected parts only.</text:p>
      <text:h text:style-name="P244" text:outline-level="6"><text:bookmark-start text:name="__RefHeading___Toc1583_17633464693"/>Projected(2D)<text:bookmark-end text:name="__RefHeading___Toc1583_17633464693"/></text:h>
      <text:p text:style-name="P170">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6"><text:span text:style-name="T75">In the toolshelf it's the Extrude Along Normals tool. </text:span>Extrudes the selection along local normals. You won't see a widget here. Simply drag. </text:p>
      <text:p text:style-name="P172">The method works the same in all Mesh select modes.<text:span text:style-name="T78"> Vertice, Edge and Face Mode.</text:span></text:p>
      <text:h text:style-name="P61" text:outline-level="4"><draw:frame draw:style-name="fr3" draw:name="Bild76" text:anchor-type="paragraph" svg:y="-0.118cm" svg:width="4.74cm" svg:height="2.521cm" draw:z-index="148"><draw:image xlink:href="Pictures/100000010000011800000095C6DD8B2EB05696C2.png" xlink:type="simple" xlink:show="embed" xlink:actuate="onLoad" draw:mime-type="image/png"/></draw:frame><text:bookmark-start text:name="__RefHeading___Toc11226_2084615318"/><text:soft-page-break/>Last Operator Extrude Region and Shrink/Fatten<text:bookmark-end text:name="__RefHeading___Toc11226_2084615318"/></text:h>
      <text:h text:style-name="P231" text:outline-level="5"><text:bookmark-start text:name="__RefHeading___Toc42748_2320195280"/>Flip Normals<text:bookmark-end text:name="__RefHeading___Toc42748_2320195280"/></text:h>
      <text:p text:style-name="P174">Flips the normals of the extruded faces.</text:p>
      <text:h text:style-name="P231" text:outline-level="5"><text:bookmark-start text:name="__RefHeading___Toc11228_2084615318"/>Dissolve Orthogonal Edges<text:bookmark-end text:name="__RefHeading___Toc11228_2084615318"/></text:h>
      <text:p text:style-name="P169">Dissolves orthogonal edges at extrusion.</text:p>
      <text:h text:style-name="P231" text:outline-level="5"><text:bookmark-start text:name="__RefHeading___Toc42750_2320195280"/>Offset<text:bookmark-end text:name="__RefHeading___Toc42750_2320195280"/></text:h>
      <text:p text:style-name="P176">The current extrude amount. </text:p>
      <text:h text:style-name="P229" text:outline-level="5"><text:bookmark-start text:name="__RefHeading___Toc42752_2320195280"/>O<text:span text:style-name="T78">ffset Even</text:span><text:bookmark-end text:name="__RefHeading___Toc42752_2320195280"/></text:h>
      <text:p text:style-name="P176">Scales the offset to give more even thickness. Without this checked the farer away faces will have a bigger extrude amount.</text:p>
      <text:h text:style-name="P231" text:outline-level="5"><draw:frame draw:style-name="fr2" draw:name="Bild77" text:anchor-type="paragraph" svg:y="0.293cm" svg:width="4.761cm" svg:height="2.011cm"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60">Enables proportional editing. Activating proportional editing reveals further settings.</text:p>
      <text:h text:style-name="P244" text:outline-level="6"><text:bookmark-start text:name="__RefHeading___Toc1579_176334646912"/>Proportional Falloff<text:bookmark-end text:name="__RefHeading___Toc1579_176334646912"/></text:h>
      <text:p text:style-name="P60">Adjust the falloff methods.</text:p>
      <text:h text:style-name="P244" text:outline-level="6"><text:bookmark-start text:name="__RefHeading___Toc1545_150204374712"/>Proportional Size<text:bookmark-end text:name="__RefHeading___Toc1545_150204374712"/></text:h>
      <text:p text:style-name="P59">See and adjust the falloff radius.</text:p>
      <text:p text:style-name="P59"/>
      <text:h text:style-name="P244" text:outline-level="6"><text:bookmark-start text:name="__RefHeading___Toc1581_176334646912"/>Connected<text:bookmark-end text:name="__RefHeading___Toc1581_176334646912"/></text:h>
      <text:p text:style-name="P60">The proportional falloff gets calculated for connected parts only.</text:p>
      <text:h text:style-name="P244" text:outline-level="6"><text:bookmark-start text:name="__RefHeading___Toc42756_2320195280"/>Projected(2D)<text:bookmark-end text:name="__RefHeading___Toc42756_2320195280"/></text:h>
      <text:p text:style-name="P170">The proportional falloff gets calculated in the screen space. Depth doesn't play a role. When it's in the radius, then it gets calculated.</text:p>
      <text:p text:style-name="Horizontal_20_Line"/>
      <text:h text:style-name="P211" text:outline-level="3"><text:bookmark-start text:name="__RefHeading___Toc11230_2084615318"/><text:span text:style-name="T79">Extrude </text:span><text:span text:style-name="T23">I</text:span><text:span text:style-name="T24">ndividual</text:span><text:span text:style-name="T25"> Faces ( Legacy)</text:span><text:bookmark-end text:name="__RefHeading___Toc11230_2084615318"/></text:h>
      <text:p text:style-name="P176"><text:span text:style-name="T75">In the tool shelf the tool is called Extrude Individual. </text:span>Extrudes the selection along local normals of each individual face. You won't see a widget here. Simply drag. </text:p>
      <text:p text:style-name="P172">The method works the same in all Mesh select modes.<text:span text:style-name="T78"> Vertice, Edge and Face Mode.</text:span></text:p>
      <text:p text:style-name="P62"/>
      <text:h text:style-name="P61" text:outline-level="4"><draw:frame draw:style-name="fr3" draw:name="Bild78" text:anchor-type="paragraph" svg:y="-0.118cm" svg:width="4.74cm" svg:height="1.799cm" draw:z-index="150"><draw:image xlink:href="Pictures/10000001000001180000006A884291C7983DDA9B.png" xlink:type="simple" xlink:show="embed" xlink:actuate="onLoad" draw:mime-type="image/png"/></draw:frame><text:bookmark-start text:name="__RefHeading___Toc42760_2320195280"/>Last Operator Extrude <text:span text:style-name="T35">Individual Faces and Move</text:span><text:bookmark-end text:name="__RefHeading___Toc42760_2320195280"/></text:h>
      <text:h text:style-name="P231" text:outline-level="5"><text:bookmark-start text:name="__RefHeading___Toc42762_2320195280"/>Offset<text:bookmark-end text:name="__RefHeading___Toc42762_2320195280"/></text:h>
      <text:p text:style-name="P176">The current extrude amount. </text:p>
      <text:h text:style-name="P229" text:outline-level="5"><text:bookmark-start text:name="__RefHeading___Toc42764_2320195280"/>O<text:span text:style-name="T78">ffset Even</text:span><text:bookmark-end text:name="__RefHeading___Toc42764_2320195280"/></text:h>
      <text:p text:style-name="P176">Scales the offset to give more even thickness. Without this checked the farer away faces will have a bigger <text:soft-page-break/>extrude amount.</text:p>
      <text:h text:style-name="P231" text:outline-level="5"><draw:frame draw:style-name="fr1" draw:name="Bild79" text:anchor-type="paragraph" svg:x="13.968cm" svg:y="0.293cm" svg:width="4.761cm" svg:height="2.011cm"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60">Enables proportional editing. Activating proportional editing reveals further settings.</text:p>
      <text:h text:style-name="P244" text:outline-level="6"><text:bookmark-start text:name="__RefHeading___Toc1579_1763346469113"/>Proportional Falloff<text:bookmark-end text:name="__RefHeading___Toc1579_1763346469113"/></text:h>
      <text:p text:style-name="P60">Adjust the falloff methods.</text:p>
      <text:h text:style-name="P244" text:outline-level="6"><text:bookmark-start text:name="__RefHeading___Toc1545_1502043747113"/>Proportional Size<text:bookmark-end text:name="__RefHeading___Toc1545_1502043747113"/></text:h>
      <text:p text:style-name="P59">See and adjust the falloff radius.</text:p>
      <text:h text:style-name="P244" text:outline-level="6"><text:bookmark-start text:name="__RefHeading___Toc1581_1763346469113"/>Connected<text:bookmark-end text:name="__RefHeading___Toc1581_1763346469113"/></text:h>
      <text:p text:style-name="P172">The proportional falloff gets calculated for connected parts only.</text:p>
      <text:h text:style-name="P244" text:outline-level="6"><text:bookmark-start text:name="__RefHeading___Toc42768_2320195280"/>Projected(2D)<text:bookmark-end text:name="__RefHeading___Toc42768_2320195280"/></text:h>
      <text:p text:style-name="P170">The proportional falloff gets calculated in the screen space. Depth doesn't play a role. When it's in the radius, then it gets calculated.</text:p>
      <text:p text:style-name="Horizontal_20_Line"/>
      <text:h text:style-name="P212" text:outline-level="3"><text:bookmark-start text:name="__RefHeading___Toc11232_2084615318"/><text:span text:style-name="T79">Extrude </text:span><text:span text:style-name="T23">M</text:span><text:span text:style-name="T26">anifold</text:span><text:span text:style-name="T27"> (Legacy)</text:span><text:bookmark-end text:name="__RefHeading___Toc11232_2084615318"/></text:h>
      <text:p text:style-name="P177"><text:span text:style-name="T81">The same tool exists in the tool shelf. </text:span>E<text:span text:style-name="T80">xtrude, dissolve Edges whose faces form a flat surface, and intersect new edges.</text:span></text:p>
      <text:p text:style-name="P173">The method works the same in all Mesh select modes.<text:span text:style-name="T78"> Vertice, Edge and Face Mode.</text:span></text:p>
      <text:p text:style-name="P173"/>
      <text:h text:style-name="P65" text:outline-level="4"><draw:frame draw:style-name="fr3" draw:name="Bild131" text:anchor-type="paragraph" svg:y="-0.118cm" svg:width="4.77cm" svg:height="3.2cm" draw:z-index="152"><draw:image xlink:href="Pictures/1000000100000119000000BD96DFD3FBE5278863.png" xlink:type="simple" xlink:show="embed" xlink:actuate="onLoad" draw:mime-type="image/png"/></draw:frame><text:bookmark-start text:name="__RefHeading___Toc15348_28000442251"/><text:span text:style-name="T76">Last Operator Extrude </text:span><text:span text:style-name="T36">M</text:span><text:span text:style-name="T37">anifold</text:span><text:bookmark-end text:name="__RefHeading___Toc15348_28000442251"/></text:h>
      <text:h text:style-name="P233" text:outline-level="5"><text:bookmark-start text:name="__RefHeading___Toc42736_23201952801"/>Flip Normals<text:bookmark-end text:name="__RefHeading___Toc42736_23201952801"/></text:h>
      <text:p text:style-name="P175">Flips the normals of the extruded faces.</text:p>
      <text:h text:style-name="P233" text:outline-level="5"><text:bookmark-start text:name="__RefHeading___Toc5282_2424641049"/>Dissolve Orthogonal Edges<text:bookmark-end text:name="__RefHeading___Toc5282_2424641049"/></text:h>
      <text:p text:style-name="P178">Dissolve edges that are at the same straight surface.</text:p>
      <text:h text:style-name="P234" text:outline-level="5"><text:bookmark-start text:name="__RefHeading___Toc42738_23201952801"/>Move X, Y Z<text:bookmark-end text:name="__RefHeading___Toc42738_23201952801"/></text:h>
      <text:p text:style-name="P171">The position. Attention, the actual world orientation and rotation does not matter here. It always starts with a value of zero, and moves relative to this zero then. For the actual location values have a look in the sidebar in the transform panel.</text:p>
      <text:h text:style-name="P233" text:outline-level="5"><draw:frame draw:style-name="fr1" draw:name="Bild132" text:anchor-type="paragraph" svg:x="16.75cm" svg:y="0.49cm" svg:width="1.951cm" svg:height="3.401cm"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71">The widget can have different orientations. The menu items should be self explaining.</text:p>
      <text:p text:style-name="P171"/>
      <text:p text:style-name="P171"/>
      <text:p text:style-name="P171"/>
      <text:h text:style-name="P233" text:outline-level="5"><draw:frame draw:style-name="fr1" draw:name="Bild133" text:anchor-type="paragraph" svg:x="13.968cm" svg:y="0.293cm" svg:width="4.761cm" svg:height="2.011cm" draw:z-index="154"><draw:image xlink:href="Pictures/100000010000011900000077CC46C346425D7FF2.png" xlink:type="simple" xlink:show="embed" xlink:actuate="onLoad" draw:mime-type="image/png"/></draw:frame><text:bookmark-start text:name="__RefHeading___Toc42740_23201952801"/><text:soft-page-break/>Proportional editing<text:bookmark-end text:name="__RefHeading___Toc42740_23201952801"/></text:h>
      <text:p text:style-name="P64">Enables proportional editing. Activating proportional editing reveals further settings.</text:p>
      <text:h text:style-name="P245" text:outline-level="6"><text:bookmark-start text:name="__RefHeading___Toc1579_17633464695"/>Proportional Falloff<text:bookmark-end text:name="__RefHeading___Toc1579_17633464695"/></text:h>
      <text:p text:style-name="P64">Adjust the falloff methods.</text:p>
      <text:h text:style-name="P245" text:outline-level="6"><text:bookmark-start text:name="__RefHeading___Toc1545_15020437475"/>Proportional Size<text:bookmark-end text:name="__RefHeading___Toc1545_15020437475"/></text:h>
      <text:p text:style-name="P63">See and adjust the falloff radius.</text:p>
      <text:p text:style-name="P63"/>
      <text:h text:style-name="P245" text:outline-level="6"><text:bookmark-start text:name="__RefHeading___Toc1581_17633464695"/>Connected<text:bookmark-end text:name="__RefHeading___Toc1581_17633464695"/></text:h>
      <text:p text:style-name="P64">The proportional falloff gets calculated for connected parts only.</text:p>
      <text:h text:style-name="P245" text:outline-level="6"><text:bookmark-start text:name="__RefHeading___Toc1583_17633464694"/>Projected(2D)<text:bookmark-end text:name="__RefHeading___Toc1583_17633464694"/></text:h>
      <text:p text:style-name="P171">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52">Extrudes out the selected edges by moving the mouse.</text:p>
      <text:h text:style-name="Heading_20_4" text:outline-level="4"><draw:frame draw:style-name="fr2" draw:name="Bild58" text:anchor-type="paragraph" svg:y="0.374cm" svg:width="4.791cm" svg:height="2.829cm"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52">Flip the normals at the involved faces.</text:p>
      <text:h text:style-name="Heading_20_4" text:outline-level="4"><text:bookmark-start text:name="__RefHeading___Toc37036_2052926708"/>Move X Y Z <text:bookmark-end text:name="__RefHeading___Toc37036_2052926708"/></text:h>
      <text:p text:style-name="P152">The coordinates for the extruded geometry.</text:p>
      <text:h text:style-name="P53" text:outline-level="4"><draw:frame draw:style-name="fr2" draw:name="Bild60" text:anchor-type="paragraph" svg:y="0.356cm" svg:width="2.15cm" svg:height="2.88cm"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4">Choose the type of orientation, in which coordinate system the action should happen.</text:p>
      <text:h text:style-name="P153" text:outline-level="4"><text:bookmark-start text:name="__RefHeading___Toc2621_41411738301"/>Constraint Axis<text:bookmark-end text:name="__RefHeading___Toc2621_41411738301"/></text:h>
      <text:p text:style-name="P152"/>
      <text:h text:style-name="P53" text:outline-level="4"><draw:frame draw:style-name="fr1" draw:name="Bild59" text:anchor-type="paragraph" svg:x="13.968cm" svg:y="0.293cm" svg:width="4.761cm" svg:height="2.011cm"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52">Enables proportional editing. Activating proportional editing reveals further settings.</text:p>
      <text:h text:style-name="P235" text:outline-level="5"><text:bookmark-start text:name="__RefHeading___Toc1579_17633464692"/>Proportional Falloff<text:bookmark-end text:name="__RefHeading___Toc1579_17633464692"/></text:h>
      <text:p text:style-name="P52">Adjust the falloff methods.</text:p>
      <text:h text:style-name="P235" text:outline-level="5"><text:bookmark-start text:name="__RefHeading___Toc1545_15020437472"/>Proportional Size<text:bookmark-end text:name="__RefHeading___Toc1545_15020437472"/></text:h>
      <text:p text:style-name="P51">See and adjust the falloff radius.</text:p>
      <text:p text:style-name="P51"/>
      <text:h text:style-name="P235" text:outline-level="5"><text:bookmark-start text:name="__RefHeading___Toc1581_17633464692"/><text:soft-page-break/>Connected<text:bookmark-end text:name="__RefHeading___Toc1581_17633464692"/></text:h>
      <text:p text:style-name="P52">The proportional falloff gets calculated for connected parts only.</text:p>
      <text:h text:style-name="P235" text:outline-level="5"><text:bookmark-start text:name="__RefHeading___Toc1583_17633464692"/>Projected(2D)<text:bookmark-end text:name="__RefHeading___Toc1583_17633464692"/></text:h>
      <text:p text:style-name="P152">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52">Extrudes out the selected vertices by moving the mouse.</text:p>
      <text:h text:style-name="P53" text:outline-level="4"><draw:frame draw:style-name="fr2" draw:name="Bild61" text:anchor-type="paragraph" svg:y="0.374cm" svg:width="4.81cm" svg:height="2.499cm" draw:z-index="132"><draw:image xlink:href="Pictures/100000010000011C00000094C8BEF34269B09073.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52">The coordinates for the extruded geometry.</text:p>
      <text:p text:style-name="P152"/>
      <text:h text:style-name="Heading_20_5" text:outline-level="5"><draw:frame draw:style-name="fr2" draw:name="Bild63" text:anchor-type="paragraph" svg:y="0.356cm" svg:width="2.15cm" svg:height="2.88cm"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4">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52"/>
      <text:h text:style-name="Heading_20_5" text:outline-level="5"><draw:frame draw:style-name="fr1" draw:name="Bild62" text:anchor-type="paragraph" svg:x="13.968cm" svg:y="0.293cm" svg:width="4.761cm" svg:height="2.011cm"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52">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52">Adjust the falloff methods.</text:p>
      <text:h text:style-name="Heading_20_6" text:outline-level="6"><text:bookmark-start text:name="__RefHeading___Toc1545_150204374721"/>Proportional Size<text:bookmark-end text:name="__RefHeading___Toc1545_150204374721"/></text:h>
      <text:p text:style-name="P51">See and adjust the falloff radius.</text:p>
      <text:p text:style-name="P51"/>
      <text:h text:style-name="Heading_20_6" text:outline-level="6"><text:bookmark-start text:name="__RefHeading___Toc1581_176334646921"/>Connected<text:bookmark-end text:name="__RefHeading___Toc1581_176334646921"/></text:h>
      <text:p text:style-name="P52">The proportional falloff gets calculated for connected parts only.</text:p>
      <text:h text:style-name="Heading_20_6" text:outline-level="6"><text:bookmark-start text:name="__RefHeading___Toc1583_176334646921"/>Projected(2D)<text:bookmark-end text:name="__RefHeading___Toc1583_176334646921"/></text:h>
      <text:p text:style-name="P152">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0"> / Dupli Extrude Rotate</text:span><text:bookmark-end text:name="__RefHeading___Toc37052_2052926708"/></text:h>
      <text:p text:style-name="P50">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52"><text:soft-page-break/>Dupli Extrude Rotate behaves the same than Dupli Extrude, but rotates the source geometry too.</text:p>
      <text:h text:style-name="P246" text:outline-level="6"><text:bookmark-start text:name="__RefHeading___Toc30043_1679536477"/>Dupli Extrude - with selected Faces<text:bookmark-end text:name="__RefHeading___Toc30043_1679536477"/></text:h>
      <text:p text:style-name="P51"><draw:frame draw:style-name="fr12" draw:name="Bild57" text:anchor-type="paragraph" svg:y="0.418cm" svg:width="5.821cm" svg:height="4.32cm" draw:z-index="128"><draw:image xlink:href="Pictures/100000010000014A000000F592A8727724FC3F4B.png" xlink:type="simple" xlink:show="embed" xlink:actuate="onLoad" draw:mime-type="image/png"/></draw:frame></text:p>
      <text:p text:style-name="P49">Dupli Extrude with selected faces creates a copy of the selection and rotates it slightly. </text:p>
      <text:p text:style-name="P49"/>
      <text:h text:style-name="P247" text:outline-level="6"><text:bookmark-start text:name="__RefHeading___Toc15356_2800044225"/>Dupli Extrude<text:span text:style-name="T69"> - with selected Vertices</text:span><text:bookmark-end text:name="__RefHeading___Toc15356_2800044225"/></text:h>
      <text:p text:style-name="P49"><draw:frame draw:style-name="fr11" draw:name="Bild56" text:anchor-type="paragraph" svg:y="0.385cm" svg:width="7.05cm" svg:height="5.29cm" draw:z-index="127"><draw:image xlink:href="Pictures/10000001000001900000012CEB87E32353795052.png" xlink:type="simple" xlink:show="embed" xlink:actuate="onLoad" draw:mime-type="image/png"/></draw:frame>Dupli Extrude with selected vertices extrudes the vertice to the mouse position.</text:p>
      <text:p text:style-name="P49"/>
      <text:h text:style-name="P213" text:outline-level="3"><text:bookmark-start text:name="__RefHeading___Toc7609_1980196750"/>Extrude <text:span text:style-name="T22">Repeat</text:span><text:bookmark-end text:name="__RefHeading___Toc7609_1980196750"/></text:h>
      <text:p text:style-name="P166">All modes. Extrudes into the Z depth of the viewport, and repeats the extrusion by the adjusted amount. You have to adjust the extrusion afterwards.</text:p>
      <text:h text:style-name="P180" text:outline-level="4"><draw:frame draw:style-name="fr2" draw:name="Bild64" text:anchor-type="paragraph" svg:y="0.374cm" svg:width="4.761cm" svg:height="2.469cm" draw:z-index="142"><draw:image xlink:href="Pictures/1000000100000119000000923766D9ADA3777FD7.png" xlink:type="simple" xlink:show="embed" xlink:actuate="onLoad" draw:mime-type="image/png"/></draw:frame><text:bookmark-start text:name="__RefHeading___Toc37032_20529267081"/>Last Operator Extrude <text:span text:style-name="T34">Repeat</text:span><text:bookmark-end text:name="__RefHeading___Toc37032_20529267081"/></text:h>
      <text:h text:style-name="P162" text:outline-level="4"><text:bookmark-start text:name="__RefHeading___Toc37034_20529267081"/>S<text:span text:style-name="T72">teps</text:span><text:bookmark-end text:name="__RefHeading___Toc37034_20529267081"/></text:h>
      <text:p text:style-name="Text_20_body">How much repetitions<text:span text:style-name="T72">.</text:span></text:p>
      <text:p text:style-name="P159">Offset X / Y / Z</text:p>
      <text:p text:style-name="Text_20_body">The offset in the x y and z direction.</text:p>
      <text:p text:style-name="P159">Scale Offset</text:p>
      <text:p text:style-name="Text_20_body">The scale factor of the extruded element.</text:p>
      <text:h text:style-name="P214" text:outline-level="3"><text:bookmark-start text:name="__RefHeading___Toc7611_1980196750"/><text:soft-page-break/>Spin<text:bookmark-end text:name="__RefHeading___Toc7611_1980196750"/></text:h>
      <text:p text:style-name="P167">All modes. Extrudes in a curve form.</text:p>
      <text:h text:style-name="P164" text:outline-level="4"><draw:frame draw:style-name="fr2" draw:name="Bild70" text:anchor-type="paragraph" svg:y="0.374cm" svg:width="4.74cm" svg:height="4.59cm" draw:z-index="143"><draw:image xlink:href="Pictures/10000001000001180000010F13E0DC117720F721.png" xlink:type="simple" xlink:show="embed" xlink:actuate="onLoad" draw:mime-type="image/png"/></draw:frame><text:bookmark-start text:name="__RefHeading___Toc37032_205292670811"/>Last Operator <text:span text:style-name="T34">Spin</text:span><text:bookmark-end text:name="__RefHeading___Toc37032_205292670811"/></text:h>
      <text:h text:style-name="P162" text:outline-level="4"><text:bookmark-start text:name="__RefHeading___Toc37034_205292670811"/>S<text:span text:style-name="T72">teps</text:span><text:bookmark-end text:name="__RefHeading___Toc37034_205292670811"/></text:h>
      <text:p text:style-name="P163">How much <text:span text:style-name="T7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3">.</text:span></text:p>
      <text:h text:style-name="Heading_20_4" text:outline-level="4"><text:bookmark-start text:name="__RefHeading___Toc7621_1980196750"/>Center X / Y / Z<text:bookmark-end text:name="__RefHeading___Toc7621_1980196750"/></text:h>
      <text:p text:style-name="P165">The center point of the spin circle.</text:p>
      <text:h text:style-name="Heading_20_4" text:outline-level="4"><text:bookmark-start text:name="__RefHeading___Toc7623_1980196750"/>Axis<text:bookmark-end text:name="__RefHeading___Toc7623_1980196750"/></text:h>
      <text:p text:style-name="P165">Axis in global View space. The values goes from -1 to 1.</text:p>
      <text:p text:style-name="P78"/>
      <text:h text:style-name="Heading_20_2" text:outline-level="2"><draw:frame draw:style-name="fr4" draw:name="Bild65" text:anchor-type="paragraph" svg:width="5.77cm" svg:height="1.73cm" draw:z-index="135"><draw:image xlink:href="Pictures/10000001000001520000006685B11617785D066F.png" xlink:type="simple" xlink:show="embed" xlink:actuate="onLoad" draw:mime-type="image/png"/></draw:frame><draw:frame draw:style-name="fr1" draw:name="Bild81" text:anchor-type="paragraph" svg:x="12.928cm" svg:y="2.529cm" svg:width="5.77cm" svg:height="2.499cm"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5">Merges the geometry.</text:p>
      <text:h text:style-name="Heading_20_3" text:outline-level="3"><text:bookmark-start text:name="__RefHeading___Toc9175_4201702543"/>At Center, At Cursor, Collapse<text:span text:style-name="T82">, At First, At Last</text:span><text:bookmark-end text:name="__RefHeading___Toc9175_4201702543"/></text:h>
      <text:p text:style-name="P155">Merges the geometry with the given methods.</text:p>
      <text:p text:style-name="P19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4" draw:name="Bild68" text:anchor-type="paragraph" svg:width="4.81cm" svg:height="1.39cm"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5">Choose the merge method again.</text:p>
      <text:h text:style-name="Heading_20_4" text:outline-level="4"><text:bookmark-start text:name="__RefHeading___Toc9181_4201702543"/><text:soft-page-break/>UV's<text:bookmark-end text:name="__RefHeading___Toc9181_4201702543"/></text:h>
      <text:p text:style-name="P155">Move the UV's according to the merge.</text:p>
      <text:h text:style-name="Heading_20_3" text:outline-level="3"><text:bookmark-start text:name="__RefHeading___Toc9183_4201702543"/>By Distance<text:bookmark-end text:name="__RefHeading___Toc9183_4201702543"/></text:h>
      <text:p text:style-name="P155">Merge the vertices by their distance to each other.<text:span text:style-name="T71"> This tool is meant to remove double vertices at the same location.</text:span></text:p>
      <text:h text:style-name="P215" text:outline-level="3"><draw:frame draw:style-name="fr4" draw:name="Bild69" text:anchor-type="paragraph" svg:width="4.77cm" svg:height="1.461cm" draw:z-index="138"><draw:image xlink:href="Pictures/1000000100000119000000547E67F9A56042F344.png" xlink:type="simple" xlink:show="embed" xlink:actuate="onLoad" draw:mime-type="image/png"/></draw:frame><text:bookmark-start text:name="__RefHeading___Toc9185_4201702543"/>Last Operator Merge<text:span text:style-name="T71"> by Distance</text:span><text:bookmark-end text:name="__RefHeading___Toc9185_4201702543"/></text:h>
      <text:h text:style-name="P161" text:outline-level="4"><text:bookmark-start text:name="__RefHeading___Toc9187_4201702543"/>Merge Distance<text:bookmark-end text:name="__RefHeading___Toc9187_4201702543"/></text:h>
      <text:p text:style-name="P156">Adjust<text:span text:style-name="T71"> the distance below which the vertices gets merged.</text:span></text:p>
      <text:p text:style-name="P157">Merge selected vertices to unselected vertices.</text:p>
      <text:p text:style-name="Horizontal_20_Line"/>
      <text:h text:style-name="Heading_20_2" text:outline-level="2"><draw:frame draw:style-name="fr4" draw:name="Bild66" text:anchor-type="paragraph" svg:width="6.1cm" svg:height="1.319cm"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10" text:outline-level="3"><text:bookmark-start text:name="__RefHeading___Toc1622_9062528"/>S<text:span text:style-name="T21">election</text:span><text:bookmark-end text:name="__RefHeading___Toc1622_9062528"/></text:h>
      <text:p text:style-name="P96"><draw:frame draw:style-name="fr4" draw:name="Bild977" text:anchor-type="paragraph" svg:width="5.77cm" svg:height="4.069cm" draw:z-index="45"><draw:image xlink:href="Pictures/1000000100000147000000E7CF010ABDDAEAF11B.png" xlink:type="simple" xlink:show="embed" xlink:actuate="onLoad" draw:mime-type="image/png"/></draw:frame>Split <text:span text:style-name="T38">splits the edges between the selected vertices. It creates two edges out of one. And splits the edge by that. </text:span></text:p>
      <text:p text:style-name="P94">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7">Splits selected edges so that each neighbor face gets its own copy. You have two methods here.</text:p>
      <text:p text:style-name="P94"/>
      <text:h text:style-name="P215" text:outline-level="3"><draw:frame draw:style-name="fr4" draw:name="Bild67" text:anchor-type="paragraph" svg:width="4.77cm" svg:height="1.02cm" draw:z-index="139"><draw:image xlink:href="Pictures/100000010000011A0000003CA478CF1956E0605B.png" xlink:type="simple" xlink:show="embed" xlink:actuate="onLoad" draw:mime-type="image/png"/></draw:frame><text:bookmark-start text:name="__RefHeading___Toc9191_4201702543"/>Last Operator <text:span text:style-name="T21">Edge Split</text:span><text:bookmark-end text:name="__RefHeading___Toc9191_4201702543"/></text:h>
      <text:h text:style-name="P161" text:outline-level="4"><text:bookmark-start text:name="__RefHeading___Toc9193_4201702543"/>Type<text:bookmark-end text:name="__RefHeading___Toc9193_4201702543"/></text:h>
      <text:p text:style-name="P156">Choose the method again.</text:p>
      <text:p text:style-name="Horizontal_20_Line"/>
      <text:h text:style-name="Heading_20_2" text:outline-level="2"><draw:frame draw:style-name="fr2" draw:name="Bild71" text:anchor-type="paragraph" svg:y="0.411cm" svg:width="5.72cm" svg:height="1.27cm"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4">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4">Selection separates the current selection.</text:p>
      <text:h text:style-name="Heading_20_3" text:outline-level="3"><text:bookmark-start text:name="__RefHeading___Toc35325_17377730701"/><text:soft-page-break/>By Material<text:bookmark-end text:name="__RefHeading___Toc35325_17377730701"/></text:h>
      <text:p text:style-name="P134">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34">By Loose parts separates all geometry that is connected by edges to the current selection.</text:p>
      <text:p text:style-name="Horizontal_20_Line"/>
      <text:h text:style-name="P236" text:outline-level="5"><text:bookmark-start text:name="__RefHeading___Toc2595_4141173830"/>Knife Project<text:bookmark-end text:name="__RefHeading___Toc2595_4141173830"/></text:h>
      <text:p text:style-name="P98">Knife Project uses an object as a knife to cut edges into a mesh. </text:p>
      <text:p text:style-name="P99">Usage: Create a cube. Create a circle. <text:span text:style-name="T83">M</text:span>ove <text:span text:style-name="T84">t</text:span><text:span text:style-name="T85">he</text:span><text:span text:style-name="T84"> circle</text:span> in front of the cube so that <text:span text:style-name="T83">the geometry</text:span> does not overlap the cube<text:span text:style-name="T84"> geometry</text:span>. Enter Edit Mode<text:span text:style-name="T83"> with the cube. </text:span><text:span text:style-name="T85">I</text:span><text:span text:style-name="T83">n the outliner hold down </text:span><text:span text:style-name="T85">SHIFT</text:span><text:span text:style-name="T83">, and select the circle. Note that you can</text:span><text:span text:style-name="T85"> s</text:span><text:span text:style-name="T83">elect the circle in the 3d view</text:span><text:span text:style-name="T85"> with holding down CTRL</text:span><text:span text:style-name="T83">.<text:line-break/></text:span>Now<text:span text:style-name="T86"> that both objects are selected,</text:span> go into front view<text:span text:style-name="T83">, or whatever view you want. Just make sure that </text:span><text:span text:style-name="T84">in the view </text:span><text:span text:style-name="T83">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style-name="TableLine2403625633424">
          <table:table-cell table:style-name="Tabelle17.A1" office:value-type="string">
            <text:p text:style-name="P101"><draw:frame draw:style-name="fr10" draw:name="Bild221" text:anchor-type="paragraph" svg:width="3.859cm" svg:height="3.5cm" draw:z-index="50"><draw:image xlink:href="Pictures/100000010000013000000114F74128009E0378A6.png" xlink:type="simple" xlink:show="embed" xlink:actuate="onLoad" draw:mime-type="image/png"/></draw:frame></text:p>
          </table:table-cell>
          <table:table-cell table:style-name="Tabelle17.A1" office:value-type="string">
            <text:p text:style-name="P101"><draw:frame draw:style-name="fr10" draw:name="Bild222" text:anchor-type="paragraph" svg:width="2.97cm" svg:height="3.02cm" draw:z-index="49"><draw:image xlink:href="Pictures/10000001000000EA000000EED78C3D50CFF3EA9E.png" xlink:type="simple" xlink:show="embed" xlink:actuate="onLoad" draw:mime-type="image/png"/></draw:frame></text:p>
          </table:table-cell>
          <table:table-cell table:style-name="Tabelle17.A1" office:value-type="string">
            <text:p text:style-name="P101"><draw:frame draw:style-name="fr10" draw:name="Bild223" text:anchor-type="paragraph" svg:width="3.099cm" svg:height="3cm" draw:z-index="48"><draw:image xlink:href="Pictures/10000001000000F4000000ECDAEEC4D6742E26B2.png" xlink:type="simple" xlink:show="embed" xlink:actuate="onLoad" draw:mime-type="image/png"/></draw:frame></text:p>
          </table:table-cell>
          <table:table-cell table:style-name="Tabelle17.A1" office:value-type="string">
            <text:p text:style-name="P101"><draw:frame draw:style-name="fr10" draw:name="Bild224" text:anchor-type="paragraph" svg:width="3.731cm" svg:height="3.78cm" draw:z-index="47"><draw:image xlink:href="Pictures/10000001000001260000012AC020E5C73E92A336.png" xlink:type="simple" xlink:show="embed" xlink:actuate="onLoad" draw:mime-type="image/png"/></draw:frame></text:p>
          </table:table-cell>
        </table:table-row>
      </table:table>
      <text:p text:style-name="P100"/>
      <text:h text:style-name="P248" text:outline-level="6"><draw:frame draw:style-name="fr4" draw:name="Bild225" text:anchor-type="paragraph" svg:width="3.09cm" svg:height="1.071cm"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51" text:outline-level="7"><text:bookmark-start text:name="__RefHeading___Toc7692_1195564849"/>Cut through<text:bookmark-end text:name="__RefHeading___Toc7692_1195564849"/></text:h>
      <text:p text:style-name="P98">The cut goes through the whole object when the Cut through checkbox is ticked.</text:p>
      <text:p text:style-name="P98"><draw:frame draw:style-name="fr2" draw:name="Bild33" text:anchor-type="paragraph" svg:y="-0.286cm" svg:width="2.404cm" svg:height="2.32cm" draw:z-index="51"><draw:image xlink:href="Pictures/100000010000011C00000112C7E7CF1113E6D28B.png" xlink:type="simple" xlink:show="embed" xlink:actuate="onLoad" draw:mime-type="image/png"/></draw:frame></text:p>
      <text:p text:style-name="P98"/>
      <text:p text:style-name="P98"/>
      <text:p text:style-name="Horizontal_20_Line"/>
      <text:p text:style-name="Text_20_body"/>
      <text:h text:style-name="Heading_20_2" text:outline-level="2"><draw:frame draw:style-name="fr2" draw:name="Bild980" text:anchor-type="paragraph" svg:y="0.178cm" svg:width="3.26cm" svg:height="6.189cm"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102">Creates a convex hull around the <text:span text:style-name="T39">outside of </text:span>selected vertices. <text:span text:style-name="T39">The old faces and inlaying vertices gets removed.</text:span></text:p>
      <text:p text:style-name="P103"/>
      <text:h text:style-name="P216" text:outline-level="3"><text:soft-page-break/></text:h>
      <text:p text:style-name="P9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02">Removes vertices that are not part of the convex geometry.</text:p>
      <text:h text:style-name="Heading_20_4" text:outline-level="4"><draw:frame draw:style-name="fr2" draw:name="Bild981" text:anchor-type="paragraph" svg:y="-0.312cm" svg:width="4.84cm" svg:height="4.881cm"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102">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02">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02">Joins adjacent triangles into quads.</text:p>
      <text:h text:style-name="Heading_20_4" text:outline-level="4"><text:bookmark-start text:name="__RefHeading___Toc9118_497492469"/>Max Face Angle <text:bookmark-end text:name="__RefHeading___Toc9118_497492469"/></text:h>
      <text:p text:style-name="P102">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02">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02">Takes existing UV patches for the calculation into account.</text:p>
      <text:h text:style-name="Heading_20_4" text:outline-level="4"><text:bookmark-start text:name="__RefHeading___Toc9124_497492469"/>Compare Vcols<text:bookmark-end text:name="__RefHeading___Toc9124_497492469"/></text:h>
      <text:p text:style-name="P102">Takes existing Vertex colors for the calculation into account.</text:p>
      <text:h text:style-name="Heading_20_4" text:outline-level="4"><text:bookmark-start text:name="__RefHeading___Toc9126_497492469"/>Compare Seam<text:bookmark-end text:name="__RefHeading___Toc9126_497492469"/></text:h>
      <text:p text:style-name="P102">Takes existing seams for the calculation into account.</text:p>
      <text:h text:style-name="Heading_20_4" text:outline-level="4"><text:bookmark-start text:name="__RefHeading___Toc9128_497492469"/>Compare Sharp<text:bookmark-end text:name="__RefHeading___Toc9128_497492469"/></text:h>
      <text:p text:style-name="P102">Takes existing sharp edges for the calculation into account.</text:p>
      <text:h text:style-name="Heading_20_4" text:outline-level="4"><text:bookmark-start text:name="__RefHeading___Toc9130_497492469"/>Compare Materials<text:bookmark-end text:name="__RefHeading___Toc9130_497492469"/></text:h>
      <text:p text:style-name="P102">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001000001AA000000B9AB9DF9D13031A4C5.png" xlink:type="simple" xlink:show="embed" xlink:actuate="onLoad" draw:mime-type="image/png"/></draw:frame><text:bookmark-start text:name="__RefHeading___Toc2599_4141173830"/><text:soft-page-break/>Symmetrize<text:bookmark-end text:name="__RefHeading___Toc2599_4141173830"/></text:h>
      <text:p text:style-name="P105"><text:span text:style-name="T6">The </text:span>Symmetrize <text:span text:style-name="T6">tool </text:span>mirrors the <text:span text:style-name="T6">selected </text:span>geometry symmetrical along a<text:span text:style-name="T6"> world</text:span> axis.</text:p>
      <text:h text:style-name="Heading_20_3" text:outline-level="3"><text:bookmark-start text:name="__RefHeading___Toc6851_707165478"/>Last Operator Symmetrize<text:bookmark-end text:name="__RefHeading___Toc6851_707165478"/></text:h>
      <text:p text:style-name="P103"/>
      <text:p text:style-name="P103"><draw:frame draw:style-name="fr2" draw:name="Bild990" text:anchor-type="paragraph" svg:y="0.162cm" svg:width="4.84cm" svg:height="1.52cm" draw:z-index="55"><draw:image xlink:href="Pictures/100000010000011E0000005A3BD1FC060D52BC33.png" xlink:type="simple" xlink:show="embed" xlink:actuate="onLoad" draw:mime-type="image/png"/></draw:frame></text:p>
      <text:p text:style-name="P103"/>
      <text:h text:style-name="Heading_20_4" text:outline-level="4"><text:bookmark-start text:name="__RefHeading___Toc6853_707165478"/>Direction<text:bookmark-end text:name="__RefHeading___Toc6853_707165478"/></text:h>
      <text:p text:style-name="P104"><draw:frame draw:style-name="fr2" draw:name="Bild991" text:anchor-type="paragraph" svg:y="0.141cm" svg:width="2.29cm" svg:height="2.889cm"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4">Adjust a distance after which the mirroring should happen, relative to the mirror axis. 0 means it mirrors the geometry directly at the axis.</text:p>
      <text:p text:style-name="P104"/>
      <text:p text:style-name="Horizontal_20_Line"/>
      <text:h text:style-name="Heading_20_2" text:outline-level="2"><text:bookmark-start text:name="__RefHeading___Toc2601_4141173830"/>Snap to Symmetry<text:bookmark-end text:name="__RefHeading___Toc2601_4141173830"/></text:h>
      <text:p text:style-name="P80">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80">The calculation direction. </text:p>
      <text:h text:style-name="Heading_20_4" text:outline-level="4"><text:bookmark-start text:name="__RefHeading___Toc9963_2976605512"/>Threshold<text:bookmark-end text:name="__RefHeading___Toc9963_2976605512"/></text:h>
      <text:p text:style-name="P8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8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80">Snap vertices in the center axis to zero.</text:p>
      <text:p text:style-name="Horizontal_20_Line"/>
      <text:h text:style-name="P205" text:outline-level="2"><text:bookmark-start text:name="__RefHeading___Toc2603_4141173830"/>Smart Delete<text:bookmark-end text:name="__RefHeading___Toc2603_4141173830"/></text:h>
      <text:p text:style-name="P6"><draw:frame draw:style-name="fr4" draw:name="Bild177" text:anchor-type="paragraph" svg:width="7.481cm" svg:height="4.02cm" draw:z-index="58"><draw:image xlink:href="Pictures/10000001000001A8000000E4C975621F5B684798.png" xlink:type="simple" xlink:show="embed" xlink:actuate="onLoad" draw:mime-type="image/png"/></draw:frame>Smart delete deletes what is selected in an intelligent way. When you for example delete an edge then the edge gets <text:soft-page-break/>deleted. But it also deletes the vertices connected to this edge. It performs a Dissolve operation under the hood.</text:p>
      <text:p text:style-name="P6">There is <text:span text:style-name="T40">also</text:span> a Delete <text:span text:style-name="T40">and Dissolve</text:span> menu <text:span text:style-name="T40">in the Mesh menu, choose</text:span> different methods for deleting if required.</text:p>
      <text:p text:style-name="P113">Smart delete is an add-on. And can be deactivated if desired.</text:p>
      <text:p text:style-name="P113"/>
      <text:p text:style-name="P113"/>
      <text:p text:style-name="P113"/>
      <table:table table:name="Tabelle5" table:style-name="Tabelle5">
        <table:table-column table:style-name="Tabelle5.A"/>
        <table:table-row table:style-name="TableLine2403369644128">
          <table:table-cell table:style-name="Tabelle5.A1" office:value-type="string">
            <text:h text:style-name="P195" text:outline-level="1"><text:bookmark-start text:name="__RefHeading___Toc2605_4141173830"/>N<text:span text:style-name="T41">ormals</text:span><text:bookmark-end text:name="__RefHeading___Toc2605_4141173830"/></text:h>
          </table:table-cell>
        </table:table-row>
      </table:table>
      <text:p text:style-name="P26"/>
      <text:p text:style-name="P27"><draw:frame draw:style-name="fr4" draw:name="Bild34" text:anchor-type="paragraph" svg:width="3.099cm" svg:height="5.74cm" draw:z-index="59"><draw:image xlink:href="Pictures/10000001000000B7000001531C6DAE7B580A9040.png" xlink:type="simple" xlink:show="embed" xlink:actuate="onLoad" draw:mime-type="image/png"/></draw:frame>This menu contains functionality about dealing with normals. <text:span text:style-name="T42">Normals influences the shading and the direction of a face. They can point inwards or outwards. </text:span>And edges can be split. So that two adjacent faces have a sharp edge.</text:p>
      <text:p text:style-name="P27"/>
      <text:p text:style-name="P27">You can activate the display of normals in the <text:span text:style-name="T43">Overlays panel in Edit mode.</text:span></text:p>
      <text:p text:style-name="P27"/>
      <text:p text:style-name="P27"><draw:frame draw:style-name="fr9" draw:name="Bild36" text:anchor-type="paragraph" svg:y="0.185cm" svg:width="7.44cm" svg:height="3.06cm" draw:z-index="61"><draw:image xlink:href="Pictures/100000010000024A000000F1363DE073402FE22C.png" xlink:type="simple" xlink:show="embed" xlink:actuate="onLoad" draw:mime-type="image/png"/></draw:frame></text:p>
      <text:p text:style-name="P27"/>
      <text:p text:style-name="P27"/>
      <text:p text:style-name="P27"/>
      <text:p text:style-name="P28"/>
      <text:p text:style-name="P28"/>
      <text:p text:style-name="P28"/>
      <text:h text:style-name="Heading_20_2" text:outline-level="2"><text:bookmark-start text:name="__RefHeading___Toc9916_728628141"/>Recalc<text:span text:style-name="T41">ulate</text:span> Outside<text:bookmark-end text:name="__RefHeading___Toc9916_728628141"/></text:h>
      <text:p text:style-name="P29">Recalculates the normals of the selected geometry so that everything points outwards.</text:p>
      <text:h text:style-name="P237" text:outline-level="5"><draw:frame draw:style-name="fr2" draw:name="Bild35" text:anchor-type="paragraph" svg:y="0.639cm" svg:width="4.89cm" svg:height="1.169cm"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49" text:outline-level="6"><text:bookmark-start text:name="__RefHeading___Toc9920_728628141"/>Inside<text:bookmark-end text:name="__RefHeading___Toc9920_728628141"/></text:h>
      <text:p text:style-name="P29">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29">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29">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6"><draw:frame draw:style-name="fr2" draw:name="Bild37" text:anchor-type="paragraph" svg:y="2.681cm" svg:width="4.74cm" svg:height="3.221cm"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text:soft-page-break/>Rotate <text:bookmark-end text:name="__RefHeading___Toc2611_4141173830"/></text:h>
      <text:p text:style-name="P107">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7">The angle of the selected normal(s).</text:p>
      <text:h text:style-name="Heading_20_4" text:outline-level="4"><text:bookmark-start text:name="__RefHeading___Toc2617_4141173830"/>Axis<text:bookmark-end text:name="__RefHeading___Toc2617_4141173830"/></text:h>
      <text:p text:style-name="P107">The axis to rotate around.</text:p>
      <text:h text:style-name="Heading_20_4" text:outline-level="4"><draw:frame draw:style-name="fr2" draw:name="Bild38" text:anchor-type="paragraph" svg:y="0.356cm" svg:width="2.15cm" svg:height="2.88cm"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3">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7">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8">All vertex normals will point to a specific target. This target can be chosen from hotkeys. They show in the header.</text:p>
      <text:p text:style-name="P109"><draw:frame draw:style-name="fr1" draw:name="Bild39" text:anchor-type="paragraph" svg:x="0.108cm" svg:y="0.035cm" svg:width="7.331cm" svg:height="0.61cm" draw:z-index="64"><draw:image xlink:href="Pictures/10000001000001B100000024ADAA16943A344A9E.png" xlink:type="simple" xlink:show="embed" xlink:actuate="onLoad" draw:mime-type="image/png"/></draw:frame></text:p>
      <text:p text:style-name="P109"/>
      <text:p text:style-name="P108">Pressing R for Reset will reset the normals to where they were before the operation.</text:p>
      <text:h text:style-name="P217" text:outline-level="3"><draw:frame draw:style-name="fr2" draw:name="Bild40" text:anchor-type="paragraph" svg:y="0.224cm" svg:width="4.81cm" svg:height="3.23cm"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9"><text:span text:style-name="T44">T</text:span>he normal directions are reversed from what <text:span text:style-name="T44">is specified.</text:span></text:p>
      <text:h text:style-name="Heading_20_4" text:outline-level="4"><text:bookmark-start text:name="__RefHeading___Toc2629_4141173830"/>Align<text:bookmark-end text:name="__RefHeading___Toc2629_4141173830"/></text:h>
      <text:p text:style-name="Text_20_body"><text:span text:style-name="T44">A</text:span>ll normals will point in the same direction.</text:p>
      <text:h text:style-name="Heading_20_4" text:outline-level="4"><text:bookmark-start text:name="__RefHeading___Toc2631_4141173830"/>Target<text:bookmark-end text:name="__RefHeading___Toc2631_4141173830"/></text:h>
      <text:p text:style-name="P110">The target position.</text:p>
      <text:h text:style-name="Heading_20_4" text:outline-level="4"><text:bookmark-start text:name="__RefHeading___Toc2633_4141173830"/>Spherize<text:bookmark-end text:name="__RefHeading___Toc2633_4141173830"/></text:h>
      <text:p text:style-name="Text_20_body"><text:span text:style-name="T45">E</text:span>ach normal will be <text:span text:style-name="T45">interpolated</text:span> between its original value and the direction to the target.</text:p>
      <text:p text:style-name="Horizontal_20_Line"/>
      <text:h text:style-name="Heading_20_2" text:outline-level="2"><text:bookmark-start text:name="__RefHeading___Toc2635_4141173830"/><text:soft-page-break/>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11">Take the average of vertices normals.</text:p>
      <text:h text:style-name="Heading_20_3" text:outline-level="3"><text:bookmark-start text:name="__RefHeading___Toc2643_4141173830"/>Face Area<text:bookmark-end text:name="__RefHeading___Toc2643_4141173830"/></text:h>
      <text:p text:style-name="P111">Set all vertices normals by face area.</text:p>
      <text:h text:style-name="Heading_20_3" text:outline-level="3"><text:bookmark-start text:name="__RefHeading___Toc2645_4141173830"/>Corner Angle<text:bookmark-end text:name="__RefHeading___Toc2645_4141173830"/></text:h>
      <text:p text:style-name="P111">Set all vertices by corner angle.</text:p>
      <text:h text:style-name="Heading_20_4" text:outline-level="4"><draw:frame draw:style-name="fr2" draw:name="Bild42" text:anchor-type="paragraph" svg:y="0.187cm" svg:width="4.84cm" svg:height="1.85cm"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12">Type</text:p>
      <text:p text:style-name="P112">Choose the average type again.</text:p>
      <text:h text:style-name="Heading_20_5" text:outline-level="5"><text:bookmark-start text:name="__RefHeading___Toc2649_4141173830"/>Weigh<text:bookmark-end text:name="__RefHeading___Toc2649_4141173830"/></text:h>
      <text:p text:style-name="P112">Just for custom normals method. Weight applied by face.</text:p>
      <text:h text:style-name="Heading_20_5" text:outline-level="5"><text:bookmark-start text:name="__RefHeading___Toc2651_4141173830"/>Threshold<text:bookmark-end text:name="__RefHeading___Toc2651_4141173830"/></text:h>
      <text:p text:style-name="P112">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8">Copies the normals of a single selected vertice. </text:p>
      <text:h text:style-name="Heading_20_2" text:outline-level="2"><text:bookmark-start text:name="__RefHeading___Toc2994_3012658524"/>Paste Vectors<text:bookmark-end text:name="__RefHeading___Toc2994_3012658524"/></text:h>
      <text:p text:style-name="P114"><draw:frame draw:style-name="fr1" draw:name="Bild43" text:anchor-type="paragraph" svg:x="13.958cm" svg:y="0.931cm" svg:width="4.761cm" svg:height="1.05cm"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4">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text:soft-page-break/>Smoothen Vectors<text:bookmark-end text:name="__RefHeading___Toc3000_3012658524"/></text:h>
      <text:p text:style-name="P115">Smooth custom normals towards the adjacent vertex normals.</text:p>
      <text:h text:style-name="Heading_20_3" text:outline-level="3"><draw:frame draw:style-name="fr1" draw:name="Bild44" text:anchor-type="paragraph" svg:x="13.654cm" svg:y="-0.116cm" svg:width="4.761cm" svg:height="1.05cm" draw:z-index="69"><draw:image xlink:href="Pictures/100000010000011A0000003F652EFB8A1EE4EFD9.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5">Adjust how strong the smoothen should be.</text:p>
      <text:h text:style-name="Heading_20_2" text:outline-level="2"><text:bookmark-start text:name="__RefHeading___Toc3006_3012658524"/>Reset Vectors<text:bookmark-end text:name="__RefHeading___Toc3006_3012658524"/></text:h>
      <text:p text:style-name="P115">Resets the normal of the selected element(s).</text:p>
      <text:h text:style-name="Heading_20_2" text:outline-level="2"><text:bookmark-start text:name="__RefHeading___Toc3008_3012658524"/>Select by Face Strength<text:bookmark-end text:name="__RefHeading___Toc3008_3012658524"/></text:h>
      <text:p text:style-name="P115">Face strength gets used by the Weighted Normals modifier. See Face Influence checkbox.</text:p>
      <text:p text:style-name="P117">Select faces with either weak or medium or strong face strength.</text:p>
      <text:h text:style-name="Heading_20_2" text:outline-level="2"><text:bookmark-start text:name="__RefHeading___Toc3010_3012658524"/>Set Face Strength<text:bookmark-end text:name="__RefHeading___Toc3010_3012658524"/></text:h>
      <text:p text:style-name="P116">Face strength gets used by the Weighted Normals modifier. See Face Influence checkbox.</text:p>
      <text:p text:style-name="P117">Set selected faces to either a weak, a medium or a strong face strength.</text:p>
      <text:p text:style-name="P118"/>
      <table:table table:name="Tabelle6" table:style-name="Tabelle6">
        <table:table-column table:style-name="Tabelle6.A"/>
        <table:table-row table:style-name="TableLine2404044020608">
          <table:table-cell table:style-name="Tabelle6.A1" office:value-type="string">
            <text:h text:style-name="P196" text:outline-level="1"><text:bookmark-start text:name="__RefHeading___Toc3012_3012658524"/>S<text:span text:style-name="T46">hading</text:span><text:bookmark-end text:name="__RefHeading___Toc3012_3012658524"/></text:h>
          </table:table-cell>
        </table:table-row>
      </table:table>
      <text:p text:style-name="P30"><draw:frame draw:style-name="fr2" draw:name="Bild45" text:anchor-type="paragraph" svg:y="0.413cm" svg:width="5.74cm" svg:height="2.491cm" draw:z-index="70"><draw:image xlink:href="Pictures/100000010000015300000093D9174D0CB592D368.png" xlink:type="simple" xlink:show="embed" xlink:actuate="onLoad" draw:mime-type="image/png"/></draw:frame></text:p>
      <text:p text:style-name="P31">Sets the shading of the <text:span text:style-name="T46">selected elements to either smooth or flat.</text:span></text:p>
      <text:p text:style-name="P31"/>
      <text:p text:style-name="P33">Shading is under the hood a normals operation.</text:p>
      <text:p text:style-name="P32"/>
      <text:p text:style-name="P32"/>
      <text:p text:style-name="P32"/>
      <text:p text:style-name="P32"/>
      <table:table table:name="Tabelle7" table:style-name="Tabelle7">
        <table:table-column table:style-name="Tabelle7.A"/>
        <table:table-row table:style-name="TableLine2404044021424">
          <table:table-cell table:style-name="Tabelle7.A1" office:value-type="string">
            <text:h text:style-name="P197" text:outline-level="1"><text:bookmark-start text:name="__RefHeading___Toc3014_3012658524"/>Weights<text:bookmark-end text:name="__RefHeading___Toc3014_3012658524"/></text:h>
          </table:table-cell>
        </table:table-row>
      </table:table>
      <text:p text:style-name="P34"><text:bookmark-start text:name="__RefHeading___Toc3016_3012658524"/><text:bookmark-end text:name="__RefHeading___Toc3016_3012658524"/></text:p>
      <text:p text:style-name="P35"><draw:frame draw:style-name="fr2" draw:name="Bild241" text:anchor-type="paragraph" svg:y="0.243cm" svg:width="6.84cm" svg:height="5.489cm" draw:z-index="71"><draw:image xlink:href="Pictures/1000000100000194000001447C6898651F985457.png" xlink:type="simple" xlink:show="embed" xlink:actuate="onLoad" draw:mime-type="image/png"/></draw:frame>The Weight<text:span text:style-name="T50">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9">In Edit Mode the weight mapping doesn't show. Here you work with the Vertex Groups.</text:p>
      <text:p text:style-name="P129">In Weight paint mode the weight painting shows with colors. Here you usually paint the weighting.</text:p>
      <text:p text:style-name="P129"><text:soft-page-break/><text:span text:style-name="T51">This menu </text:span>items <text:span text:style-name="T51">also exists in Weight Paint mode.</text:span></text:p>
      <text:p text:style-name="P123"><draw:frame draw:style-name="fr8" draw:name="Bild240" text:anchor-type="paragraph" svg:x="0.46cm" svg:y="0.039cm" svg:width="9.94cm" svg:height="5.821cm" draw:z-index="72"><draw:image xlink:href="Pictures/100000010000024B00000158C738CF5FC63419CF.png" xlink:type="simple" xlink:show="embed" xlink:actuate="onLoad" draw:mime-type="image/png"/></draw:frame></text:p>
      <text:p text:style-name="P124"/>
      <text:h text:style-name="P238" text:outline-level="5"><text:bookmark-start text:name="__RefHeading___Toc8034_533592075"/>Normalize All<text:bookmark-end text:name="__RefHeading___Toc8034_533592075"/></text:h>
      <text:p text:style-name="P119"><draw:frame draw:style-name="fr3" draw:name="Bild242" text:anchor-type="paragraph" svg:y="1.625cm" svg:width="4.77cm" svg:height="1.469cm" draw:z-index="73"><draw:image xlink:href="Pictures/100000010000011A0000005779F2C6601D2AF10E.png" xlink:type="simple" xlink:show="embed" xlink:actuate="onLoad" draw:mime-type="image/png"/></draw:frame><text:span text:style-name="T50">While weight painting it can happen that a vertice gets several weightings assigned. </text:span>Normalize all normalizes the weight of all Vertex groups so that the values for the single vertices in the sum is 1.</text:p>
      <text:h text:style-name="P250" text:outline-level="6"><text:bookmark-start text:name="__RefHeading___Toc8036_533592075"/>Last Operator<text:span text:style-name="T48"> Normalize all</text:span><text:bookmark-end text:name="__RefHeading___Toc8036_533592075"/></text:h>
      <text:h text:style-name="P252" text:outline-level="7"><text:bookmark-start text:name="__RefHeading___Toc8038_533592075"/>Subset<text:bookmark-end text:name="__RefHeading___Toc8038_533592075"/></text:h>
      <text:p text:style-name="P119">Subset is a drop-down menu choose the Subset method.</text:p>
      <text:h text:style-name="P252" text:outline-level="7"><draw:frame draw:style-name="fr7" draw:name="Bild244" text:anchor-type="paragraph" svg:x="15.371cm" svg:y="-0.314cm" svg:width="3.33cm" svg:height="1.82cm"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9">Keep the values of the active group while normalizing others.</text:p>
      <text:p text:style-name="P124"/>
      <text:h text:style-name="P238" text:outline-level="5"><text:bookmark-start text:name="__RefHeading___Toc8042_533592075"/>Normalize<text:bookmark-end text:name="__RefHeading___Toc8042_533592075"/></text:h>
      <text:p text:style-name="P11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3"><text:span text:style-name="T47">The </text:span>Last Operator<text:span text:style-name="T48"> Normalize panel has no adjustable settings.</text:span></text:p>
      <text:p text:style-name="P124"/>
      <text:h text:style-name="P238" text:outline-level="5"><text:bookmark-start text:name="__RefHeading___Toc8044_533592075"/>Mirror<text:bookmark-end text:name="__RefHeading___Toc8044_533592075"/></text:h>
      <text:p text:style-name="P119">Mirror Vertex Group mirrors Vertex Groups and flips weights and/or names. It only edits selected Vertices. It flips when both sides are selected. Otherwise it copies from Unselected.</text:p>
      <text:h text:style-name="P250" text:outline-level="6"><draw:frame draw:style-name="fr3" draw:name="Bild151" text:anchor-type="paragraph" svg:y="-0.026cm" svg:width="4.791cm" svg:height="2.18cm" draw:z-index="75"><draw:image xlink:href="Pictures/100000010000011B000000816B467E5F561F190C.png" xlink:type="simple" xlink:show="embed" xlink:actuate="onLoad" draw:mime-type="image/png"/></draw:frame><text:bookmark-start text:name="__RefHeading___Toc8046_533592075"/>Last Operator<text:span text:style-name="T48"> Mirror Vertex Group</text:span><text:bookmark-end text:name="__RefHeading___Toc8046_533592075"/></text:h>
      <text:h text:style-name="P252" text:outline-level="7"><text:bookmark-start text:name="__RefHeading___Toc8048_533592075"/>Mirror Weights<text:bookmark-end text:name="__RefHeading___Toc8048_533592075"/></text:h>
      <text:p text:style-name="P119">With Mirror Weights ticked it mirrors the weights.</text:p>
      <text:h text:style-name="P252" text:outline-level="7"><text:bookmark-start text:name="__RefHeading___Toc8050_533592075"/>Flip Group Names<text:bookmark-end text:name="__RefHeading___Toc8050_533592075"/></text:h>
      <text:p text:style-name="P119">With Flip Group Names ticked it flips the Group names<text:span text:style-name="T52">.</text:span></text:p>
      <text:h text:style-name="P252" text:outline-level="7"><text:bookmark-start text:name="__RefHeading___Toc8052_533592075"/><text:soft-page-break/>All Groups<text:bookmark-end text:name="__RefHeading___Toc8052_533592075"/></text:h>
      <text:p text:style-name="P119">Mirrors all Vertex Groups</text:p>
      <text:h text:style-name="P252" text:outline-level="7"><text:bookmark-start text:name="__RefHeading___Toc8054_533592075"/>Topology Mirror<text:bookmark-end text:name="__RefHeading___Toc8054_533592075"/></text:h>
      <text:p text:style-name="P119">Uses topology based mirroring. This requires matching mirrored topology.</text:p>
      <text:p text:style-name="P124"/>
      <text:h text:style-name="P239" text:outline-level="5"><text:bookmark-start text:name="__RefHeading___Toc8460_2087327740"/>Invert<text:bookmark-end text:name="__RefHeading___Toc8460_2087327740"/></text:h>
      <text:p text:style-name="P122">Invert inverts the weight painting for the selected vertex group<text:span text:style-name="T49">.</text:span></text:p>
      <text:h text:style-name="P250" text:outline-level="6"><draw:frame draw:style-name="fr3" draw:name="Bild245" text:anchor-type="paragraph" svg:y="-0.069cm" svg:width="4.81cm" svg:height="1.829cm" draw:z-index="76"><draw:image xlink:href="Pictures/100000010000011C0000006CE6F7CFF34A782C72.png" xlink:type="simple" xlink:show="embed" xlink:actuate="onLoad" draw:mime-type="image/png"/></draw:frame><text:bookmark-start text:name="__RefHeading___Toc8036_5335920751"/>Last Operator<text:span text:style-name="T48"> Invert Vertex Group</text:span><text:bookmark-end text:name="__RefHeading___Toc8036_5335920751"/></text:h>
      <text:h text:style-name="P252" text:outline-level="7"><text:bookmark-start text:name="__RefHeading___Toc8038_5335920751"/>Subset<text:bookmark-end text:name="__RefHeading___Toc8038_5335920751"/></text:h>
      <text:p text:style-name="P119">Subset is a drop-down menu choose the Subset method.</text:p>
      <text:h text:style-name="P253" text:outline-level="7"><draw:frame draw:style-name="fr7" draw:name="Bild246" text:anchor-type="paragraph" svg:x="15.926cm" svg:y="0.527cm" svg:width="2.84cm" svg:height="2.2cm"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2">Add Vertices from Groups that have zero Weighting before inverting.</text:p>
      <text:h text:style-name="P254" text:outline-level="7"><text:bookmark-start text:name="__RefHeading___Toc8462_2087327740"/>Remove Weights<text:bookmark-end text:name="__RefHeading___Toc8462_2087327740"/></text:h>
      <text:p text:style-name="P122">Remove Vertices from Groups that have zero weight after inverting.</text:p>
      <text:p text:style-name="P124"/>
      <text:h text:style-name="P240" text:outline-level="5"><text:bookmark-start text:name="__RefHeading___Toc8464_2087327740"/>Clean<text:bookmark-end text:name="__RefHeading___Toc8464_2087327740"/></text:h>
      <text:p text:style-name="P121">Removes Vertex group assignments that are not required from the active vertex group.</text:p>
      <text:h text:style-name="P250" text:outline-level="6"><draw:frame draw:style-name="fr3" draw:name="Bild247" text:anchor-type="paragraph" svg:y="0.093cm" svg:width="4.791cm" svg:height="1.85cm" draw:z-index="82"><draw:image xlink:href="Pictures/100000010000011B0000006D2CD0675A6DA4F374.png" xlink:type="simple" xlink:show="embed" xlink:actuate="onLoad" draw:mime-type="image/png"/></draw:frame><text:bookmark-start text:name="__RefHeading___Toc52756_1737773070"/>Last Operator<text:span text:style-name="T48"> Clean Vertex Group</text:span><text:bookmark-end text:name="__RefHeading___Toc52756_1737773070"/></text:h>
      <text:h text:style-name="P252" text:outline-level="7"><text:bookmark-start text:name="__RefHeading___Toc15498_2567070647"/>Subset<text:bookmark-end text:name="__RefHeading___Toc15498_2567070647"/></text:h>
      <text:p text:style-name="P119">Subset is a drop-down menu choose the Subset method.</text:p>
      <text:h text:style-name="P255" text:outline-level="7"><text:bookmark-start text:name="__RefHeading___Toc15500_2567070647"/>Limit<text:bookmark-end text:name="__RefHeading___Toc15500_2567070647"/></text:h>
      <text:p text:style-name="P121"><draw:frame draw:style-name="fr7" draw:name="Bild248" text:anchor-type="paragraph" svg:x="15.861cm" svg:y="0.104cm" svg:width="2.84cm" svg:height="2.2cm" draw:z-index="78"><draw:image xlink:href="Pictures/10000001000000A10000007DF337CF2B6BE5315A.png" xlink:type="simple" xlink:show="embed" xlink:actuate="onLoad" draw:mime-type="image/png"/></draw:frame>Remove weights that are below or equal to the limit value.</text:p>
      <text:h text:style-name="P254" text:outline-level="7"><text:bookmark-start text:name="__RefHeading___Toc15502_2567070647"/>Keep Single<text:bookmark-end text:name="__RefHeading___Toc15502_2567070647"/></text:h>
      <text:p text:style-name="P121">Keep Vertices assigned to at least one vertex group when cleaning.</text:p>
      <text:p text:style-name="P126"/>
      <text:h text:style-name="P241" text:outline-level="5"><draw:frame draw:style-name="fr3" draw:name="Bild249" text:anchor-type="paragraph" svg:y="0.228cm" svg:width="4.84cm" svg:height="1.469cm"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5">Quantize quantizes the weight paint values. It starts with 4 steps. With a step of 1 you have a single vertex color, no matter how you have painted it before.</text:p>
      <text:h text:style-name="P250" text:outline-level="6"><draw:frame draw:style-name="fr3" draw:name="Bild250" text:anchor-type="paragraph" svg:y="0.513cm" svg:width="2.84cm" svg:height="2.2cm" draw:z-index="79"><draw:image xlink:href="Pictures/10000001000000A10000007DF337CF2B6BE5315A.png" xlink:type="simple" xlink:show="embed" xlink:actuate="onLoad" draw:mime-type="image/png"/></draw:frame><text:bookmark-start text:name="__RefHeading___Toc8036_533592075111"/>Last Operator<text:span text:style-name="T48"> Quantize</text:span><text:bookmark-end text:name="__RefHeading___Toc8036_533592075111"/></text:h>
      <text:h text:style-name="P252" text:outline-level="7"><text:bookmark-start text:name="__RefHeading___Toc8038_533592075111"/>Subset<text:bookmark-end text:name="__RefHeading___Toc8038_533592075111"/></text:h>
      <text:p text:style-name="P119">Subset is a drop-down menu choose the Subset method.</text:p>
      <text:h text:style-name="P256" text:outline-level="7"><text:bookmark-start text:name="__RefHeading___Toc8040_533592075111"/>Steps<text:bookmark-end text:name="__RefHeading___Toc8040_533592075111"/></text:h>
      <text:p text:style-name="P125">Here you adjust in how many steps the weight paint colors should be divided.</text:p>
      <text:p text:style-name="P124"/>
      <text:h text:style-name="P241" text:outline-level="5"><text:bookmark-start text:name="__RefHeading___Toc8470_2087327740"/><text:soft-page-break/>Levels<text:bookmark-end text:name="__RefHeading___Toc8470_2087327740"/></text:h>
      <text:p text:style-name="P125"><draw:frame draw:style-name="fr3" draw:name="Bild251" text:anchor-type="paragraph" svg:y="0.233cm" svg:width="4.74cm" svg:height="1.78cm" draw:z-index="83"><draw:image xlink:href="Pictures/10000001000001180000006909DA524C8F3AF3DD.png" xlink:type="simple" xlink:show="embed" xlink:actuate="onLoad" draw:mime-type="image/png"/></draw:frame>Adds some offset <text:s/>to the Weight paint, and multiplys it with some gain.</text:p>
      <text:h text:style-name="P250" text:outline-level="6"><text:bookmark-start text:name="__RefHeading___Toc8036_5335920751111"/>Last Operator<text:span text:style-name="T48"> Vertex Group Levels</text:span><text:bookmark-end text:name="__RefHeading___Toc8036_5335920751111"/></text:h>
      <text:h text:style-name="P252" text:outline-level="7"><text:bookmark-start text:name="__RefHeading___Toc15504_2567070647"/>Subset<text:bookmark-end text:name="__RefHeading___Toc15504_2567070647"/></text:h>
      <text:p text:style-name="P119">Subset is a drop-down menu choose the Subset method.</text:p>
      <text:h text:style-name="P256" text:outline-level="7"><draw:frame draw:style-name="fr3" draw:name="Bild152" text:anchor-type="paragraph" svg:y="0.513cm" svg:width="2.84cm" svg:height="2.2cm"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5">Here you adjust the offset.</text:p>
      <text:h text:style-name="P256" text:outline-level="7"><text:bookmark-start text:name="__RefHeading___Toc15508_2567070647"/>Gain<text:bookmark-end text:name="__RefHeading___Toc15508_2567070647"/></text:h>
      <text:p text:style-name="P125">Here you adjust the gain.</text:p>
      <text:p text:style-name="P124"/>
      <text:h text:style-name="P241" text:outline-level="5"><draw:frame draw:style-name="fr3" draw:name="Bild252" text:anchor-type="paragraph" svg:y="-0.028cm" svg:width="4.791cm" svg:height="2.18cm"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5">Smooths the weight for selected vertices.</text:p>
      <text:h text:style-name="P250" text:outline-level="6"><text:bookmark-start text:name="__RefHeading___Toc8036_5335920751112"/>Last Operator<text:span text:style-name="T48"> Smooth Vertex Weights</text:span><text:bookmark-end text:name="__RefHeading___Toc8036_5335920751112"/></text:h>
      <text:h text:style-name="P252" text:outline-level="7"><draw:frame draw:style-name="fr7" draw:name="Bild253" text:anchor-type="paragraph" svg:x="15.794cm" svg:y="0.302cm" svg:width="2.84cm" svg:height="2.2cm"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9">Subset is a drop-down menu choose the Subset method.</text:p>
      <text:h text:style-name="P256" text:outline-level="7"><text:bookmark-start text:name="__RefHeading___Toc52758_1737773070"/>Factor<text:bookmark-end text:name="__RefHeading___Toc52758_1737773070"/></text:h>
      <text:p text:style-name="P125">Here you adjust the factor.</text:p>
      <text:h text:style-name="P256" text:outline-level="7"><text:bookmark-start text:name="__RefHeading___Toc8476_2087327740"/>Iterations<text:bookmark-end text:name="__RefHeading___Toc8476_2087327740"/></text:h>
      <text:p text:style-name="P125">Here you adjust how many iterations you use.</text:p>
      <text:h text:style-name="P256" text:outline-level="7"><text:bookmark-start text:name="__RefHeading___Toc8478_2087327740"/>Expand/Contract<text:bookmark-end text:name="__RefHeading___Toc8478_2087327740"/></text:h>
      <text:p text:style-name="P125">Expand or contract the weights.</text:p>
      <text:p text:style-name="Horizontal_20_Line"/>
      <text:h text:style-name="P241" text:outline-level="5"><text:bookmark-start text:name="__RefHeading___Toc8482_2087327740"/>Limit Total<text:bookmark-end text:name="__RefHeading___Toc8482_2087327740"/></text:h>
      <text:p text:style-name="P125">Limit number of Weights per vertex. The lowest weights gets removed. </text:p>
      <text:p text:style-name="P125"><draw:frame draw:style-name="fr3" draw:name="Bild255" text:anchor-type="paragraph" svg:y="0.092cm" svg:width="4.74cm" svg:height="1.439cm"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50" text:outline-level="6"><text:bookmark-start text:name="__RefHeading___Toc8036_5335920751113"/>Last Operator<text:span text:style-name="T48"> Limit Number of Weights per </text:span><text:span text:style-name="T28">V</text:span><text:span text:style-name="T29">ertex</text:span><text:bookmark-end text:name="__RefHeading___Toc8036_5335920751113"/></text:h>
      <text:h text:style-name="P252" text:outline-level="7"><text:bookmark-start text:name="__RefHeading___Toc8038_5335920751113"/>Subset<text:bookmark-end text:name="__RefHeading___Toc8038_5335920751113"/></text:h>
      <text:p text:style-name="P119"><draw:frame draw:style-name="fr3" draw:name="Bild256" text:anchor-type="paragraph" svg:y="0.196cm" svg:width="2.84cm" svg:height="1.82cm" draw:z-index="87"><draw:image xlink:href="Pictures/10000001000000A100000067239C7993010C969F.png" xlink:type="simple" xlink:show="embed" xlink:actuate="onLoad" draw:mime-type="image/png"/></draw:frame>Subset is a drop-down menu choose the Subset method.</text:p>
      <text:h text:style-name="P256" text:outline-level="7"><text:bookmark-start text:name="__RefHeading___Toc8040_5335920751113"/>Limit<text:bookmark-end text:name="__RefHeading___Toc8040_5335920751113"/></text:h>
      <text:p text:style-name="P125">Here you adjust how many weights are allowed.</text:p>
      <text:p text:style-name="P126"/>
      <text:h text:style-name="P242" text:outline-level="5"><text:bookmark-start text:name="__RefHeading___Toc8484_2087327740"/>Fix Deforms<text:bookmark-end text:name="__RefHeading___Toc8484_2087327740"/></text:h>
      <text:p text:style-name="P127">Modify the position of selected vertices by changing only their respective group weights.</text:p>
      <text:p text:style-name="P127"><text:soft-page-break/>This tool may operate slow at too many vertices.</text:p>
      <text:h text:style-name="P250" text:outline-level="6"><draw:frame draw:style-name="fr3" draw:name="Bild257" text:anchor-type="paragraph" svg:y="0.15cm" svg:width="4.77cm" svg:height="1.81cm" draw:z-index="88"><draw:image xlink:href="Pictures/100000010000011A0000006BC698675034EC7723.png" xlink:type="simple" xlink:show="embed" xlink:actuate="onLoad" draw:mime-type="image/png"/></draw:frame><text:bookmark-start text:name="__RefHeading___Toc8036_53359207511131"/>Last Operator<text:span text:style-name="T48"> Fix Deforms</text:span><text:bookmark-end text:name="__RefHeading___Toc8036_53359207511131"/></text:h>
      <text:h text:style-name="P257" text:outline-level="7"><text:bookmark-start text:name="__RefHeading___Toc8038_53359207511131"/>Distance<text:bookmark-end text:name="__RefHeading___Toc8038_53359207511131"/></text:h>
      <text:p text:style-name="P127">Adjust the distance.</text:p>
      <text:h text:style-name="P257" text:outline-level="7"><text:bookmark-start text:name="__RefHeading___Toc8040_53359207511131"/>Strength<text:bookmark-end text:name="__RefHeading___Toc8040_53359207511131"/></text:h>
      <text:p text:style-name="P127">Adjust the strength.</text:p>
      <text:h text:style-name="P254" text:outline-level="7"><text:bookmark-start text:name="__RefHeading___Toc8486_2087327740"/>Change Sensitivity<text:bookmark-end text:name="__RefHeading___Toc8486_2087327740"/></text:h>
      <text:p text:style-name="P127">Adjust the sensitivity.</text:p>
      <text:p text:style-name="P120"/>
      <table:table table:name="Tabelle8" table:style-name="Tabelle8">
        <table:table-column table:style-name="Tabelle8.A"/>
        <table:table-row table:style-name="TableLine2404044026864">
          <table:table-cell table:style-name="Tabelle8.A1" office:value-type="string">
            <text:h text:style-name="P198" text:outline-level="1"><text:bookmark-start text:name="__RefHeading___Toc47167_3012658524"/>S<text:span text:style-name="T53">ort Elements</text:span><text:bookmark-end text:name="__RefHeading___Toc47167_3012658524"/></text:h>
          </table:table-cell>
        </table:table-row>
      </table:table>
      <text:p text:style-name="P36"><draw:frame draw:style-name="fr6" draw:name="Bild46" text:anchor-type="paragraph" svg:x="9.276cm" svg:y="0.482cm" svg:width="6.04cm" svg:height="4.001cm" draw:z-index="90"><draw:image xlink:href="Pictures/1000000100000165000000ECB88776117229404B.png" xlink:type="simple" xlink:show="embed" xlink:actuate="onLoad" draw:mime-type="image/png"/></draw:frame></text:p>
      <text:p text:style-name="P130"><draw:frame draw:style-name="fr1" draw:name="Bild179" text:anchor-type="paragraph" svg:x="15.729cm" svg:y="0.016cm" svg:width="2.859cm" svg:height="2.54cm"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33">The indices can be turned on in the Overlays menu in the Developer section.</text:p>
      <text:p text:style-name="P130"/>
      <text:h text:style-name="P218" text:outline-level="3"><text:bookmark-start text:name="__RefHeading___Toc47169_3012658524"/>View Z Axis<text:bookmark-end text:name="__RefHeading___Toc47169_3012658524"/></text:h>
      <text:p text:style-name="P38">Sort<text:span text:style-name="T54">s</text:span> along the active view’s Z axis, from farthest to nearest<text:span text:style-name="T54">. You can </text:span>use <text:span text:style-name="Emphasis"><text:span text:style-name="T55">Reverse</text:span></text:span><text:span text:style-name="T55"> </text:span>if you want it the other way<text:span text:style-name="T54">.</text:span> </text:p>
      <text:h text:style-name="P218" text:outline-level="3"><text:bookmark-start text:name="__RefHeading___Toc6670_4159048040"/>View Y Axis<text:bookmark-end text:name="__RefHeading___Toc6670_4159048040"/></text:h>
      <text:p text:style-name="P38">Sort<text:span text:style-name="T54">s</text:span> along the active view’s <text:span text:style-name="T54">Y</text:span> axis, from farthest to nearest<text:span text:style-name="T54">. You can </text:span>use <text:span text:style-name="Emphasis"><text:span text:style-name="T55">Reverse</text:span></text:span> if you want it the other way<text:span text:style-name="T54">.</text:span> </text:p>
      <text:h text:style-name="P218" text:outline-level="3"><text:bookmark-start text:name="__RefHeading___Toc6672_4159048040"/>Cursor Distance<text:bookmark-end text:name="__RefHeading___Toc6672_4159048040"/></text:h>
      <text:p text:style-name="P38">Sort<text:span text:style-name="T54">s</text:span> from nearest to farthest away from the 3D cursor position<text:span text:style-name="T54">.</text:span></text:p>
      <text:h text:style-name="P218" text:outline-level="3"><text:bookmark-start text:name="__RefHeading___Toc6674_4159048040"/>Material<text:bookmark-end text:name="__RefHeading___Toc6674_4159048040"/></text:h>
      <text:p text:style-name="P38"><text:span text:style-name="T54">Faces only! </text:span>Sort<text:span text:style-name="T54">s</text:span> faces<text:span text:style-name="T54"> by </text:span>the<text:span text:style-name="T54">ir</text:span> lowest material index <text:span text:style-name="T54">up to</text:span> highest<text:span text:style-name="T54"> material index</text:span>. Order of faces inside each of those material groups remains unchanged.</text:p>
      <text:p text:style-name="P38"/>
      <text:p text:style-name="P38">Note that the <text:span text:style-name="Emphasis"><text:span text:style-name="T55">Reverse</text:span></text:span> option only reverses the order of the materials<text:span text:style-name="Emphasis"><text:span text:style-name="T54">. </text:span></text:span><text:span text:style-name="Emphasis"><text:span text:style-name="T56">And</text:span></text:span> the order of the faces inside them.</text:p>
      <text:h text:style-name="P218" text:outline-level="3"><text:bookmark-start text:name="__RefHeading___Toc6676_4159048040"/>Selected<text:bookmark-end text:name="__RefHeading___Toc6676_4159048040"/></text:h>
      <text:p text:style-name="P131">Moves all selected elements to the beginning without affecting their relative orders. Attention, this option will also affect unselected element indices!</text:p>
      <text:h text:style-name="P218" text:outline-level="3"><text:bookmark-start text:name="__RefHeading___Toc6678_4159048040"/>Randomize<text:bookmark-end text:name="__RefHeading___Toc6678_4159048040"/></text:h>
      <text:p text:style-name="P131">Randomizes the indices of selected elements. This option does not affect the unselected elements.</text:p>
      <text:h text:style-name="P218" text:outline-level="3"><text:bookmark-start text:name="__RefHeading___Toc6680_4159048040"/>Reverse<text:bookmark-end text:name="__RefHeading___Toc6680_4159048040"/></text:h>
      <text:p text:style-name="P131">Reverses the order of the selected elements.</text:p>
      <text:h text:style-name="P218" text:outline-level="3"><draw:frame draw:style-name="fr4" draw:name="Bild184" text:anchor-type="paragraph" svg:width="4.74cm" svg:height="2.461cm" draw:z-index="92"><draw:image xlink:href="Pictures/100000010000011800000091C5F489AD2A601DE3.png" xlink:type="simple" xlink:show="embed" xlink:actuate="onLoad" draw:mime-type="image/png"/></draw:frame><text:bookmark-start text:name="__RefHeading___Toc6682_4159048040"/><text:soft-page-break/>Last Operator Sort Mesh Elements<text:bookmark-end text:name="__RefHeading___Toc6682_4159048040"/></text:h>
      <text:p text:style-name="P132">Sort Elements always brings up the same last operator. But with a small difference for Randomize and Reverse. Reverse has no checkbox. And Randomize has a Seed checkbox.</text:p>
      <text:h text:style-name="P37" text:outline-level="4"><draw:frame draw:style-name="fr1" draw:name="Bild183" text:anchor-type="paragraph" svg:x="13.961cm" svg:y="0.66cm" svg:width="4.74cm" svg:height="2.08cm"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31">This is a drop-down box choose the sort method again.</text:p>
      <text:h text:style-name="P37" text:outline-level="4"><text:bookmark-start text:name="__RefHeading___Toc6686_4159048040"/>Vertices, Edges or Faces<text:bookmark-end text:name="__RefHeading___Toc6686_4159048040"/></text:h>
      <text:p text:style-name="P131"><draw:frame draw:style-name="fr4" draw:name="Bild185" text:anchor-type="paragraph" svg:width="4.74cm" svg:height="2.461cm" draw:z-index="93"><draw:image xlink:href="Pictures/10000001000001180000009135BEAEC0F790334E.png" xlink:type="simple" xlink:show="embed" xlink:actuate="onLoad" draw:mime-type="image/png"/></draw:frame>Adjust if the sort will affect the vertices, edges or faces.</text:p>
      <text:h text:style-name="P37" text:outline-level="4"><text:bookmark-start text:name="__RefHeading___Toc6688_4159048040"/>Reverse Checkbox<text:bookmark-end text:name="__RefHeading___Toc6688_4159048040"/></text:h>
      <text:p text:style-name="P131">Reverses the sorting.</text:p>
      <text:h text:style-name="P37" text:outline-level="4"><text:bookmark-start text:name="__RefHeading___Toc6690_4159048040"/>Seed Edit box (Randomize only)<text:bookmark-end text:name="__RefHeading___Toc6690_4159048040"/></text:h>
      <text:p text:style-name="P131">The seed option allows you to get another randomization – the same seed over the same mesh/set of selected elements will always give the same result! </text:p>
      <text:p text:style-name="P131"/>
      <table:table table:name="Tabelle9" table:style-name="Tabelle9">
        <table:table-column table:style-name="Tabelle9.A"/>
        <table:table-row table:style-name="TableLine2404044043728">
          <table:table-cell table:style-name="Tabelle9.A1" office:value-type="string">
            <text:h text:style-name="P199" text:outline-level="1"><text:bookmark-start text:name="__RefHeading___Toc47171_3012658524"/>S<text:span text:style-name="T57">ubdivide</text:span><text:bookmark-end text:name="__RefHeading___Toc47171_3012658524"/></text:h>
          </table:table-cell>
        </table:table-row>
      </table:table>
      <text:p text:style-name="P36"><draw:frame draw:style-name="fr5" draw:name="Bild47" text:anchor-type="paragraph" svg:x="9.463cm" svg:width="2.859cm" svg:height="2.17cm" draw:z-index="94"><draw:image xlink:href="Pictures/10000001000000A90000008015A36CEA17FCE3AD.png" xlink:type="simple" xlink:show="embed" xlink:actuate="onLoad" draw:mime-type="image/png"/></draw:frame><draw:frame draw:style-name="fr4" draw:name="Bild48" text:anchor-type="paragraph" svg:width="5.791cm" svg:height="4.71cm"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8">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8"/>
      <text:p text:style-name="P8"/>
      <text:h text:style-name="P219" text:outline-level="3"><draw:frame draw:style-name="fr2" draw:name="Bild49" text:anchor-type="paragraph" svg:y="0.099cm" svg:width="4.791cm" svg:height="1.439cm" draw:z-index="96"><draw:image xlink:href="Pictures/100000010000011B00000055E29A32BD88814D30.png" xlink:type="simple" xlink:show="embed" xlink:actuate="onLoad" draw:mime-type="image/png"/></draw:frame><text:bookmark-start text:name="__RefHeading___Toc3680_1914948845"/>Last Operator Subdivision Set<text:bookmark-end text:name="__RefHeading___Toc3680_1914948845"/></text:h>
      <text:h text:style-name="P179" text:outline-level="4"><text:bookmark-start text:name="__RefHeading___Toc3682_1914948845"/>Level<text:bookmark-end text:name="__RefHeading___Toc3682_1914948845"/></text:h>
      <text:p text:style-name="P8">Set the level of subdivisions</text:p>
      <text:h text:style-name="P179" text:outline-level="4"><text:bookmark-start text:name="__RefHeading___Toc3684_1914948845"/>Relative<text:bookmark-end text:name="__RefHeading___Toc3684_1914948845"/></text:h>
      <text:p text:style-name="P8">Applies the sub surf level as an offset to the already existing sub surf level.</text:p>
      <text:p text:style-name="P9"/>
      <table:table table:name="Tabelle10" table:style-name="Tabelle10">
        <table:table-column table:style-name="Tabelle10.A"/>
        <table:table-row table:style-name="TableLine2404044040192">
          <table:table-cell table:style-name="Tabelle10.A1" office:value-type="string">
            <text:h text:style-name="P200" text:outline-level="1"><text:bookmark-start text:name="__RefHeading___Toc35319_1737773070"/>S<text:span text:style-name="T58">how / Hide</text:span><text:bookmark-end text:name="__RefHeading___Toc35319_1737773070"/></text:h>
          </table:table-cell>
        </table:table-row>
      </table:table>
      <text:p text:style-name="P40"/>
      <text:p text:style-name="P39"><draw:frame draw:style-name="fr2" draw:name="Bild401" text:anchor-type="paragraph" svg:y="0.072cm" svg:width="3.03cm" svg:height="1.199cm"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41"/>
      <text:h text:style-name="Heading_20_2" text:outline-level="2"><text:bookmark-start text:name="__RefHeading___Toc3629_1914948845211"/>Show Hidden<text:bookmark-end text:name="__RefHeading___Toc3629_1914948845211"/></text:h>
      <text:p text:style-name="P10">Makes all hidden elements in the scene visible again.</text:p>
      <text:p text:style-name="P41"/>
      <text:h text:style-name="Heading_20_2" text:outline-level="2"><text:bookmark-start text:name="__RefHeading___Toc3631_1914948845211"/>Hide Selected<text:bookmark-end text:name="__RefHeading___Toc3631_1914948845211"/></text:h>
      <text:p text:style-name="P10">Hides the selected elements.</text:p>
      <text:p text:style-name="P41"/>
      <text:h text:style-name="Heading_20_2" text:outline-level="2"><text:bookmark-start text:name="__RefHeading___Toc3633_1914948845211"/>Hide Unselected<text:bookmark-end text:name="__RefHeading___Toc3633_1914948845211"/></text:h>
      <text:p text:style-name="P10">Hides the not selected elements. The selected elements stays visible.</text:p>
      <text:p text:style-name="P41"/>
      <text:h text:style-name="P220" text:outline-level="3"><draw:frame draw:style-name="fr4" draw:name="Bild402" text:anchor-type="paragraph" svg:width="4.77cm" svg:height="1.071cm"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Define if the selected or the unselected elements gets hidden<text:span text:style-name="T68"> or revealed</text:span>.</text:p>
      <table:table table:name="Tabelle12" table:style-name="Tabelle12">
        <table:table-column table:style-name="Tabelle12.A"/>
        <table:table-row table:style-name="TableLine2404044039920">
          <table:table-cell table:style-name="Tabelle12.A1" office:value-type="string">
            <text:h text:style-name="P201" text:outline-level="1"><text:bookmark-start text:name="__RefHeading___Toc35329_1737773070"/>C<text:span text:style-name="T59">leanup</text:span><text:bookmark-end text:name="__RefHeading___Toc35329_1737773070"/></text:h>
          </table:table-cell>
        </table:table-row>
      </table:table>
      <text:p text:style-name="P42"/>
      <text:p text:style-name="P43"><draw:frame draw:style-name="fr2" draw:name="Bild50" text:anchor-type="paragraph" svg:y="-0.286cm" svg:width="2.91cm" svg:height="3.521cm" draw:z-index="99"><draw:image xlink:href="Pictures/10000001000000AC000000D00955FC134305DA10.png" xlink:type="simple" xlink:show="embed" xlink:actuate="onLoad" draw:mime-type="image/png"/></draw:frame>In the Cleanup menu you will find tools to clean up the current geometry.</text:p>
      <text:p text:style-name="P43"/>
      <text:p text:style-name="P43"/>
      <text:p text:style-name="P43"/>
      <text:p text:style-name="P43"/>
      <text:p text:style-name="P43"/>
      <text:p text:style-name="P43"/>
      <text:h text:style-name="Heading_20_2" text:outline-level="2"><draw:frame draw:style-name="fr2" draw:name="Bild905" text:anchor-type="paragraph" svg:y="0.683cm" svg:width="5.941cm" svg:height="2.979cm"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5">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001000001220000006F11182C342CF38C56.png" xlink:type="simple" xlink:show="embed" xlink:actuate="onLoad" draw:mime-type="image/png"/></draw:frame><text:bookmark-start text:name="__RefHeading___Toc6867_707165478"/>Vertices<text:bookmark-end text:name="__RefHeading___Toc6867_707165478"/></text:h>
      <text:p text:style-name="P135">Delete Vertices<text:span text:style-name="T60">.</text:span></text:p>
      <text:h text:style-name="Heading_20_4" text:outline-level="4"><text:bookmark-start text:name="__RefHeading___Toc6869_707165478"/>Edges<text:bookmark-end text:name="__RefHeading___Toc6869_707165478"/></text:h>
      <text:p text:style-name="P135">Delete Edges<text:span text:style-name="T60">.</text:span></text:p>
      <text:h text:style-name="Heading_20_4" text:outline-level="4"><text:bookmark-start text:name="__RefHeading___Toc6871_707165478"/><text:soft-page-break/>Faces<text:bookmark-end text:name="__RefHeading___Toc6871_707165478"/></text:h>
      <text:p text:style-name="P135">Delete Faces.</text:p>
      <text:p text:style-name="Horizontal_20_Line"/>
      <text:h text:style-name="Heading_20_2" text:outline-level="2"><draw:frame draw:style-name="fr2" draw:name="Bild899" text:anchor-type="paragraph" svg:y="0.173cm" svg:width="7.01cm" svg:height="6.08cm"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7">Decimate Geometry decimates the currently selected geometry. It starts with a Ratio of 1. Which means no decimation. The lower the ratio the more decimation you will get. The Decimate Modifier works with Tris!</text:p>
      <text:p text:style-name="P137"/>
      <text:p text:style-name="P137"/>
      <text:p text:style-name="P13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6">Adjust the strength of decimation<text:span text:style-name="T62">.</text:span></text:p>
      <text:h text:style-name="Heading_20_4" text:outline-level="4"><text:bookmark-start text:name="__RefHeading___Toc6879_707165478"/>Vertex Group<text:bookmark-end text:name="__RefHeading___Toc6879_707165478"/></text:h>
      <text:p text:style-name="P136">Use active Vertex Group as an influence. You need to have a Vertex Group.</text:p>
      <text:h text:style-name="Heading_20_4" text:outline-level="4"><text:bookmark-start text:name="__RefHeading___Toc6881_707165478"/>Weight<text:bookmark-end text:name="__RefHeading___Toc6881_707165478"/></text:h>
      <text:p text:style-name="P136"><text:span text:style-name="T61">Adjust the </text:span>Vertex Group Strength<text:span text:style-name="T61">.</text:span></text:p>
      <text:h text:style-name="Heading_20_4" text:outline-level="4"><text:bookmark-start text:name="__RefHeading___Toc6883_707165478"/>Invert<text:bookmark-end text:name="__RefHeading___Toc6883_707165478"/></text:h>
      <text:p text:style-name="P136">Invert Vertex Group Influence<text:span text:style-name="T62">.</text:span></text:p>
      <text:h text:style-name="Heading_20_4" text:outline-level="4"><text:bookmark-start text:name="__RefHeading___Toc6885_707165478"/>Symmetry<text:bookmark-end text:name="__RefHeading___Toc6885_707165478"/></text:h>
      <text:p text:style-name="P136">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8">Removes zero size Faces and Edges.</text:p>
      <text:p text:style-name="P158"/>
      <text:p text:style-name="P158"/>
      <text:p text:style-name="P158"/>
      <text:p text:style-name="P150"/>
      <text:h text:style-name="Heading_20_2" text:outline-level="2"><draw:frame draw:style-name="fr2" draw:name="Bild891" text:anchor-type="paragraph" svg:y="0.201cm" svg:width="6.26cm" svg:height="5.77cm" draw:z-index="104"><draw:image xlink:href="Pictures/10000001000001630000014763AC0782FB781BBE.png" xlink:type="simple" xlink:show="embed" xlink:actuate="onLoad" draw:mime-type="image/png"/></draw:frame><text:bookmark-start text:name="__RefHeading___Toc43398_991526212"/><text:soft-page-break/>Make Planar Faces<text:bookmark-end text:name="__RefHeading___Toc43398_991526212"/></text:h>
      <text:p text:style-name="P138">Make Planar Faces tries to make the selected faces planar. Quads or N-Gons for example can have vertices that are not planar. </text:p>
      <text:p text:style-name="P138"/>
      <text:p text:style-name="P138"/>
      <text:p text:style-name="P138"/>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8">Here you adjust how strong the influence should be.</text:p>
      <text:h text:style-name="Heading_20_4" text:outline-level="4"><text:bookmark-start text:name="__RefHeading___Toc6895_707165478"/>Iterations<text:bookmark-end text:name="__RefHeading___Toc6895_707165478"/></text:h>
      <text:p text:style-name="P138">Here you adjust how often it should repeat in the try to find a solution.</text:p>
      <text:p text:style-name="P143"/>
      <text:h text:style-name="Heading_20_2" text:outline-level="2"><draw:frame draw:style-name="fr2" draw:name="Bild893" text:anchor-type="paragraph" svg:y="0.152cm" svg:width="6.05cm" svg:height="2.409cm" draw:z-index="106"><draw:image xlink:href="Pictures/100000010000015700000089C0245DE84CDB6CE4.png" xlink:type="simple" xlink:show="embed" xlink:actuate="onLoad" draw:mime-type="image/png"/></draw:frame><text:bookmark-start text:name="__RefHeading___Toc35335_1737773070"/>Split Non<text:span text:style-name="T61">-</text:span>Planar Faces<text:bookmark-end text:name="__RefHeading___Toc35335_1737773070"/></text:h>
      <text:p text:style-name="P138">Split Non Planar Faces splits <text:span text:style-name="T63">up </text:span>non planar Quads and N-Gons <text:span text:style-name="T6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8">Limit the action to a maximum angle.</text:p>
      <text:p text:style-name="P143"/>
      <text:h text:style-name="Heading_20_2" text:outline-level="2"><draw:frame draw:style-name="fr4" draw:name="Bild895" text:anchor-type="paragraph" svg:width="2.72cm" svg:height="2.82cm"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9">Splits concave faces to make the geometry more stable. This tool is thought for N-Gons.</text:p>
      <text:p text:style-name="P139"/>
      <text:p text:style-name="P139"/>
      <text:p text:style-name="Horizontal_20_Line"/>
      <text:h text:style-name="P206" text:outline-level="2"><text:bookmark-start text:name="__RefHeading___Toc35339_1737773070"/>Merge by Distance<text:bookmark-end text:name="__RefHeading___Toc35339_1737773070"/></text:h>
      <text:p text:style-name="P141">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0010000011A000000555EDEBC1A143244B2.png" xlink:type="simple" xlink:show="embed" xlink:actuate="onLoad" draw:mime-type="image/png"/></draw:frame><text:bookmark-start text:name="__RefHeading___Toc52762_1737773070"/><text:soft-page-break/>Last Operator <text:span text:style-name="T3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40">Adjust the distance in which the vertices gets merged.</text:p>
      <text:h text:style-name="Heading_20_4" text:outline-level="4"><text:bookmark-start text:name="__RefHeading___Toc52766_1737773070"/>Unselected<text:bookmark-end text:name="__RefHeading___Toc52766_1737773070"/></text:h>
      <text:p text:style-name="P140">Merge selected vertices also with other unselected vertices.</text:p>
      <text:p text:style-name="P143"/>
      <text:h text:style-name="Heading_20_2" text:outline-level="2"><draw:frame draw:style-name="fr1" draw:name="Bild896" text:anchor-type="paragraph" svg:x="15cm" svg:y="0.423cm" svg:width="3.701cm" svg:height="3.461cm"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9">Fill holes closes holes in the mesh geometry.</text:p>
      <text:p text:style-name="P139">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9">Define what face size will be filled.</text:p>
      <text:p text:style-name="P142"/>
      <table:table table:name="Tabelle13" table:style-name="Tabelle13">
        <table:table-column table:style-name="Tabelle13.A"/>
        <table:table-row table:style-name="TableLine2404044042096">
          <table:table-cell table:style-name="Tabelle13.A1" office:value-type="string">
            <text:h text:style-name="P202" text:outline-level="1"><text:bookmark-start text:name="__RefHeading___Toc52642_1737773070"/>Delete<text:bookmark-end text:name="__RefHeading___Toc52642_1737773070"/></text:h>
          </table:table-cell>
        </table:table-row>
      </table:table>
      <text:p text:style-name="P44"/>
      <text:p text:style-name="P47"><draw:frame draw:style-name="fr2" draw:name="Bild52" text:anchor-type="paragraph" svg:y="0.187cm" svg:width="2.859cm" svg:height="2.439cm"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P47"/>
      <text:p text:style-name="P47">There are sometimes some situations where you need more control over what you want to delete. The tools for this can be found in the Delete menu.</text:p>
      <text:p text:style-name="P47"/>
      <text:h text:style-name="P221" text:outline-level="3"><draw:frame draw:style-name="fr4" draw:name="Bild297" text:anchor-type="paragraph" svg:width="4.62cm" svg:height="2.281cm"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4">Deletes the selected vertices, and all with it connected edges and faces.</text:p>
      <text:p text:style-name="P144"/>
      <text:h text:style-name="P221" text:outline-level="3"><text:bookmark-start text:name="__RefHeading___Toc9939_2976605512"/>Edges<text:bookmark-end text:name="__RefHeading___Toc9939_2976605512"/></text:h>
      <text:p text:style-name="P144"><draw:frame draw:style-name="fr1" draw:name="Bild298" text:anchor-type="paragraph" svg:x="14.201cm" svg:y="-0.178cm" svg:width="4.5cm" svg:height="2.29cm" draw:z-index="114"><draw:image xlink:href="Pictures/10000001000000FF000000820579D6196947D6E6.png" xlink:type="simple" xlink:show="embed" xlink:actuate="onLoad" draw:mime-type="image/png"/></draw:frame>Deletes the selected edges and the connected faces.</text:p>
      <text:p text:style-name="P144"/>
      <text:h text:style-name="P221" text:outline-level="3"><text:bookmark-start text:name="__RefHeading___Toc9941_2976605512"/>Faces<text:bookmark-end text:name="__RefHeading___Toc9941_2976605512"/></text:h>
      <text:p text:style-name="P144"><draw:frame draw:style-name="fr2" draw:name="Bild299" text:anchor-type="paragraph" svg:y="-0.097cm" svg:width="4.48cm" svg:height="2.26cm" draw:z-index="115"><draw:image xlink:href="Pictures/10000001000000FE00000080C17BECE27FD65AB9.png" xlink:type="simple" xlink:show="embed" xlink:actuate="onLoad" draw:mime-type="image/png"/></draw:frame>This one works similar to the smart delete. It deletes the selected faces.</text:p>
      <text:h text:style-name="P221" text:outline-level="3"><text:bookmark-start text:name="__RefHeading___Toc9943_2976605512"/>Only Edges and Faces<text:bookmark-end text:name="__RefHeading___Toc9943_2976605512"/></text:h>
      <text:p text:style-name="P144">This mode is of interest when you have more than one selection mode activated. <text:soft-page-break/>It deletes then just the selected edges and faces. And not single vertices.</text:p>
      <text:h text:style-name="P221" text:outline-level="3"><text:bookmark-start text:name="__RefHeading___Toc9945_2976605512"/>Only Faces<text:bookmark-end text:name="__RefHeading___Toc9945_2976605512"/></text:h>
      <text:p text:style-name="P144">This mode is of interest when you have more than one selection mode activated. Just selected faces gets deleted. Not single edges or vertices<text:span text:style-name="T64">.</text:span></text:p>
      <text:p text:style-name="Horizontal_20_Line"/>
      <text:p text:style-name="Text_20_body"/>
      <text:h text:style-name="P221" text:outline-level="3"><draw:frame draw:style-name="fr4" draw:name="Bild302" text:anchor-type="paragraph" svg:width="5.549cm" svg:height="2.889cm"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4">This method works similar to the smart delete tool. It deletes the edge loop. But it selects the faces of the edge ring. And the Last operator offers you the option to split off face corners.</text:p>
      <text:h text:style-name="P46" text:outline-level="4"><text:bookmark-start text:name="__RefHeading___Toc9953_2976605512"/>Last Operator Delete Edge Loop<text:bookmark-end text:name="__RefHeading___Toc9953_2976605512"/></text:h>
      <text:h text:style-name="P243" text:outline-level="5"><draw:frame draw:style-name="fr2" draw:name="Bild303" text:anchor-type="paragraph" svg:y="0.018cm" svg:width="4.77cm" svg:height="1.03cm"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4">Split off face corners to maintain surrounding geometry.</text:p>
      <text:p text:style-name="P144"/>
      <table:table table:name="Tabelle14" table:style-name="Tabelle14">
        <table:table-column table:style-name="Tabelle14.A"/>
        <table:table-row table:style-name="TableLine2404044045360">
          <table:table-cell table:style-name="Tabelle14.A1" office:value-type="string">
            <text:h text:style-name="P202" text:outline-level="1"><text:bookmark-start text:name="__RefHeading___Toc52644_1737773070"/>Dissolve<text:bookmark-end text:name="__RefHeading___Toc52644_1737773070"/></text:h>
          </table:table-cell>
        </table:table-row>
      </table:table>
      <text:p text:style-name="P44"><draw:frame draw:style-name="fr2" draw:name="Bild231" text:anchor-type="paragraph" svg:y="0.556cm" svg:width="6.819cm" svg:height="2.54cm" draw:z-index="118"><draw:image xlink:href="Pictures/100000010000019300000096DBA09A82407087E1.png" xlink:type="simple" xlink:show="embed" xlink:actuate="onLoad" draw:mime-type="image/png"/></draw:frame></text:p>
      <text:p text:style-name="P146">Dissolve operations removes for examples selected vertices, edges and faces. But they are not delete operations. <text:span text:style-name="T64">They are union tools. </text:span></text:p>
      <text:p text:style-name="P146">When you for example choose Delete vertices from the mesh menu, then the involved faces can get deleted too. When you choose Dissolve vertices, then the vertices gets removed, and the faces stays intact. <text:span text:style-name="T64">The edges gets unioned.</text:span></text:p>
      <text:p text:style-name="P48">Dissolve is a union operation.</text:p>
      <text:h text:style-name="Heading_20_2" text:outline-level="2"><text:bookmark-start text:name="__RefHeading___Toc52646_1737773070"/>Dissolve Vertices<text:bookmark-end text:name="__RefHeading___Toc52646_1737773070"/></text:h>
      <text:p text:style-name="P146">Dissolve Vertices dissolves the selected Vertices.</text:p>
      <text:p text:style-name="P146">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6">Split off Face corners to maintain surrounding geometry</text:p>
      <text:h text:style-name="Heading_20_4" text:outline-level="4"><text:bookmark-start text:name="__RefHeading___Toc17501_1092365568"/>Tear Boundary<text:bookmark-end text:name="__RefHeading___Toc17501_1092365568"/></text:h>
      <text:p text:style-name="P146">Split off Face corners instead of merging faces<text:span text:style-name="T64">.</text:span></text:p>
      <text:p text:style-name="P45"><text:soft-page-break/></text:p>
      <text:h text:style-name="Heading_20_2" text:outline-level="2"><text:bookmark-start text:name="__RefHeading___Toc7988_533592075"/>Dissolve <text:span text:style-name="T48">Edges</text:span><text:bookmark-end text:name="__RefHeading___Toc7988_533592075"/></text:h>
      <text:p text:style-name="P146">Dissolve Edges dissolves the selected Edges.</text:p>
      <text:p text:style-name="P146">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8">Edges</text:span><text:bookmark-end text:name="__RefHeading___Toc7990_533592075"/></text:h>
      <text:h text:style-name="Heading_20_4" text:outline-level="4"><draw:frame draw:style-name="fr3" draw:name="Bild234" text:anchor-type="paragraph" svg:y="0.273cm" svg:width="4.81cm" svg:height="1.469cm"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6">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6">Split off Face corners to maintain surrounding geometry<text:span text:style-name="T74">.</text:span></text:p>
      <text:p text:style-name="P45"/>
      <text:h text:style-name="Heading_20_2" text:outline-level="2"><text:bookmark-start text:name="__RefHeading___Toc7996_533592075"/>Dissolve <text:span text:style-name="T48">Faces</text:span><text:bookmark-end text:name="__RefHeading___Toc7996_533592075"/></text:h>
      <text:p text:style-name="P146">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0010000011C0000003CC2692804A45BCDC8.png" xlink:type="simple" xlink:show="embed" xlink:actuate="onLoad" draw:mime-type="image/png"/></draw:frame><text:bookmark-start text:name="__RefHeading___Toc7998_533592075"/>Last Operator Dissolve <text:span text:style-name="T48">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6">When the dissolve operation leaves vertices behind, then this vertices will be dissolved too.</text:p>
      <text:p text:style-name="Horizontal_20_Line"/>
      <text:h text:style-name="P207" text:outline-level="2"><text:bookmark-start text:name="__RefHeading___Toc5403_1276337863"/>Dissolve<text:span text:style-name="T74"> Selection</text:span><text:bookmark-end text:name="__RefHeading___Toc5403_1276337863"/></text:h>
      <text:p text:style-name="P168">Dissolves the selected geometry.</text:p>
      <text:h text:style-name="P222" text:outline-level="3"><draw:frame draw:style-name="fr3" draw:name="Bild72" text:anchor-type="paragraph" svg:y="0.284cm" svg:width="4.761cm" svg:height="1.78cm" draw:z-index="144"><draw:image xlink:href="Pictures/10000001000001190000006945B15096BFB2280A.png" xlink:type="simple" xlink:show="embed" xlink:actuate="onLoad" draw:mime-type="image/png"/></draw:frame><text:bookmark-start text:name="__RefHeading___Toc8012_5335920751"/>Last Operator Dissolve<text:span text:style-name="T74"> Selection</text:span><text:bookmark-end text:name="__RefHeading___Toc8012_5335920751"/></text:h>
      <text:h text:style-name="P181" text:outline-level="4"><text:bookmark-start text:name="__RefHeading___Toc5405_1276337863"/>Dissolve Verts<text:bookmark-end text:name="__RefHeading___Toc5405_1276337863"/></text:h>
      <text:p text:style-name="P148">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48">Split off Face corners to maintain surrounding geometry<text:span text:style-name="T74">.</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4"> faces.</text:span></text:p>
      <text:p text:style-name="P147"/>
      <text:h text:style-name="Heading_20_2" text:outline-level="2"><text:bookmark-start text:name="__RefHeading___Toc52772_1737773070"/><text:soft-page-break/><text:span text:style-name="T48">Limited </text:span>Dissolve<text:bookmark-end text:name="__RefHeading___Toc52772_1737773070"/></text:h>
      <text:p text:style-name="P146">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00100000118000000BAFB65EA3F95708ADD.png" xlink:type="simple" xlink:show="embed" xlink:actuate="onLoad" draw:mime-type="image/png"/></draw:frame><text:bookmark-start text:name="__RefHeading___Toc8012_533592075"/>Last Operator <text:span text:style-name="T48">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6">The limiting angle<text:span text:style-name="T65">.</text:span></text:p>
      <text:h text:style-name="Heading_20_4" text:outline-level="4"><text:bookmark-start text:name="__RefHeading___Toc15492_2567070647"/>All Boundaries<text:bookmark-end text:name="__RefHeading___Toc15492_2567070647"/></text:h>
      <text:p text:style-name="P146">All Boundaries dissolves in-between face boundaries<text:span text:style-name="T66">.</text:span></text:p>
      <text:h text:style-name="Heading_20_4" text:outline-level="4"><text:bookmark-start text:name="__RefHeading___Toc15494_2567070647"/>Delimit<text:bookmark-end text:name="__RefHeading___Toc15494_2567070647"/></text:h>
      <text:p text:style-name="P146">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9">Edge Collapse collapses the selected edges to a vertice at the center of the selection.</text:p>
      <table:table table:name="Tabelle15" table:style-name="Tabelle15">
        <table:table-column table:style-name="Tabelle15.A"/>
        <table:table-row table:style-name="TableLine2404044058688">
          <table:table-cell table:style-name="Tabelle15.A1" office:value-type="string">
            <text:h text:style-name="P202" text:outline-level="1"><text:bookmark-start text:name="__RefHeading___Toc52648_1737773070"/>Mesh Select Mode<text:bookmark-end text:name="__RefHeading___Toc52648_1737773070"/></text:h>
          </table:table-cell>
        </table:table-row>
      </table:table>
      <text:p text:style-name="P44"/>
      <text:p text:style-name="P145"><draw:frame draw:style-name="fr2" draw:name="Bild294" text:anchor-type="paragraph" svg:y="0.175cm" svg:width="2.88cm" svg:height="1.169cm" draw:z-index="123"><draw:image xlink:href="Pictures/10000001000000AA00000045D4D041E579E1F13C.png" xlink:type="simple" xlink:show="embed" xlink:actuate="onLoad" draw:mime-type="image/png"/></draw:frame><draw:frame draw:style-name="fr1" draw:name="Bild53" text:anchor-type="paragraph" svg:x="13.698cm" svg:y="0.215cm" svg:width="1.73cm" svg:height="0.741cm"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P145">This menu<text:span text:style-name="T67">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8e5462"/>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9 Editors - 3D View<text:span text:style-name="MT3">port</text:span> - Header - Mesh - Edit mode - Mesh menu</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9M24S</meta:editing-duration>
    <meta:editing-cycles>816</meta:editing-cycles>
    <meta:generator>LibreOffice/7.2.7.2$Windows_X86_64 LibreOffice_project/8d71d29d553c0f7dcbfa38fbfda25ee34cce99a2</meta:generator>
    <dc:date>2022-10-05T13:24:33.581000000</dc:date>
    <meta:document-statistic meta:table-count="18" meta:image-count="157" meta:object-count="0" meta:page-count="49" meta:paragraph-count="1298" meta:word-count="8077" meta:character-count="48358" meta:non-whitespace-character-count="41545"/>
    <meta:template xlink:type="simple" xlink:actuate="onRequest" xlink:title="standard1cm" xlink:href="../../../AppData/Roaming/LibreOffice/4/user/template/standard1cm.ott" meta:date="2016-03-29T10:15:31.334000000"/>
  </office:meta>
</office:document-meta>
</file>